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ProximaNova" svg:font-family="ProximaNova" style:font-pitch="variable"/>
    <style:font-face style:name="ProximaNova1" svg:font-family="ProximaNova"/>
    <style:font-face style:name="STIX" svg:font-family="STIX" style:font-pitch="variable"/>
    <style:font-face style:name="STIX1" svg:font-family="STIX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5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97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90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17cm" svg:stroke-color="#231f20" draw:stroke-linejoin="miter" svg:stroke-linecap="butt" draw:fill="none" fo:padding-top="0.008cm" fo:padding-bottom="0.008cm" fo:padding-left="0.008cm" fo:padding-right="0.008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02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08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00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61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1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42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9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3.7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3.77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1.9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93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18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03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246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38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13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38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93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7.79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2.84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2.77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201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3.06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6.771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solid" draw:fill-color="#231f20"/>
    </style:style>
    <style:style style:name="gr31" style:family="graphic" style:parent-style-name="standard">
      <style:graphic-properties draw:stroke="none" draw:fill="solid" draw:fill-color="#ffffff"/>
    </style:style>
    <style:style style:name="gr32" style:family="graphic" style:parent-style-name="standard">
      <style:graphic-properties draw:stroke="solid" svg:stroke-width="0.008cm" svg:stroke-color="#ffffff" draw:stroke-linejoin="round" svg:stroke-linecap="round" draw:fill="none" fo:padding-top="0.004cm" fo:padding-bottom="0.004cm" fo:padding-left="0.004cm" fo:padding-right="0.004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9.09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solid" svg:stroke-width="0.015cm" svg:stroke-color="#231f20" draw:stroke-linejoin="miter" svg:stroke-linecap="butt" draw:fill="none" fo:padding-top="0.007cm" fo:padding-bottom="0.007cm" fo:padding-left="0.007cm" fo:padding-right="0.007cm"/>
    </style:style>
    <style:style style:name="gr35" style:family="graphic" style:parent-style-name="standard">
      <style:graphic-properties draw:stroke="solid" svg:stroke-width="0.028cm" svg:stroke-color="#231f20" draw:stroke-linejoin="miter" svg:stroke-linecap="butt" draw:fill="none" fo:padding-top="0.014cm" fo:padding-bottom="0.014cm" fo:padding-left="0.014cm" fo:padding-right="0.014cm"/>
    </style:style>
    <style:style style:name="gr36" style:family="graphic" style:parent-style-name="standard">
      <style:graphic-properties draw:stroke="solid" svg:stroke-width="0.04cm" svg:stroke-color="#231f20" draw:stroke-linejoin="miter" svg:stroke-linecap="butt" draw:fill="none" fo:padding-top="0.02cm" fo:padding-bottom="0.02cm" fo:padding-left="0.02cm" fo:padding-right="0.02cm"/>
    </style:style>
    <style:style style:name="gr37" style:family="graphic" style:parent-style-name="standard">
      <style:graphic-properties draw:stroke="solid" svg:stroke-width="0.088cm" svg:stroke-color="#231f20" draw:stroke-linejoin="miter" svg:stroke-linecap="butt" draw:fill="none" fo:padding-top="0.044cm" fo:padding-bottom="0.044cm" fo:padding-left="0.044cm" fo:padding-right="0.044cm"/>
    </style:style>
    <style:style style:name="gr38" style:family="graphic" style:parent-style-name="standard">
      <style:graphic-properties draw:stroke="solid" svg:stroke-width="0.026cm" svg:stroke-color="#231f20" draw:stroke-linejoin="miter" svg:stroke-linecap="butt" draw:fill="none" fo:padding-top="0.013cm" fo:padding-bottom="0.013cm" fo:padding-left="0.013cm" fo:padding-right="0.013cm"/>
    </style:style>
    <style:style style:name="gr39" style:family="graphic" style:parent-style-name="standard">
      <style:graphic-properties draw:stroke="solid" svg:stroke-width="0.044cm" svg:stroke-color="#ffffff" draw:stroke-linejoin="miter" svg:stroke-linecap="butt" draw:fill="none" fo:padding-top="0.022cm" fo:padding-bottom="0.022cm" fo:padding-left="0.022cm" fo:padding-right="0.022cm"/>
    </style:style>
    <style:style style:name="gr40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41" style:family="graphic" style:parent-style-name="standard">
      <style:graphic-properties draw:stroke="none" draw:fill="solid" draw:fill-color="#000000"/>
    </style:style>
    <style:style style:name="gr42" style:family="graphic" style:parent-style-name="standard">
      <style:graphic-properties draw:stroke="solid" svg:stroke-width="0.008cm" svg:stroke-color="#ffffff" draw:stroke-linejoin="miter" svg:stroke-linecap="butt" draw:fill="none" fo:padding-top="0.004cm" fo:padding-bottom="0.004cm" fo:padding-left="0.004cm" fo:padding-right="0.004cm"/>
    </style:style>
    <style:style style:name="gr43" style:family="graphic" style:parent-style-name="standard">
      <style:graphic-properties draw:stroke="solid" svg:stroke-width="0.014cm" svg:stroke-color="#ffffff" draw:stroke-linejoin="miter" svg:stroke-linecap="butt" draw:fill="none" fo:padding-top="0.007cm" fo:padding-bottom="0.007cm" fo:padding-left="0.007cm" fo:padding-right="0.007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5.87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3.283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801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fill-color="#ffffff" fo:min-height="0.481cm"/>
      <style:paragraph-properties style:writing-mode="lr-tb"/>
    </style:style>
    <style:style style:name="gr48" style:family="graphic" style:parent-style-name="standard">
      <style:graphic-properties draw:stroke="none" draw:fill="none" draw:fill-color="#ffffff" fo:min-height="0.635cm"/>
      <style:paragraph-properties style:writing-mode="lr-tb"/>
    </style:style>
    <style:style style:name="gr49" style:family="graphic" style:parent-style-name="standard">
      <style:graphic-properties draw:stroke="solid" svg:stroke-width="0.015cm" svg:stroke-color="#231f20" draw:stroke-linejoin="miter" svg:stroke-linecap="butt" draw:fill="none" draw:textarea-horizontal-align="center" draw:textarea-vertical-align="middle" fo:padding-top="0.007cm" fo:padding-bottom="0.007cm" fo:padding-left="0.007cm" fo:padding-right="0.007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93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41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17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3.633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4.493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4.565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6.094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5" style:family="paragraph">
      <loext:graphic-properties draw:fill="none"/>
      <style:paragraph-properties fo:text-align="start" style:writing-mode="lr-tb"/>
      <style:text-properties fo:font-size="10pt" style:text-underline-style="solid" style:text-underline-width="auto" style:text-underline-color="font-color" style:font-size-asian="10pt" style:font-size-complex="10pt"/>
    </style:style>
    <style:style style:name="P6" style:family="paragraph">
      <loext:graphic-properties draw:fill="none"/>
      <style:paragraph-properties style:writing-mode="lr-tb"/>
      <style:text-properties fo:font-size="10pt" style:text-underline-style="solid" style:text-underline-width="auto" style:text-underline-color="font-color" style:font-size-asian="10pt" style:font-size-complex="10pt"/>
    </style:style>
    <style:style style:name="P7" style:family="paragraph">
      <loext:graphic-properties draw:fill="solid" draw:fill-color="#231f20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231f20"/>
      <style:paragraph-properties style:writing-mode="lr-tb"/>
    </style:style>
    <style:style style:name="T1" style:family="text">
      <style:text-properties fo:color="#231f20" loext:opacity="100%" style:font-name="STIX1" fo:font-size="10pt" fo:font-style="italic" fo:font-weight="normal" style:font-size-asian="10pt" style:font-style-asian="italic" style:font-weight-asian="normal" style:font-name-complex="STIX1" style:font-size-complex="10pt" style:font-style-complex="italic" style:font-weight-complex="normal"/>
    </style:style>
    <style:style style:name="T2" style:family="text">
      <style:text-properties fo:color="#231f20" loext:opacity="100%" style:font-name="STIX1" fo:font-size="10pt" fo:font-weight="normal" style:font-size-asian="10pt" style:font-weight-asian="normal" style:font-name-complex="STIX1" style:font-size-complex="10pt" style:font-weight-complex="normal"/>
    </style:style>
    <style:style style:name="T3" style:family="text">
      <style:text-properties fo:color="#231f20" loext:opacity="100%" style:font-name="ProximaNova1" fo:font-size="11pt" fo:font-weight="normal" style:font-size-asian="11pt" style:font-weight-asian="normal" style:font-name-complex="ProximaNova1" style:font-size-complex="11pt" style:font-weight-complex="normal"/>
    </style:style>
    <style:style style:name="T4" style:family="text">
      <style:text-properties fo:color="#231f20" loext:opacity="100%" style:font-name="ProximaNova1" fo:font-size="10pt" fo:font-weight="bold" style:font-size-asian="10pt" style:font-weight-asian="bold" style:font-name-complex="ProximaNova1" style:font-size-complex="10pt" style:font-weight-complex="bold"/>
    </style:style>
    <style:style style:name="T5" style:family="text">
      <style:text-properties fo:color="#231f20" loext:opacity="100%" style:font-name="STIX1" fo:font-size="10pt" style:text-underline-style="solid" style:text-underline-width="auto" style:text-underline-color="font-color" fo:font-weight="normal" style:font-size-asian="10pt" style:font-weight-asian="normal" style:font-name-complex="STIX1" style:font-size-complex="10pt" style:font-weight-complex="normal"/>
    </style:style>
    <style:style style:name="T6" style:family="text">
      <style:text-properties fo:color="#231f20" loext:opacity="100%" style:font-name="STIX1" fo:font-size="10pt" style:text-underline-style="none" fo:font-weight="normal" style:font-size-asian="10pt" style:font-weight-asian="normal" style:font-name-complex="STIX1" style:font-size-complex="10pt" style:font-weight-complex="normal"/>
    </style:style>
    <style:style style:name="T7" style:family="text">
      <style:text-properties fo:color="#000000" loext:opacity="100%" style:font-name="Helvetica" fo:font-size="6pt" fo:font-weight="normal" style:font-size-asian="6pt" style:font-weight-asian="normal" style:font-name-complex="Helvetica" style:font-size-complex="6pt" style:font-weight-complex="normal"/>
    </style:style>
    <style:style style:name="T8" style:family="text">
      <style:text-properties fo:color="#231f20" loext:opacity="100%" style:text-position="33% 58%" style:font-name="STIX1" fo:font-size="10pt" fo:font-weight="normal" style:font-size-asian="10pt" style:font-weight-asian="normal" style:font-name-complex="STIX1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9">
        <draw:frame draw:style-name="gr1" draw:text-style-name="P2" draw:layer="layout" svg:width="0.352cm" svg:height="0.48cm" svg:x="2.933cm" svg:y="26.195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2.974cm" svg:height="0.48cm" svg:x="13.546cm" svg:y="26.195cm">
          <draw:text-box>
            <text:p text:style-name="P1"><text:span text:style-name="T1">Student Workbook </text:span></text:p>
          </draw:text-box>
        </draw:frame>
        <draw:frame draw:style-name="gr3" draw:text-style-name="P2" draw:layer="layout" svg:width="1.907cm" svg:height="0.48cm" svg:x="16.475cm" svg:y="26.195cm">
          <draw:text-box>
            <text:p text:style-name="P1"><text:span text:style-name="T2">Chapter 12 </text:span></text:p>
          </draw:text-box>
        </draw:frame>
        <draw:frame draw:style-name="gr1" draw:text-style-name="P2" draw:layer="layout" svg:width="0.352cm" svg:height="0.48cm" svg:x="18.385cm" svg:y="26.19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52cm" svg:height="0.48cm" svg:x="18.738cm" svg:y="26.195cm">
          <draw:text-box>
            <text:p text:style-name="P1"><text:span text:style-name="T2"><text:s/></text:span></text:p>
          </draw:text-box>
        </draw:frame>
        <draw:frame draw:style-name="gr4" draw:text-style-name="P2" draw:layer="layout" svg:width="0.4cm" svg:height="0.48cm" svg:x="19.091cm" svg:y="26.195cm">
          <draw:text-box>
            <text:p text:style-name="P1"><text:span text:style-name="T2">93</text:span></text:p>
          </draw:text-box>
        </draw:frame>
        <draw:line draw:style-name="gr5" draw:text-style-name="P3" draw:layer="layout" svg:x1="3.79cm" svg:y1="1.534cm" svg:x2="11.834cm" svg:y2="1.534cm">
          <text:p/>
        </draw:line>
        <draw:frame draw:style-name="gr6" draw:text-style-name="P2" draw:layer="layout" svg:width="1.026cm" svg:height="0.48cm" svg:x="2.933cm" svg:y="1.131cm">
          <draw:text-box>
            <text:p text:style-name="P1"><text:span text:style-name="T1">Name </text:span></text:p>
          </draw:text-box>
        </draw:frame>
        <draw:line draw:style-name="gr5" draw:text-style-name="P3" draw:layer="layout" svg:x1="12.832cm" svg:y1="1.534cm" svg:x2="15.689cm" svg:y2="1.534cm">
          <text:p/>
        </draw:line>
        <draw:frame draw:style-name="gr7" draw:text-style-name="P2" draw:layer="layout" svg:width="1.081cm" svg:height="0.48cm" svg:x="11.834cm" svg:y="1.131cm">
          <draw:text-box>
            <text:p text:style-name="P1"><text:span text:style-name="T1"><text:s text:c="2"/></text:span><text:span text:style-name="T1">Class </text:span></text:p>
          </draw:text-box>
        </draw:frame>
        <draw:line draw:style-name="gr5" draw:text-style-name="P3" draw:layer="layout" svg:x1="16.585cm" svg:y1="1.534cm" svg:x2="19.443cm" svg:y2="1.534cm">
          <text:p/>
        </draw:line>
        <draw:frame draw:style-name="gr8" draw:text-style-name="P2" draw:layer="layout" svg:width="1.005cm" svg:height="0.48cm" svg:x="15.69cm" svg:y="1.131cm">
          <draw:text-box>
            <text:p text:style-name="P1"><text:span text:style-name="T1"><text:s text:c="2"/></text:span><text:span text:style-name="T1">Date </text:span></text:p>
          </draw:text-box>
        </draw:frame>
        <draw:frame draw:style-name="gr9" draw:text-style-name="P4" draw:layer="layout" svg:width="2.614cm" svg:height="0.53cm" svg:x="2.933cm" svg:y="2.439cm">
          <draw:text-box>
            <text:p text:style-name="P1"><text:span text:style-name="T3">EXERCISE 12-2</text:span></text:p>
          </draw:text-box>
        </draw:frame>
        <draw:frame draw:style-name="gr10" draw:text-style-name="P2" draw:layer="layout" svg:width="0.413cm" svg:height="0.48cm" svg:x="2.933cm" svg:y="3.324cm">
          <draw:text-box>
            <text:p text:style-name="P1"><text:span text:style-name="T2">A. </text:span></text:p>
          </draw:text-box>
        </draw:frame>
        <draw:frame draw:style-name="gr11" draw:text-style-name="P2" draw:layer="layout" svg:width="1.429cm" svg:height="0.48cm" svg:x="3.568cm" svg:y="3.324cm">
          <draw:text-box>
            <text:p text:style-name="P1"><text:span text:style-name="T2">Analysis.</text:span></text:p>
          </draw:text-box>
        </draw:frame>
        <draw:frame draw:style-name="gr12" draw:text-style-name="P2" draw:layer="layout" svg:width="0.396cm" svg:height="0.48cm" svg:x="3.551cm" svg:y="3.959cm">
          <draw:text-box>
            <text:p text:style-name="P1"><text:span text:style-name="T4">1. </text:span></text:p>
          </draw:text-box>
        </draw:frame>
        <draw:frame draw:style-name="gr13" draw:text-style-name="P2" draw:layer="layout" svg:width="13.79cm" svg:height="0.48cm" svg:x="4.186cm" svg:y="3.959cm">
          <draw:text-box>
            <text:p text:style-name="P1"><text:span text:style-name="T2">Go back to Example 8-20 (p. 126), which shows NCTs in parentheses, and identify in </text:span></text:p>
          </draw:text-box>
        </draw:frame>
        <draw:frame draw:style-name="gr14" draw:text-style-name="P2" draw:layer="layout" svg:width="13.773cm" svg:height="0.48cm" svg:x="4.186cm" svg:y="4.382cm">
          <draw:text-box>
            <text:p text:style-name="P1"><text:span text:style-name="T2">the following blanks the type of each NCT found in the solo horn part. Always show </text:span></text:p>
          </draw:text-box>
        </draw:frame>
        <draw:frame draw:style-name="gr15" draw:text-style-name="P2" draw:layer="layout" svg:width="11.94cm" svg:height="0.48cm" svg:x="4.186cm" svg:y="4.805cm">
          <draw:text-box>
            <text:p text:style-name="P1"><text:span text:style-name="T2">the interval classification (4–3 and so on) when you analyze suspensions.</text:span></text:p>
          </draw:text-box>
        </draw:frame>
        <draw:frame draw:style-name="gr1" draw:text-style-name="P2" draw:layer="layout" svg:width="0.352cm" svg:height="0.48cm" svg:x="3.551cm" svg:y="5.44cm">
          <draw:text-box>
            <text:p text:style-name="P1"><text:span text:style-name="T4"><text:s/></text:span></text:p>
          </draw:text-box>
        </draw:frame>
        <draw:frame draw:style-name="gr16" draw:text-style-name="P2" draw:layer="layout" svg:width="1.933cm" svg:height="0.48cm" svg:x="4.186cm" svg:y="5.44cm">
          <draw:text-box>
            <text:p text:style-name="P1"><text:span text:style-name="T2">m. 6 <text:s/></text:span><text:span text:style-name="T5">PT (A)</text:span><text:span text:style-name="T2"> </text:span></text:p>
          </draw:text-box>
        </draw:frame>
        <draw:frame draw:style-name="gr17" draw:text-style-name="P2" draw:layer="layout" svg:width="2.182cm" svg:height="0.48cm" svg:x="7.519cm" svg:y="5.44cm">
          <draw:text-box>
            <text:p text:style-name="P1"><text:span text:style-name="T2">m. 7 <text:s/></text:span><text:span text:style-name="T5">Sus 7-6 </text:span></text:p>
          </draw:text-box>
        </draw:frame>
        <draw:frame draw:style-name="gr18" draw:text-style-name="P5" draw:layer="layout" svg:width="1.031cm" svg:height="0.48cm" svg:x="9.832cm" svg:y="5.44cm">
          <draw:text-box>
            <text:p text:style-name="P1"><text:span text:style-name="T5">PT (A) </text:span></text:p>
          </draw:text-box>
        </draw:frame>
        <draw:frame draw:style-name="gr19" draw:text-style-name="P2" draw:layer="layout" svg:width="2.246cm" svg:height="0.48cm" svg:x="11.506cm" svg:y="5.44cm">
          <draw:text-box>
            <text:p text:style-name="P1"><text:span text:style-name="T2">m. 8 <text:s/></text:span><text:span text:style-name="T5">NT (UA)</text:span><text:span text:style-name="T6"> </text:span></text:p>
          </draw:text-box>
        </draw:frame>
        <draw:frame draw:style-name="gr20" draw:text-style-name="P2" draw:layer="layout" svg:width="1.382cm" svg:height="0.48cm" svg:x="13.636cm" svg:y="5.44cm">
          <draw:text-box>
            <text:p text:style-name="P1"><text:span text:style-name="T5"><text:s/></text:span><text:span text:style-name="T2"><text:s/></text:span><text:span text:style-name="T5">PT (UA)</text:span></text:p>
          </draw:text-box>
        </draw:frame>
        <draw:frame draw:style-name="gr1" draw:text-style-name="P2" draw:layer="layout" svg:width="0.352cm" svg:height="0.48cm" svg:x="3.551cm" svg:y="6.075cm">
          <draw:text-box>
            <text:p text:style-name="P1"><text:span text:style-name="T4"><text:s/></text:span></text:p>
          </draw:text-box>
        </draw:frame>
        <draw:frame draw:style-name="gr21" draw:text-style-name="P2" draw:layer="layout" svg:width="2.132cm" svg:height="0.48cm" svg:x="4.186cm" svg:y="6.075cm">
          <draw:text-box>
            <text:p text:style-name="P1"><text:span text:style-name="T2">m. 10 <text:s/></text:span><text:span text:style-name="T5">PT (A)</text:span><text:span text:style-name="T2"> </text:span></text:p>
          </draw:text-box>
        </draw:frame>
        <draw:frame draw:style-name="gr22" draw:text-style-name="P2" draw:layer="layout" svg:width="2.381cm" svg:height="0.48cm" svg:x="7.519cm" svg:y="6.075cm">
          <draw:text-box>
            <text:p text:style-name="P1"><text:span text:style-name="T2">m. 11 <text:s/></text:span><text:span text:style-name="T5">Sus 7-6 </text:span></text:p>
          </draw:text-box>
        </draw:frame>
        <draw:frame draw:style-name="gr23" draw:text-style-name="P6" draw:layer="layout" svg:width="0.938cm" svg:height="0.48cm" svg:x="10.038cm" svg:y="6.075cm">
          <draw:text-box>
            <text:p text:style-name="P1"><text:span text:style-name="T5">PT (A)</text:span></text:p>
          </draw:text-box>
        </draw:frame>
        <draw:frame draw:style-name="gr12" draw:text-style-name="P2" draw:layer="layout" svg:width="0.396cm" svg:height="0.48cm" svg:x="3.551cm" svg:y="6.71cm">
          <draw:text-box>
            <text:p text:style-name="P1"><text:span text:style-name="T4">2. </text:span></text:p>
          </draw:text-box>
        </draw:frame>
        <draw:frame draw:style-name="gr24" draw:text-style-name="P2" draw:layer="layout" svg:width="7.791cm" svg:height="0.48cm" svg:x="4.186cm" svg:y="6.71cm">
          <draw:text-box>
            <text:p text:style-name="P1"><text:span text:style-name="T2">a. <text:s/>Analyze the chords and NCTs in this excerpt.</text:span></text:p>
          </draw:text-box>
        </draw:frame>
        <draw:frame draw:style-name="gr1" draw:text-style-name="P2" draw:layer="layout" svg:width="0.352cm" svg:height="0.48cm" svg:x="3.551cm" svg:y="7.275cm">
          <draw:text-box>
            <text:p text:style-name="P1"><text:span text:style-name="T4"><text:s/></text:span></text:p>
          </draw:text-box>
        </draw:frame>
        <draw:frame draw:style-name="gr25" draw:text-style-name="P2" draw:layer="layout" svg:width="12.842cm" svg:height="0.48cm" svg:x="4.186cm" svg:y="7.275cm">
          <draw:text-box>
            <text:p text:style-name="P1"><text:span text:style-name="T2">b. <text:s text:c="2"/>Make a reduction by (1) removing all NCTs, (2) using longer note values or </text:span></text:p>
          </draw:text-box>
        </draw:frame>
        <draw:frame draw:style-name="gr26" draw:text-style-name="P2" draw:layer="layout" svg:width="12.77cm" svg:height="0.48cm" svg:x="4.627cm" svg:y="7.698cm">
          <draw:text-box>
            <text:p text:style-name="P1"><text:span text:style-name="T2">ties for repeated notes, and (3) transposing parts by a P8 where necessary to </text:span></text:p>
          </draw:text-box>
        </draw:frame>
        <draw:frame draw:style-name="gr27" draw:text-style-name="P2" draw:layer="layout" svg:width="4.201cm" svg:height="0.48cm" svg:x="4.627cm" svg:y="8.121cm">
          <draw:text-box>
            <text:p text:style-name="P1"><text:span text:style-name="T2">make the lines smoother.</text:span></text:p>
          </draw:text-box>
        </draw:frame>
        <draw:frame draw:style-name="gr1" draw:text-style-name="P2" draw:layer="layout" svg:width="0.352cm" svg:height="0.48cm" svg:x="3.551cm" svg:y="8.686cm">
          <draw:text-box>
            <text:p text:style-name="P1"><text:span text:style-name="T4"><text:s/></text:span></text:p>
          </draw:text-box>
        </draw:frame>
        <draw:frame draw:style-name="gr28" draw:text-style-name="P2" draw:layer="layout" svg:width="13.066cm" svg:height="0.48cm" svg:x="4.186cm" svg:y="8.686cm">
          <draw:text-box>
            <text:p text:style-name="P1"><text:span text:style-name="T2">c. <text:s text:c="2"/>Study the simplified texture. Do any voice-leading problems appear to have </text:span></text:p>
          </draw:text-box>
        </draw:frame>
        <draw:frame draw:style-name="gr29" draw:text-style-name="P2" draw:layer="layout" svg:width="6.771cm" svg:height="0.48cm" svg:x="4.607cm" svg:y="9.109cm">
          <draw:text-box>
            <text:p text:style-name="P1"><text:span text:style-name="T2">been covered up by the embellishments?</text:span></text:p>
          </draw:text-box>
        </draw:frame>
        <draw:frame draw:style-name="gr1" draw:text-style-name="P2" draw:layer="layout" svg:width="0.352cm" svg:height="0.48cm" svg:x="3.551cm" svg:y="9.674cm">
          <draw:text-box>
            <text:p text:style-name="P1"><text:span text:style-name="T4"><text:s/></text:span></text:p>
          </draw:text-box>
        </draw:frame>
        <draw:path draw:style-name="gr30" draw:text-style-name="P7" draw:layer="layout" svg:width="0.86cm" svg:height="0.896cm" svg:x="3.358cm" svg:y="10.59cm" svg:viewBox="0 0 861 897" svg:d="M791 283l-436-84v-109l439 94zM650 755c-64 22-106 52-106 52 0 0 23-49 103-73s127-9 127-9c0 0-56 8-124 30zM158 673c-65 21-107 52-107 52 0 0 23-49 103-73s127-9 127-9c0 0-55 8-123 30zM297 0l-2 77h1l-18 518c0 0-393 77-244 191 93 70 214-3 293-47 42-22 26-64 27-96 0-40 0-79 1-118 1-79 0-158 0-236 0-18 0-35 0-53l435 93-9 351c0 0-395 77-244 190 55 41 133 29 196 6 67-25 131-59 128-122-3-47-1-94-2-141-3-113 1-225-1-337 0-26 0-52 0-78l3-75z">
          <text:p/>
        </draw:path>
        <draw:path draw:style-name="gr31" draw:text-style-name="P8" draw:layer="layout" svg:width="0.262cm" svg:height="0.094cm" svg:x="3.896cm" svg:y="11.31cm" svg:viewBox="0 0 263 95" svg:d="M263 3c0 0-168 19-263 92 0 0 40-115 263-92z">
          <text:p/>
        </draw:path>
        <draw:path draw:style-name="gr32" draw:text-style-name="P3" draw:layer="layout" svg:width="0.262cm" svg:height="0.094cm" svg:x="3.896cm" svg:y="11.31cm" svg:viewBox="0 0 263 95" svg:d="M263 3c0 0-168 19-263 92 0 0 40-115 263-92z">
          <text:p/>
        </draw:path>
        <draw:path draw:style-name="gr31" draw:text-style-name="P8" draw:layer="layout" svg:width="0.262cm" svg:height="0.094cm" svg:x="3.402cm" svg:y="11.225cm" svg:viewBox="0 0 263 95" svg:d="M263 3c0 0-168 20-263 92 0 0 40-115 263-92z">
          <text:p/>
        </draw:path>
        <draw:path draw:style-name="gr32" draw:text-style-name="P3" draw:layer="layout" svg:width="0.262cm" svg:height="0.094cm" svg:x="3.402cm" svg:y="11.225cm" svg:viewBox="0 0 263 95" svg:d="M263 3c0 0-168 20-263 92 0 0 40-115 263-92z">
          <text:p/>
        </draw:path>
        <draw:frame draw:style-name="gr33" draw:text-style-name="P2" draw:layer="layout" svg:width="9.099cm" svg:height="0.48cm" svg:x="4.186cm" svg:y="9.674cm">
          <draw:text-box>
            <text:p text:style-name="P1"><text:span text:style-name="T2">d. <text:s/>Discuss the reasons for the leap in the tenor in m. 3.</text:span></text:p>
          </draw:text-box>
        </draw:frame>
        <draw:frame draw:style-name="gr1" draw:text-style-name="P2" draw:layer="layout" svg:width="0.352cm" svg:height="0.48cm" svg:x="4.644cm" svg:y="11.543cm">
          <draw:text-box>
            <text:p text:style-name="P1"><text:span text:style-name="T2"><text:s/></text:span></text:p>
          </draw:text-box>
        </draw:frame>
        <draw:polygon draw:style-name="gr30" draw:text-style-name="P7" draw:layer="layout" svg:width="0.72cm" svg:height="0.131cm" svg:x="4.434cm" svg:y="15.513cm" svg:viewBox="0 0 721 132" draw:points="0,87 721,132 721,45 0,0">
          <text:p/>
        </draw:polygon>
        <draw:path draw:style-name="gr34" draw:text-style-name="P3" draw:layer="layout" svg:width="2.607cm" svg:height="3.667cm" svg:x="4.434cm" svg:y="12.202cm" svg:viewBox="0 0 2608 3668" svg:d="M0 3398v-585M420 2749v-502M0 1599v-502M222 591v-503M720 3443v-542M1275 3580v-591M1275 1511v-503M1494 503v-503M2053 2926v-503M2396 3668v-591M2608 2661v-414">
          <text:p/>
        </draw:path>
        <draw:line draw:style-name="gr35" draw:text-style-name="P3" draw:layer="layout" svg:x1="6.741cm" svg:y1="14.894cm" svg:x2="7.14cm" svg:y2="14.894cm">
          <text:p/>
        </draw:line>
        <draw:path draw:style-name="gr34" draw:text-style-name="P3" draw:layer="layout" svg:width="0.219cm" svg:height="1.598cm" svg:x="6.829cm" svg:y="12.114cm" svg:viewBox="0 0 220 1599" svg:d="M0 1599v-592M220 503v-503">
          <text:p/>
        </draw:path>
        <draw:line draw:style-name="gr36" draw:text-style-name="P3" draw:layer="layout" svg:x1="7.619cm" svg:y1="15.788cm" svg:x2="7.619cm" svg:y2="12.636cm">
          <text:p/>
        </draw:line>
        <draw:line draw:style-name="gr34" draw:text-style-name="P3" draw:layer="layout" svg:x1="8.205cm" svg:y1="14.862cm" svg:x2="8.205cm" svg:y2="14.448cm">
          <text:p/>
        </draw:line>
        <draw:line draw:style-name="gr35" draw:text-style-name="P3" draw:layer="layout" svg:x1="7.879cm" svg:y1="14.894cm" svg:x2="8.293cm" svg:y2="14.894cm">
          <text:p/>
        </draw:line>
        <draw:polygon draw:style-name="gr30" draw:text-style-name="P7" draw:layer="layout" svg:width="0.556cm" svg:height="0.13cm" svg:x="7.967cm" svg:y="15.866cm" svg:viewBox="0 0 557 131" draw:points="0,87 557,131 557,44 0,0">
          <text:p/>
        </draw:polygon>
        <draw:path draw:style-name="gr34" draw:text-style-name="P3" draw:layer="layout" svg:width="0.215cm" svg:height="3.926cm" svg:x="7.967cm" svg:y="12.026cm" svg:viewBox="0 0 216 3927" svg:d="M0 3927v-585M216 503v-503">
          <text:p/>
        </draw:path>
        <draw:polygon draw:style-name="gr30" draw:text-style-name="P7" draw:layer="layout" svg:width="0.555cm" svg:height="0.131cm" svg:x="7.969cm" svg:y="13.664cm" svg:viewBox="0 0 556 132" draw:points="0,88 556,132 556,45 0,0">
          <text:p/>
        </draw:polygon>
        <draw:path draw:style-name="gr34" draw:text-style-name="P3" draw:layer="layout" svg:width="2.111cm" svg:height="3.755cm" svg:x="7.967cm" svg:y="12.379cm" svg:viewBox="0 0 2112 3756" svg:d="M0 1373v-542M556 3618v-541M556 1417v-497M1111 3580v-591M1111 1334v-503M1333 502v-502M1890 3756v-591M2100 2749v-503M1890 1510v-502M2112 590v-590">
          <text:p/>
        </draw:path>
        <draw:line draw:style-name="gr36" draw:text-style-name="P3" draw:layer="layout" svg:x1="10.646cm" svg:y1="15.788cm" svg:x2="10.646cm" svg:y2="12.636cm">
          <text:p/>
        </draw:line>
        <draw:path draw:style-name="gr34" draw:text-style-name="P3" draw:layer="layout" svg:width="0.254cm" svg:height="2.307cm" svg:x="10.994cm" svg:y="13.562cm" svg:viewBox="0 0 255 2308" svg:d="M239 1654v-504M255 2308v-591M0 415v-415">
          <text:p/>
        </draw:path>
        <draw:line draw:style-name="gr35" draw:text-style-name="P3" draw:layer="layout" svg:x1="10.906cm" svg:y1="13.53cm" svg:x2="11.304cm" svg:y2="13.53cm">
          <text:p/>
        </draw:line>
        <draw:path draw:style-name="gr34" draw:text-style-name="P3" draw:layer="layout" svg:width="0.556cm" svg:height="3.667cm" svg:x="11.216cm" svg:y="12.467cm" svg:viewBox="0 0 557 3668" svg:d="M0 592v-592M557 3668v-503M557 1599v-415">
          <text:p/>
        </draw:path>
        <draw:line draw:style-name="gr35" draw:text-style-name="P3" draw:layer="layout" svg:x1="11.683cm" svg:y1="13.53cm" svg:x2="12.082cm" svg:y2="13.53cm">
          <text:p/>
        </draw:line>
        <draw:path draw:style-name="gr34" draw:text-style-name="P3" draw:layer="layout" svg:width="0.767cm" svg:height="2.484cm" svg:x="11.994cm" svg:y="12.29cm" svg:viewBox="0 0 768 2485" svg:d="M0 503v-503M768 2485v-415">
          <text:p/>
        </draw:path>
        <draw:line draw:style-name="gr35" draw:text-style-name="P3" draw:layer="layout" svg:x1="12.461cm" svg:y1="14.894cm" svg:x2="12.86cm" svg:y2="14.894cm">
          <text:p/>
        </draw:line>
        <draw:path draw:style-name="gr34" draw:text-style-name="P3" draw:layer="layout" svg:width="0.222cm" svg:height="1.421cm" svg:x="12.55cm" svg:y="12.379cm" svg:viewBox="0 0 223 1422" svg:d="M0 1422v-503M223 590v-590">
          <text:p/>
        </draw:path>
        <draw:line draw:style-name="gr36" draw:text-style-name="P3" draw:layer="layout" svg:x1="13.34cm" svg:y1="15.788cm" svg:x2="13.34cm" svg:y2="12.636cm">
          <text:p/>
        </draw:line>
        <draw:line draw:style-name="gr34" draw:text-style-name="P3" draw:layer="layout" svg:x1="13.906cm" svg:y1="15.127cm" svg:x2="13.906cm" svg:y2="14.624cm">
          <text:p/>
        </draw:line>
        <draw:polygon draw:style-name="gr30" draw:text-style-name="P7" draw:layer="layout" svg:width="0.556cm" svg:height="0.131cm" svg:x="13.689cm" svg:y="15.998cm" svg:viewBox="0 0 557 132" draw:points="0,88 557,132 557,44 0,0">
          <text:p/>
        </draw:polygon>
        <draw:path draw:style-name="gr34" draw:text-style-name="P3" draw:layer="layout" svg:width="1.327cm" svg:height="3.579cm" svg:x="13.687cm" svg:y="12.555cm" svg:viewBox="0 0 1328 3580" svg:d="M0 3530v-542M0 1245v-502M479 591v-591M557 3575v-499M1113 3580v-592M1328 2307v-414">
          <text:p/>
        </draw:path>
        <draw:line draw:style-name="gr35" draw:text-style-name="P3" draw:layer="layout" svg:x1="14.719cm" svg:y1="14.894cm" svg:x2="15.118cm" svg:y2="14.894cm">
          <text:p/>
        </draw:line>
        <draw:polygon draw:style-name="gr30" draw:text-style-name="P7" draw:layer="layout" svg:width="0.555cm" svg:height="0.13cm" svg:x="14.799cm" svg:y="13.841cm" svg:viewBox="0 0 556 131" draw:points="0,87 556,131 556,45 0,0">
          <text:p/>
        </draw:polygon>
        <draw:path draw:style-name="gr34" draw:text-style-name="P3" draw:layer="layout" svg:width="1.329cm" svg:height="1.564cm" svg:x="14.799cm" svg:y="13.386cm" svg:viewBox="0 0 1330 1565" svg:d="M0 541v-541M556 585v-497M1330 1565v-503M1112 502v-502">
          <text:p/>
        </draw:path>
        <draw:line draw:style-name="gr36" draw:text-style-name="P3" draw:layer="layout" svg:x1="16.7cm" svg:y1="15.788cm" svg:x2="16.7cm" svg:y2="12.636cm">
          <text:p/>
        </draw:line>
        <draw:path draw:style-name="gr34" draw:text-style-name="P3" draw:layer="layout" svg:width="0.238cm" svg:height="2.836cm" svg:x="17.048cm" svg:y="13.562cm" svg:viewBox="0 0 239 2837" svg:d="M0 2837v-502M239 1477v-503M0 415v-415">
          <text:p/>
        </draw:path>
        <draw:line draw:style-name="gr35" draw:text-style-name="P3" draw:layer="layout" svg:x1="16.959cm" svg:y1="13.53cm" svg:x2="17.374cm" svg:y2="13.53cm">
          <text:p/>
        </draw:line>
        <draw:line draw:style-name="gr34" draw:text-style-name="P3" draw:layer="layout" svg:x1="17.286cm" svg:y1="13.234cm" svg:x2="17.286cm" svg:y2="12.643cm">
          <text:p/>
        </draw:line>
        <draw:line draw:style-name="gr36" draw:text-style-name="P3" draw:layer="layout" svg:x1="18.326cm" svg:y1="15.788cm" svg:x2="18.326cm" svg:y2="12.636cm">
          <text:p/>
        </draw:line>
        <draw:line draw:style-name="gr37" draw:text-style-name="P3" draw:layer="layout" svg:x1="18.453cm" svg:y1="15.788cm" svg:x2="18.453cm" svg:y2="12.636cm">
          <text:p/>
        </draw:line>
        <draw:path draw:style-name="gr38" draw:text-style-name="P3" draw:layer="layout" svg:width="15.24cm" svg:height="3.128cm" svg:x="3.257cm" svg:y="12.648cm" svg:viewBox="0 0 15241 3129" svg:d="M0 706h15241M0 530h15241M0 353h15241M0 177h15241M0 0h15241M0 3129h15241M0 2952h15241M0 2776h15241M0 2600h15241M0 2423h15241">
          <text:p/>
        </draw:path>
        <draw:line draw:style-name="gr36" draw:text-style-name="P3" draw:layer="layout" svg:x1="3.257cm" svg:y1="15.788cm" svg:x2="3.257cm" svg:y2="12.636cm">
          <text:p/>
        </draw:line>
        <draw:path draw:style-name="gr38" draw:text-style-name="P3" draw:layer="layout" svg:width="15.24cm" svg:height="2.65cm" svg:x="3.257cm" svg:y="17.407cm" svg:viewBox="0 0 15241 2651" svg:d="M0 706h15241M0 530h15241M0 353h15241M0 177h15241M0 0h15241M0 2651h15241M0 2474h15241M0 2297h15241M0 2121h15241M0 1944h15241">
          <text:p/>
        </draw:path>
        <draw:line draw:style-name="gr36" draw:text-style-name="P3" draw:layer="layout" svg:x1="3.257cm" svg:y1="20.069cm" svg:x2="3.257cm" svg:y2="17.395cm">
          <text:p/>
        </draw:line>
        <draw:path draw:style-name="gr30" draw:text-style-name="P7" draw:layer="layout" svg:width="1.173cm" svg:height="0.337cm" svg:x="4.425cm" svg:y="15.549cm" svg:viewBox="0 0 1174 338" svg:d="M0 147c170 151 397 211 615 186l-5-47c-218 25-425-15-601-150zM1174 8c-132 190-341 300-559 325l-5-47c217-25 411-112 553-286z">
          <text:p/>
        </draw:path>
        <draw:path draw:style-name="gr30" draw:text-style-name="P7" draw:layer="layout" svg:width="1.009cm" svg:height="0.282cm" svg:x="4.589cm" svg:y="13.36cm" svg:viewBox="0 0 1010 283" svg:d="M0 96c142 140 335 200 522 184l-4-48c-187 16-360-23-508-146zM1010 8c-120 163-301 255-488 272l-4-48c187-16 352-85 481-232z">
          <text:p/>
        </draw:path>
        <draw:path draw:style-name="gr30" draw:text-style-name="P7" draw:layer="layout" svg:width="1.009cm" svg:height="0.28cm" svg:x="4.767cm" svg:y="12.363cm" svg:viewBox="0 0 1010 281" svg:d="M0 272c119-160 300-252 486-269l4 47c-186 18-351 86-478 231zM1010 184c-144-139-337-198-524-181l4 47c187-16 361 23 510 144z">
          <text:p/>
        </draw:path>
        <draw:path draw:style-name="gr30" draw:text-style-name="P7" draw:layer="layout" svg:width="1.325cm" svg:height="0.362cm" svg:x="5.007cm" svg:y="14.615cm" svg:viewBox="0 0 1326 363" svg:d="M0 178c192-149 449-202 694-168l-6 47c-246-33-483 0-679 132zM1326 354c-150-193-386-311-632-344l-6 47c246 33 469 128 627 306z">
          <text:p/>
        </draw:path>
        <draw:path draw:style-name="gr30" draw:text-style-name="P7" draw:layer="layout" svg:width="1.009cm" svg:height="0.309cm" svg:x="7.958cm" svg:y="15.87cm" svg:viewBox="0 0 1010 310" svg:d="M0 146c151 132 348 183 534 158l-6-48c-187 25-363-6-519-121zM1010 8c-111 169-288 270-476 296l-6-48c188-25 350-101 470-256z">
          <text:p/>
        </draw:path>
        <draw:path draw:style-name="gr30" draw:text-style-name="P7" draw:layer="layout" svg:width="1.009cm" svg:height="0.284cm" svg:x="7.958cm" svg:y="13.713cm" svg:viewBox="0 0 1010 285" svg:d="M0 102c144 139 337 197 524 180l-5-48c-186 18-359-20-509-142zM1010 8c-118 164-298 257-486 274l-5-48c188-17 353-86 480-234z">
          <text:p/>
        </draw:path>
        <draw:path draw:style-name="gr30" draw:text-style-name="P7" draw:layer="layout" svg:width="0.845cm" svg:height="0.419cm" svg:x="8.3cm" svg:y="12.309cm" svg:viewBox="0 0 846 420" svg:d="M0 62c160-82 343-79 500-12l-19 44c-157-66-314-82-474-20zM846 416c-57-173-188-301-346-366l-19 44c158 65 282 166 352 326z">
          <text:p/>
        </draw:path>
        <draw:path draw:style-name="gr30" draw:text-style-name="P7" draw:layer="layout" svg:width="0.512cm" svg:height="0.17cm" svg:x="11.149cm" svg:y="13.713cm" svg:viewBox="0 0 513 171" svg:d="M0 8c54 86 142 141 237 157l9-46c-95-17-170-47-234-119zM513 97c-79 64-181 85-276 68l9-46c94 16 175 14 258-33z">
          <text:p/>
        </draw:path>
        <draw:path draw:style-name="gr30" draw:text-style-name="P7" draw:layer="layout" svg:width="0.512cm" svg:height="0.227cm" svg:x="11.327cm" svg:y="12.538cm" svg:viewBox="0 0 513 228" svg:d="M0 223c41-97 123-169 219-202l15 46c-96 33-168 77-221 161zM513 45c-92-53-200-57-294-24l15 46c95-34 178-45 272-10z">
          <text:p/>
        </draw:path>
        <draw:path draw:style-name="gr30" draw:text-style-name="P7" draw:layer="layout" svg:width="1.009cm" svg:height="0.283cm" svg:x="13.678cm" svg:y="16.046cm" svg:viewBox="0 0 1010 284" svg:d="M0 102c144 138 337 198 524 179l-4-47c-187 17-360-21-510-142zM1010 9c-119 163-299 255-486 272l-4-47c186-17 351-86 479-234z">
          <text:p/>
        </draw:path>
        <draw:path draw:style-name="gr30" draw:text-style-name="P7" draw:layer="layout" svg:width="2.007cm" svg:height="0.413cm" svg:x="13.998cm" svg:y="14.253cm" svg:viewBox="0 0 2008 414" svg:d="M0 406c179-244 582-380 989-403l3 48c-408 23-798 135-981 363zM2008 281c-198-210-610-300-1019-278l3 48c409-23 806 46 1006 240z">
          <text:p/>
        </draw:path>
        <draw:path draw:style-name="gr30" draw:text-style-name="P7" draw:layer="layout" svg:width="1.96cm" svg:height="0.482cm" svg:x="13.839cm" svg:y="13.621cm" svg:viewBox="0 0 1961 483" svg:d="M0 8c136 191 536 365 948 438l9-47c-412-73-807-222-946-399zM1961 277c-179 214-601 243-1013 169l9-47c411 73 814 65 993-131z">
          <text:p/>
        </draw:path>
        <draw:path draw:style-name="gr30" draw:text-style-name="P7" draw:layer="layout" svg:width="0.468cm" svg:height="1.316cm" svg:x="3.369cm" svg:y="12.326cm" svg:viewBox="0 0 469 1317" svg:d="M407 809c-24-46-81-73-132-69l61 260c87-36 108-123 71-191zM325 318c52-114-1-197-11-238-65 41-97 83-123 156-30 82-18 141 6 226l6 22c46-46 90-99 122-166zM54 813c-3 111 86 217 226 200 13-1 25-3 35-7l-1-4-62-257c-18 5-35 15-48 31-42 49-32 123 27 164l-3 15c-68-33-126-123-81-207 22-42 52-67 86-78l-26-94c-76 69-150 131-153 237zM465 791c19 107-30 194-124 228l4 19c24 102 51 236-77 272-94 28-185-30-182-109 2-55 36-94 90-93 56 1 92 29 87 96-6 75-84 64-84 76 0 10 32 20 51 17 143-25 130-100 89-271-20 6-43 9-67 10-47 2-252-40-252-256 0-121 92-190 186-280l-4-13c-31-112-61-174-32-296 12-53 67-140 144-191 71 131 125 206 66 375-27 80-80 135-136 185l31 105c91-16 197 54 210 126z">
          <text:p/>
        </draw:path>
        <draw:path draw:style-name="gr30" draw:text-style-name="P7" draw:layer="layout" svg:width="0.527cm" svg:height="0.612cm" svg:x="3.327cm" svg:y="15.065cm" svg:viewBox="0 0 528 613" svg:d="M486 310c-24 0-43-22-42-46 2-22 20-37 42-37s39 19 39 40c1 23-17 43-39 43zM486 136c-23 0-43-21-42-44 0-23 19-40 42-40s42 18 42 41c0 24-19 43-42 43zM119 122c15-4 51-5 64 29 19 50-7 87-33 97-44 18-108-20-108-70-1-56 20-110 79-152 33-24 139-46 206 7 146 117 85 338-71 465-68 56-146 109-256 115v-22c36-6 57-13 91-27 111-52 179-148 224-254 52-125-6-318-151-280-60 16-91 89-75 106 1 2 11-9 30-14z">
          <text:p/>
        </draw:path>
        <draw:path draw:style-name="gr30" draw:text-style-name="P7" draw:layer="layout" svg:width="0.166cm" svg:height="0.445cm" svg:x="3.956cm" svg:y="12.665cm" svg:viewBox="0 0 167 446" svg:d="M33 303l-5 122 36-36c0 0 72-83 39-118-28-29-57 6-70 32zM0 0h44l-10 277c29-38 81-71 119-27 50 57-48 124-99 167-11 9-23 25-26 29h-13z">
          <text:p/>
        </draw:path>
        <draw:path draw:style-name="gr30" draw:text-style-name="P7" draw:layer="layout" svg:width="0.166cm" svg:height="0.445cm" svg:x="3.956cm" svg:y="15.26cm" svg:viewBox="0 0 167 446" svg:d="M33 302l-5 123 36-36c0 0 72-83 39-119-28-28-57 6-70 32zM0 0h44l-10 276c29-38 81-71 119-26 50 57-48 123-99 166-11 10-23 26-26 30h-13z">
          <text:p/>
        </draw:path>
        <draw:path draw:style-name="gr30" draw:text-style-name="P7" draw:layer="layout" svg:width="0.224cm" svg:height="0.181cm" svg:x="4.427cm" svg:y="14.89cm" svg:viewBox="0 0 225 182" svg:d="M209 26c32 35 14 93-40 129-53 36-122 37-154 3-31-35-13-93 40-130 54-36 123-37 154-2z">
          <text:p/>
        </draw:path>
        <draw:path draw:style-name="gr30" draw:text-style-name="P7" draw:layer="layout" svg:width="0.224cm" svg:height="0.181cm" svg:x="4.639cm" svg:y="14.89cm" svg:viewBox="0 0 225 182" svg:d="M209 26c32 35 14 93-40 129s-123 37-154 3c-31-35-13-93 40-130 53-36 123-37 154-2z">
          <text:p/>
        </draw:path>
        <draw:path draw:style-name="gr30" draw:text-style-name="P7" draw:layer="layout" svg:width="0.224cm" svg:height="0.181cm" svg:x="4.427cm" svg:y="13.174cm" svg:viewBox="0 0 225 182" svg:d="M209 25c32 35 14 93-40 130-53 35-122 37-154 3-31-36-13-94 40-130 54-36 123-37 154-3z">
          <text:p/>
        </draw:path>
        <draw:path draw:style-name="gr30" draw:text-style-name="P7" draw:layer="layout" svg:width="0.224cm" svg:height="0.181cm" svg:x="4.438cm" svg:y="12.733cm" svg:viewBox="0 0 225 182" svg:d="M209 25c32 36 14 94-40 130s-123 37-154 3c-31-35-13-93 40-129 53-37 123-38 154-4z">
          <text:p/>
        </draw:path>
        <draw:path draw:style-name="gr30" draw:text-style-name="P7" draw:layer="layout" svg:width="0.088cm" svg:height="0.088cm" svg:x="4.921cm" svg:y="14.938cm" svg:viewBox="0 0 89 89" svg:d="M45 89c-25 0-45-20-45-45 0-24 19-44 43-44 25 0 46 20 46 44 0 25-19 45-44 45z">
          <text:p/>
        </draw:path>
        <draw:path draw:style-name="gr30" draw:text-style-name="P7" draw:layer="layout" svg:width="0.224cm" svg:height="0.182cm" svg:x="5.147cm" svg:y="14.978cm" svg:viewBox="0 0 225 183" svg:d="M209 26c32 34 14 92-40 130-53 35-123 37-154 2s-13-93 40-130c54-36 123-37 154-2z">
          <text:p/>
        </draw:path>
        <draw:path draw:style-name="gr30" draw:text-style-name="P7" draw:layer="layout" svg:width="0.223cm" svg:height="0.182cm" svg:x="5.702cm" svg:y="15.067cm" svg:viewBox="0 0 224 183" svg:d="M208 26c32 35 14 93-40 130-53 35-122 37-153 2-31-34-13-92 39-129 54-37 122-38 154-3z">
          <text:p/>
        </draw:path>
        <draw:path draw:style-name="gr30" draw:text-style-name="P7" draw:layer="layout" svg:width="0.223cm" svg:height="0.182cm" svg:x="5.702cm" svg:y="13.086cm" svg:viewBox="0 0 224 183" svg:d="M208 26c32 36 14 94-40 130-53 35-122 37-153 2-31-34-13-92 39-129 54-37 122-38 154-3z">
          <text:p/>
        </draw:path>
        <draw:path draw:style-name="gr30" draw:text-style-name="P7" draw:layer="layout" svg:width="0.224cm" svg:height="0.182cm" svg:x="5.713cm" svg:y="12.645cm" svg:viewBox="0 0 225 183" svg:d="M209 26c32 35 14 94-41 130-52 35-122 37-153 2-31-34-13-93 40-129 54-37 122-38 154-3z">
          <text:p/>
        </draw:path>
        <draw:path draw:style-name="gr30" draw:text-style-name="P7" draw:layer="layout" svg:width="0.224cm" svg:height="0.182cm" svg:x="6.269cm" svg:y="15.067cm" svg:viewBox="0 0 225 183" svg:d="M209 26c32 35 13 93-40 130-53 35-123 37-154 2-31-34-13-92 40-130 54-36 123-37 154-2z">
          <text:p/>
        </draw:path>
        <draw:path draw:style-name="gr30" draw:text-style-name="P7" draw:layer="layout" svg:width="0.196cm" svg:height="0.562cm" svg:x="6.479cm" svg:y="14.626cm" svg:viewBox="0 0 197 563" svg:d="M19 0v15c0 55 0 101 28 137 40 49 101 98 130 169 27 66 24 149 8 213l-8 29-17-4 7-33c17-79 12-163-8-204-33-65-83-96-151-110l-8-2v-210z">
          <text:p/>
        </draw:path>
        <draw:path draw:style-name="gr30" draw:text-style-name="P7" draw:layer="layout" svg:width="0.223cm" svg:height="0.181cm" svg:x="6.823cm" svg:y="15.155cm" svg:viewBox="0 0 224 182" svg:d="M208 25c32 35 14 93-40 130-53 35-122 37-153 2s-13-93 39-129c54-37 122-37 154-3z">
          <text:p/>
        </draw:path>
        <draw:path draw:style-name="gr30" draw:text-style-name="P7" draw:layer="layout" svg:width="0.223cm" svg:height="0.182cm" svg:x="6.823cm" svg:y="14.802cm" svg:viewBox="0 0 224 183" svg:d="M208 25c32 35 14 93-40 130-53 36-122 37-153 3-31-36-13-94 39-130 54-36 122-37 154-3z">
          <text:p/>
        </draw:path>
        <draw:path draw:style-name="gr30" draw:text-style-name="P7" draw:layer="layout" svg:width="0.223cm" svg:height="0.182cm" svg:x="6.823cm" svg:y="12.998cm" svg:viewBox="0 0 224 183" svg:d="M208 26c32 34 14 92-40 130-53 35-122 37-153 2s-13-93 39-130c54-36 122-37 154-2z">
          <text:p/>
        </draw:path>
        <draw:path draw:style-name="gr30" draw:text-style-name="P7" draw:layer="layout" svg:width="0.224cm" svg:height="0.182cm" svg:x="6.833cm" svg:y="12.557cm" svg:viewBox="0 0 225 183" svg:d="M209 26c32 34 14 92-41 129-52 35-122 37-153 2-31-34-13-92 40-129 54-37 122-38 154-2z">
          <text:p/>
        </draw:path>
        <draw:path draw:style-name="gr30" draw:text-style-name="P7" draw:layer="layout" svg:width="0.256cm" svg:height="0.216cm" svg:x="7.958cm" svg:y="14.786cm" svg:viewBox="0 0 257 217" svg:d="M107 73c-41 22-95 57-71 94 20 31 78-3 119-28 52-30 89-63 72-91-24-38-99 13-120 25zM12 176c-68-123 180-239 235-138 64 118-176 245-235 138z">
          <text:p/>
        </draw:path>
        <draw:path draw:style-name="gr30" draw:text-style-name="P7" draw:layer="layout" svg:width="0.224cm" svg:height="0.182cm" svg:x="7.96cm" svg:y="15.243cm" svg:viewBox="0 0 225 183" svg:d="M209 25c32 36 14 94-41 130-52 36-121 37-153 3-31-35-13-93 40-130 54-36 122-37 154-3z">
          <text:p/>
        </draw:path>
        <draw:path draw:style-name="gr30" draw:text-style-name="P7" draw:layer="layout" svg:width="0.224cm" svg:height="0.182cm" svg:x="7.967cm" svg:y="12.468cm" svg:viewBox="0 0 225 183" svg:d="M209 26c32 34 14 93-40 129-53 36-122 38-154 3-31-34-12-93 40-130 54-36 123-37 154-2z">
          <text:p/>
        </draw:path>
        <draw:path draw:style-name="gr30" draw:text-style-name="P7" draw:layer="layout" svg:width="0.224cm" svg:height="0.182cm" svg:x="7.96cm" svg:y="13.086cm" svg:viewBox="0 0 225 183" svg:d="M209 26c32 36 14 94-41 130-52 35-121 37-153 2-31-34-13-92 40-129 54-37 122-38 154-3z">
          <text:p/>
        </draw:path>
        <draw:path draw:style-name="gr30" draw:text-style-name="P7" draw:layer="layout" svg:width="0.224cm" svg:height="0.182cm" svg:x="8.516cm" svg:y="15.331cm" svg:viewBox="0 0 225 183" svg:d="M209 25c32 35 14 93-40 130-53 36-123 37-154 3-31-36-13-94 40-130 54-36 123-37 154-3z">
          <text:p/>
        </draw:path>
        <draw:path draw:style-name="gr30" draw:text-style-name="P7" draw:layer="layout" svg:width="0.224cm" svg:height="0.181cm" svg:x="8.516cm" svg:y="13.174cm" svg:viewBox="0 0 225 182" svg:d="M209 25c32 35 14 93-40 130-53 35-123 37-154 3-31-36-13-94 40-130 54-36 123-37 154-3z">
          <text:p/>
        </draw:path>
        <draw:path draw:style-name="gr30" draw:text-style-name="P7" draw:layer="layout" svg:width="0.223cm" svg:height="0.182cm" svg:x="9.072cm" svg:y="15.243cm" svg:viewBox="0 0 224 183" svg:d="M208 25c32 36 14 94-40 130-53 36-122 37-153 3-31-35-13-93 39-130 54-36 122-37 154-3z">
          <text:p/>
        </draw:path>
        <draw:path draw:style-name="gr30" draw:text-style-name="P7" draw:layer="layout" svg:width="0.223cm" svg:height="0.182cm" svg:x="9.072cm" svg:y="13.086cm" svg:viewBox="0 0 224 183" svg:d="M208 26c32 36 14 94-40 130-53 35-122 37-153 2-31-34-13-92 39-129 54-37 122-38 154-3z">
          <text:p/>
        </draw:path>
        <draw:path draw:style-name="gr30" draw:text-style-name="P7" draw:layer="layout" svg:width="0.224cm" svg:height="0.182cm" svg:x="9.082cm" svg:y="12.821cm" svg:viewBox="0 0 225 183" svg:d="M209 25c32 35 14 93-41 130-52 36-122 37-153 3-31-35-13-94 40-130 54-36 123-37 154-3z">
          <text:p/>
        </draw:path>
        <draw:path draw:style-name="gr30" draw:text-style-name="P7" draw:layer="layout" svg:width="0.224cm" svg:height="0.182cm" svg:x="9.849cm" svg:y="15.419cm" svg:viewBox="0 0 225 183" svg:d="M209 26c32 35 14 93-39 129s-123 38-154 3c-32-35-13-92 39-130 55-36 123-37 154-2z">
          <text:p/>
        </draw:path>
        <draw:path draw:style-name="gr30" draw:text-style-name="P7" draw:layer="layout" svg:width="0.224cm" svg:height="0.182cm" svg:x="9.849cm" svg:y="15.067cm" svg:viewBox="0 0 225 183" svg:d="M209 26c32 35 14 93-39 130-53 35-123 37-154 2-32-34-13-92 39-129 55-37 123-38 154-3z">
          <text:p/>
        </draw:path>
        <draw:path draw:style-name="gr30" draw:text-style-name="P7" draw:layer="layout" svg:width="0.224cm" svg:height="0.182cm" svg:x="9.849cm" svg:y="13.262cm" svg:viewBox="0 0 225 183" svg:d="M209 25c32 36 14 94-39 130s-123 37-154 3c-32-35-13-93 39-130 55-36 123-37 154-3z">
          <text:p/>
        </draw:path>
        <draw:path draw:style-name="gr30" draw:text-style-name="P7" draw:layer="layout" svg:width="0.224cm" svg:height="0.182cm" svg:x="9.86cm" svg:y="12.911cm" svg:viewBox="0 0 225 183" svg:d="M209 25c32 36 14 94-40 130-53 36-123 37-154 3-31-35-13-93 40-130 55-36 123-37 154-3z">
          <text:p/>
        </draw:path>
        <draw:path draw:style-name="gr30" draw:text-style-name="P7" draw:layer="layout" svg:width="0.256cm" svg:height="0.215cm" svg:x="10.985cm" svg:y="15.139cm" svg:viewBox="0 0 257 216" svg:d="M105 74c-39 22-93 57-70 93 21 31 78-3 120-27 52-31 89-63 72-91-24-39-100 13-122 25zM12 176c-68-123 180-238 234-137 65 118-175 244-234 137z">
          <text:p/>
        </draw:path>
        <draw:path draw:style-name="gr30" draw:text-style-name="P7" draw:layer="layout" svg:width="0.224cm" svg:height="0.181cm" svg:x="11.241cm" svg:y="15.155cm" svg:viewBox="0 0 225 182" svg:d="M209 25c32 35 14 93-40 130-52 35-122 37-154 2-31-35-13-93 41-129 54-37 122-37 153-3z">
          <text:p/>
        </draw:path>
        <draw:path draw:style-name="gr30" draw:text-style-name="P7" draw:layer="layout" svg:width="0.224cm" svg:height="0.182cm" svg:x="10.987cm" svg:y="13.439cm" svg:viewBox="0 0 225 183" svg:d="M209 26c32 35 14 93-40 130-52 35-123 37-154 2-31-34-13-92 41-130 54-36 122-37 153-2z">
          <text:p/>
        </draw:path>
        <draw:path draw:style-name="gr30" draw:text-style-name="P7" draw:layer="layout" svg:width="0.224cm" svg:height="0.182cm" svg:x="10.996cm" svg:y="12.998cm" svg:viewBox="0 0 225 183" svg:d="M209 26c32 34 14 92-40 130-53 35-122 37-154 2-31-35-13-93 41-130 53-36 122-37 153-2z">
          <text:p/>
        </draw:path>
        <draw:path draw:style-name="gr30" draw:text-style-name="P7" draw:layer="layout" svg:width="0.256cm" svg:height="0.216cm" svg:x="11.763cm" svg:y="15.492cm" svg:viewBox="0 0 257 217" svg:d="M105 74c-39 21-93 58-70 93 21 31 78-2 120-26 52-31 89-65 71-92-23-38-99 13-121 25zM12 177c-68-124 180-238 234-139 65 120-175 245-234 139z">
          <text:p/>
        </draw:path>
        <draw:path draw:style-name="gr30" draw:text-style-name="P7" draw:layer="layout" svg:width="0.224cm" svg:height="0.182cm" svg:x="11.765cm" svg:y="13.527cm" svg:viewBox="0 0 225 183" svg:d="M209 26c32 35 14 93-40 130-54 35-123 37-154 2s-13-93 40-129c53-37 123-38 154-3z">
          <text:p/>
        </draw:path>
        <draw:path draw:style-name="gr30" draw:text-style-name="P7" draw:layer="layout" svg:width="0.224cm" svg:height="0.181cm" svg:x="11.776cm" svg:y="12.733cm" svg:viewBox="0 0 225 182" svg:d="M209 25c32 36 13 94-40 130-54 36-123 37-154 3-31-35-13-93 40-129 53-37 122-38 154-4z">
          <text:p/>
        </draw:path>
        <draw:path draw:style-name="gr30" draw:text-style-name="P7" draw:layer="layout" svg:width="0.224cm" svg:height="0.181cm" svg:x="12.543cm" svg:y="14.714cm" svg:viewBox="0 0 225 182" svg:d="M209 25c32 36 14 94-40 130-53 35-123 37-154 2-31-34-13-92 40-129 54-37 123-37 154-3z">
          <text:p/>
        </draw:path>
        <draw:path draw:style-name="gr30" draw:text-style-name="P7" draw:layer="layout" svg:width="0.224cm" svg:height="0.181cm" svg:x="12.543cm" svg:y="13.174cm" svg:viewBox="0 0 225 182" svg:d="M209 25c32 35 14 93-40 130-53 35-123 37-154 3-31-36-13-94 40-130 54-36 123-37 154-3z">
          <text:p/>
        </draw:path>
        <draw:path draw:style-name="gr30" draw:text-style-name="P7" draw:layer="layout" svg:width="0.224cm" svg:height="0.182cm" svg:x="12.552cm" svg:y="12.909cm" svg:viewBox="0 0 225 183" svg:d="M209 26c32 35 13 93-40 129s-123 38-154 3c-31-34-13-92 41-130 53-36 122-37 153-2z">
          <text:p/>
        </draw:path>
        <draw:path draw:style-name="gr30" draw:text-style-name="P7" draw:layer="layout" svg:width="0.224cm" svg:height="0.182cm" svg:x="13.689cm" svg:y="15.067cm" svg:viewBox="0 0 225 183" svg:d="M209 26c32 35 14 93-39 130-53 35-122 37-154 2-32-34-13-92 40-130 54-36 122-37 153-2z">
          <text:p/>
        </draw:path>
        <draw:path draw:style-name="gr30" draw:text-style-name="P7" draw:layer="layout" svg:width="0.223cm" svg:height="0.182cm" svg:x="13.681cm" svg:y="15.419cm" svg:viewBox="0 0 224 183" svg:d="M209 26c31 35 13 93-40 129s-122 38-154 3c-31-35-13-92 41-130 53-36 121-37 153-2z">
          <text:p/>
        </draw:path>
        <draw:path draw:style-name="gr30" draw:text-style-name="P7" draw:layer="layout" svg:width="0.223cm" svg:height="0.181cm" svg:x="13.681cm" svg:y="13.174cm" svg:viewBox="0 0 224 182" svg:d="M209 25c31 35 13 93-40 130-53 35-122 37-154 3-31-36-13-94 41-130 53-36 121-37 153-3z">
          <text:p/>
        </draw:path>
        <draw:path draw:style-name="gr30" draw:text-style-name="P7" draw:layer="layout" svg:width="0.257cm" svg:height="0.215cm" svg:x="13.919cm" svg:y="13.07cm" svg:viewBox="0 0 258 216" svg:d="M107 73c-40 22-95 57-70 94 21 31 78-3 118-28 52-31 89-63 72-91-23-38-99 13-120 25zM12 176c-68-124 180-238 235-138 66 119-175 244-235 138z">
          <text:p/>
        </draw:path>
        <draw:path draw:style-name="gr30" draw:text-style-name="P7" draw:layer="layout" svg:width="0.088cm" svg:height="0.088cm" svg:x="14.225cm" svg:y="13.045cm" svg:viewBox="0 0 89 89" svg:d="M45 89c-24 0-45-19-45-44s19-45 43-45c25 0 46 20 46 45s-20 44-44 44z">
          <text:p/>
        </draw:path>
        <draw:path draw:style-name="gr30" draw:text-style-name="P7" draw:layer="layout" svg:width="0.224cm" svg:height="0.182cm" svg:x="14.236cm" svg:y="15.508cm" svg:viewBox="0 0 225 183" svg:d="M209 26c32 34 14 92-40 130-53 35-122 37-154 2-31-35-13-93 40-130 54-36 123-37 154-2z">
          <text:p/>
        </draw:path>
        <draw:path draw:style-name="gr30" draw:text-style-name="P7" draw:layer="layout" svg:width="0.256cm" svg:height="0.216cm" svg:x="14.79cm" svg:y="15.404cm" svg:viewBox="0 0 257 217" svg:d="M105 74c-40 21-93 57-70 92 21 32 78-2 119-27 52-30 90-63 72-90-23-38-99 13-121 25zM12 176c-68-123 180-238 234-138 65 119-175 245-234 138z">
          <text:p/>
        </draw:path>
        <draw:path draw:style-name="gr30" draw:text-style-name="P7" draw:layer="layout" svg:width="0.224cm" svg:height="0.182cm" svg:x="14.801cm" svg:y="14.802cm" svg:viewBox="0 0 225 183" svg:d="M209 25c32 35 13 93-40 130-53 36-122 37-154 3-31-36-13-94 41-130 53-36 121-37 153-3z">
          <text:p/>
        </draw:path>
        <draw:path draw:style-name="gr30" draw:text-style-name="P7" draw:layer="layout" svg:width="0.224cm" svg:height="0.182cm" svg:x="14.792cm" svg:y="13.262cm" svg:viewBox="0 0 225 183" svg:d="M209 25c32 36 14 94-40 130-53 36-122 37-154 3-31-35-13-93 41-130 53-36 122-37 153-3z">
          <text:p/>
        </draw:path>
        <draw:path draw:style-name="gr30" draw:text-style-name="P7" draw:layer="layout" svg:width="0.223cm" svg:height="0.182cm" svg:x="15.347cm" svg:y="13.35cm" svg:viewBox="0 0 224 183" svg:d="M208 26c32 34 14 92-39 129-54 36-123 38-154 3-31-36-13-93 39-130 54-36 123-37 154-2z">
          <text:p/>
        </draw:path>
        <draw:path draw:style-name="gr30" draw:text-style-name="P7" draw:layer="layout" svg:width="0.224cm" svg:height="0.181cm" svg:x="15.912cm" svg:y="14.89cm" svg:viewBox="0 0 225 182" svg:d="M209 26c32 35 14 93-40 129-53 36-122 37-154 3-31-35-13-93 41-130 53-36 122-37 153-2z">
          <text:p/>
        </draw:path>
        <draw:path draw:style-name="gr30" draw:text-style-name="P7" draw:layer="layout" svg:width="0.224cm" svg:height="0.182cm" svg:x="15.903cm" svg:y="13.262cm" svg:viewBox="0 0 225 183" svg:d="M209 25c32 36 14 94-40 130-52 36-122 37-154 3-31-35-13-93 41-130 54-36 122-37 153-3z">
          <text:p/>
        </draw:path>
        <draw:path draw:style-name="gr30" draw:text-style-name="P7" draw:layer="layout" svg:width="0.256cm" svg:height="0.215cm" svg:x="17.039cm" svg:y="15.756cm" svg:viewBox="0 0 257 216" svg:d="M105 73c-40 22-93 57-70 93 21 31 78-3 119-27 51-30 90-63 71-91-23-39-98 13-120 25zM12 175c-70-122 179-237 234-138 65 119-175 246-234 138z">
          <text:p/>
        </draw:path>
        <draw:path draw:style-name="gr30" draw:text-style-name="P7" draw:layer="layout" svg:width="0.256cm" svg:height="0.216cm" svg:x="17.039cm" svg:y="14.963cm" svg:viewBox="0 0 257 217" svg:d="M105 74c-40 21-93 57-70 92 21 32 78-2 119-27 51-30 90-63 71-90-23-38-98 13-120 25zM12 176c-70-123 179-238 234-138 65 119-175 245-234 138z">
          <text:p/>
        </draw:path>
        <draw:path draw:style-name="gr30" draw:text-style-name="P7" draw:layer="layout" svg:width="0.256cm" svg:height="0.216cm" svg:x="17.039cm" svg:y="13.423cm" svg:viewBox="0 0 257 217" svg:d="M105 74c-40 21-93 57-70 92 21 31 78-2 119-26 51-31 90-64 71-91-23-39-98 13-120 25zM12 176c-70-123 179-238 234-138 65 119-175 245-234 138z">
          <text:p/>
        </draw:path>
        <draw:path draw:style-name="gr30" draw:text-style-name="P7" draw:layer="layout" svg:width="0.256cm" svg:height="0.216cm" svg:x="17.039cm" svg:y="13.158cm" svg:viewBox="0 0 257 217" svg:d="M105 74c-40 22-93 57-70 93 21 31 78-3 119-27 51-30 90-63 71-92-23-38-98 13-120 26zM12 176c-70-124 179-238 234-138 65 119-175 246-234 138z">
          <text:p/>
        </draw:path>
        <draw:path draw:style-name="gr30" draw:text-style-name="P7" draw:layer="layout" svg:width="0.088cm" svg:height="0.088cm" svg:x="17.381cm" svg:y="15.82cm" svg:viewBox="0 0 89 89" svg:d="M45 89c-24 0-45-20-45-45 0-24 19-44 43-44s46 20 46 44c0 25-20 45-44 45z">
          <text:p/>
        </draw:path>
        <draw:path draw:style-name="gr30" draw:text-style-name="P7" draw:layer="layout" svg:width="0.088cm" svg:height="0.088cm" svg:x="17.381cm" svg:y="14.938cm" svg:viewBox="0 0 89 89" svg:d="M45 89c-24 0-45-20-45-45 0-24 19-44 43-44s46 20 46 44c0 25-20 45-44 45z">
          <text:p/>
        </draw:path>
        <draw:path draw:style-name="gr30" draw:text-style-name="P7" draw:layer="layout" svg:width="0.088cm" svg:height="0.088cm" svg:x="17.381cm" svg:y="13.575cm" svg:viewBox="0 0 89 89" svg:d="M45 89c-24 0-45-20-45-44 0-26 19-45 43-45s46 19 46 45c0 24-20 44-44 44z">
          <text:p/>
        </draw:path>
        <draw:path draw:style-name="gr30" draw:text-style-name="P7" draw:layer="layout" svg:width="0.088cm" svg:height="0.088cm" svg:x="17.381cm" svg:y="13.222cm" svg:viewBox="0 0 89 89" svg:d="M45 89c-24 0-45-20-45-44 0-25 19-45 43-45s46 20 46 45c0 24-20 44-44 44z">
          <text:p/>
        </draw:path>
        <draw:path draw:style-name="gr30" draw:text-style-name="P7" draw:layer="layout" svg:width="0.459cm" svg:height="0.283cm" svg:x="16.937cm" svg:y="16.507cm" svg:viewBox="0 0 460 284" svg:d="M187 41c0-22 19-41 42-41s42 19 42 41c0 25-18 44-42 44s-42-19-42-44zM460 40c0 5-2 25-5 40-20 116-107 204-226 204-120 0-204-88-225-204-3-15-4-37-4-40v-30h17c0 12 5 48 19 79 35 81 104 120 193 120 90 0 163-47 194-120 12-28 18-48 19-79h18z">
          <text:p/>
        </draw:path>
        <draw:path draw:style-name="gr30" draw:text-style-name="P7" draw:layer="layout" svg:width="0.459cm" svg:height="0.284cm" svg:x="16.937cm" svg:y="12.249cm" svg:viewBox="0 0 460 285" svg:d="M229 285c-24 0-43-18-43-42 0-23 19-42 43-42s43 19 43 42c0 24-19 42-43 42zM423 197c-31-73-104-120-194-120-89 0-158 39-193 120-14 31-19 66-19 78h-17v-30c0-3 1-24 4-39 21-116 105-206 225-206 119 0 206 90 226 206 3 15 5 34 5 39v30h-18c-1-32-7-50-19-78z">
          <text:p/>
        </draw:path>
        <draw:path draw:style-name="gr30" draw:text-style-name="P7" draw:layer="layout" svg:width="0.468cm" svg:height="1.316cm" svg:x="3.369cm" svg:y="17.085cm" svg:viewBox="0 0 469 1317" svg:d="M407 808c-24-45-81-72-132-68l61 260c87-36 108-123 71-192zM325 317c52-114-1-196-11-237-65 41-97 83-123 155-30 82-18 141 6 226l6 22c46-46 90-99 122-166zM54 813c-3 110 86 217 226 200 13-1 25-3 35-7l-1-4-62-257c-18 5-35 15-48 31-42 49-32 123 27 164l-3 15c-68-33-126-123-81-207 22-42 52-67 86-78l-26-95c-76 69-150 132-153 238zM465 791c19 107-30 194-124 228l4 19c24 102 51 236-77 272-94 27-185-30-182-109 2-55 36-94 90-93 56 1 92 29 87 96-6 75-84 64-84 76 0 10 32 20 51 17 143-25 130-100 89-271-20 6-43 9-67 10-47 2-252-40-252-256 0-122 92-191 186-281l-4-13c-31-112-61-174-32-296 12-52 67-139 144-190 71 131 125 205 66 374-27 80-80 135-136 185l31 105c91-16 197 55 210 127z">
          <text:p/>
        </draw:path>
        <draw:path draw:style-name="gr30" draw:text-style-name="P7" draw:layer="layout" svg:width="0.527cm" svg:height="0.612cm" svg:x="3.327cm" svg:y="19.346cm" svg:viewBox="0 0 528 613" svg:d="M486 310c-24 0-43-22-42-46 2-22 20-37 42-37s39 19 39 40c1 23-17 43-39 43zM486 136c-23 0-43-21-42-44 0-23 19-40 42-40s42 18 42 41c0 24-19 43-42 43zM119 122c15-4 51-5 64 29 19 50-7 87-33 97-44 17-108-20-108-70-1-56 20-110 79-152 33-24 139-46 206 7 146 117 85 338-71 465-68 56-146 109-256 115v-22c36-6 57-13 91-27 111-51 179-148 224-254 52-125-6-318-151-280-60 16-91 89-75 106 1 2 11-9 30-14z">
          <text:p/>
        </draw:path>
        <draw:path draw:style-name="gr30" draw:text-style-name="P7" draw:layer="layout" svg:width="0.166cm" svg:height="0.446cm" svg:x="3.956cm" svg:y="17.42cm" svg:viewBox="0 0 167 447" svg:d="M33 303l-5 123 36-36c0 0 72-83 39-119-28-28-57 6-70 32zM0 0h44l-10 277c29-38 81-71 119-27 50 57-48 124-99 167-11 10-23 25-26 30h-13z">
          <text:p/>
        </draw:path>
        <draw:path draw:style-name="gr30" draw:text-style-name="P7" draw:layer="layout" svg:width="0.166cm" svg:height="0.445cm" svg:x="3.956cm" svg:y="19.541cm" svg:viewBox="0 0 167 446" svg:d="M33 302l-5 123 36-36c0 0 72-83 39-119-28-29-57 6-70 32zM0 0h44l-10 276c29-39 81-72 119-27 50 58-48 124-99 167-11 10-23 25-26 30h-13z">
          <text:p/>
        </draw:path>
        <draw:path draw:style-name="gr30" draw:text-style-name="P7" draw:layer="layout" svg:width="0.182cm" svg:height="1.331cm" svg:x="2.968cm" svg:y="18.726cm" svg:viewBox="0 0 183 1332" svg:d="M57 9c10 6 49 57 70 99 33 66 47 114 47 189 0 69-11 110-24 177-9 46-20 72-32 119-15 56-18 47-24 75-7 33-12 56-15 89-1 18-4 33-4 51 0 63 3 115 12 186 9 63 21 105 36 163 10 41 21 66 34 105 9 26 33 68 24 69-16 5-28-22-39-40-16-27-45-99-66-164-16-51-31-99-39-133-10-54-23-86-29-138-3-36-8-59-8-96 0-69 8-108 25-177 11-43 35-93 50-151 13-54 24-89 30-144 1-24 4-39 4-64 0-35-6-56-15-87-16-56-49-95-82-128-1-3-4-6-6-9h48c0 2 1 9 3 9z">
          <text:p/>
        </draw:path>
        <draw:path draw:style-name="gr30" draw:text-style-name="P7" draw:layer="layout" svg:width="0.182cm" svg:height="1.33cm" svg:x="2.968cm" svg:y="17.408cm" svg:viewBox="0 0 183 1331" svg:d="M54 1331h-48c2-3 5-6 6-9 33-33 66-72 82-127 9-32 15-53 15-87 0-26-3-41-4-65-6-55-17-90-30-144-15-58-39-108-50-150-17-69-25-108-25-176 0-39 5-61 8-97 6-53 19-84 29-138 8-35 23-83 39-134 21-64 50-136 66-163 11-18 23-45 39-41 9 2-15 44-24 69-13 39-24 65-34 105-15 59-27 101-36 164-9 70-12 123-12 186 0 18 3 34 4 52 3 33 8 55 15 88 6 28 9 19 24 75 12 46 23 72 32 118 13 68 24 108 24 177 0 75-14 123-47 189-21 42-60 93-70 99-2 0-3 8-3 9z">
          <text:p/>
        </draw:path>
        <draw:path draw:style-name="gr30" draw:text-style-name="P7" draw:layer="layout" svg:width="0.214cm" svg:height="1.581cm" svg:x="2.933cm" svg:y="14.204cm" svg:viewBox="0 0 215 1582" svg:d="M65 11c12 7 58 68 83 117 40 79 56 136 56 225 0 82-13 130-29 210-11 55-23 86-38 141-17 66-21 55-28 89-9 40-14 67-17 106-2 21-6 39-6 61 0 74 4 137 14 221 11 74 25 124 43 194 12 48 24 78 41 124 11 31 39 81 29 82-20 6-34-26-47-48-20-32-53-117-78-194-19-60-37-117-46-158-12-65-26-102-33-164-4-43-9-70-9-114 0-82 9-130 28-212 12-49 41-108 58-178 16-64 28-105 36-171 1-28 5-46 5-76 0-41-7-66-18-104-19-66-58-112-95-151-2-4-5-7-7-11h55c0 2 1 11 3 11z">
          <text:p/>
        </draw:path>
        <draw:path draw:style-name="gr30" draw:text-style-name="P7" draw:layer="layout" svg:width="0.214cm" svg:height="1.581cm" svg:x="2.933cm" svg:y="12.637cm" svg:viewBox="0 0 215 1582" svg:d="M62 1582h-55c2-3 5-7 7-10 37-40 76-86 95-152 11-37 18-62 18-103 0-30-4-48-5-77-8-66-20-107-36-171-17-69-46-128-58-178-19-82-28-129-28-211 0-45 5-71 9-114 7-63 21-100 33-164 9-41 27-98 46-159 25-76 58-162 78-194 13-21 27-53 47-48 10 2-18 52-29 82-17 46-29 77-41 125-18 69-32 119-43 194-10 84-14 146-14 221 0 21 4 39 6 60 3 40 8 66 17 105 7 35 11 25 28 91 15 55 27 85 38 140 16 80 29 129 29 211 0 89-16 146-56 224-25 50-71 111-83 118-2 0-3 9-3 10z">
          <text:p/>
        </draw:path>
        <draw:path draw:style-name="gr30" draw:text-style-name="P7" draw:layer="layout" svg:width="0.181cm" svg:height="0.186cm" svg:x="3.266cm" svg:y="16.78cm" svg:viewBox="0 0 182 187" svg:d="M52 91c24-1 67-1 67-42 0-38-37-39-49-39-15 0-18 2-18 10zM182 187h-46l-68-86h-16v56c0 19 3 24 26 25v5h-78v-5c23-1 24-7 24-28v-124c0-20-5-23-24-25v-5h78c26 0 72 6 72 49 0 39-36 46-51 48l58 72c6 7 13 13 25 13z">
          <text:p/>
        </draw:path>
        <draw:path draw:style-name="gr30" draw:text-style-name="P7" draw:layer="layout" svg:width="0.113cm" svg:height="0.132cm" svg:x="3.456cm" svg:y="16.837cm" svg:viewBox="0 0 114 133" svg:d="M80 42c-2-13-5-32-28-32-16 0-27 7-31 32zM114 85c-3 9-19 48-61 48-31 0-53-24-53-64 0-52 35-69 58-69 27 0 47 14 50 51h-88c3 50 26 62 45 62 26 0 38-19 44-30z">
          <text:p/>
        </draw:path>
        <draw:path draw:style-name="gr30" draw:text-style-name="P7" draw:layer="layout" svg:width="0.131cm" svg:height="0.195cm" svg:x="3.582cm" svg:y="16.774cm" svg:viewBox="0 0 132 196" svg:d="M88 100c-2-20-15-29-29-29-15 0-35 13-35 53 0 42 21 58 39 58 12 0 23-7 25-17zM132 182c-15 4-28 9-42 14l-2-1v-17c-5 8-16 18-37 18-11 0-51-5-51-63 0-37 27-70 58-70 13 0 21 4 30 12v-44c0-9 0-15-12-15-2 0-5 0-7 1v-5c14-3 28-7 42-12h1v161c0 12 0 17 20 16z">
          <text:p/>
        </draw:path>
        <draw:path draw:style-name="gr30" draw:text-style-name="P7" draw:layer="layout" svg:width="0.133cm" svg:height="0.129cm" svg:x="3.718cm" svg:y="16.84cm" svg:viewBox="0 0 134 130" svg:d="M134 116c-16 4-26 9-39 14l-1-1v-24l-12 12c-11 12-25 13-30 13-12 0-34-8-34-37v-71c0-17-9-18-18-19v-3h41v91c0 4 4 22 22 22 9 0 17-4 25-10 3-3 5-5 5-15v-66c0-11-2-17-21-18v-4h44v96c0 10 1 17 18 16z">
          <text:p/>
        </draw:path>
        <draw:path draw:style-name="gr30" draw:text-style-name="P7" draw:layer="layout" svg:width="0.109cm" svg:height="0.132cm" svg:x="3.864cm" svg:y="16.837cm" svg:viewBox="0 0 110 133" svg:d="M110 88c-15 32-34 45-57 45-22 0-53-19-53-64 0-46 33-69 64-69 10 0 23 4 30 8 8 6 12 15 12 20 0 7-5 12-13 13-7 0-12-7-14-13l-2-7c-2-8-3-13-18-13-11 0-37 9-37 50 0 33 20 54 44 54 20 0 30-12 40-27z">
          <text:p/>
        </draw:path>
        <draw:path draw:style-name="gr30" draw:text-style-name="P7" draw:layer="layout" svg:width="0.075cm" svg:height="0.166cm" svg:x="3.986cm" svg:y="16.803cm" svg:viewBox="0 0 76 167" svg:d="M69 47h-29v80c0 9 0 26 15 26 9 0 14-7 17-10l4 3c-7 12-20 21-33 21-15 0-27-7-27-36v-84h-15c-1-2-1-3-1-3 0-4 6-6 12-12 11-11 16-17 26-32 2 0 2 2 2 4v33h29z">
          <text:p/>
        </draw:path>
        <draw:path draw:style-name="gr30" draw:text-style-name="P7" draw:layer="layout" svg:width="0.067cm" svg:height="0.192cm" svg:x="4.065cm" svg:y="16.774cm" svg:viewBox="0 0 68 193" svg:d="M32 0c8 0 14 6 14 14s-6 16-14 16c-11 0-15-10-15-16 0-5 5-14 15-14zM0 189c17-1 22-2 22-24v-66c0-16-5-17-10-17-4 0-7 1-11 1v-4c15-5 29-10 44-15l1 1v100c0 18 1 23 22 24v4h-68z">
          <text:p/>
        </draw:path>
        <draw:path draw:style-name="gr30" draw:text-style-name="P7" draw:layer="layout" svg:width="0.124cm" svg:height="0.132cm" svg:x="4.147cm" svg:y="16.837cm" svg:viewBox="0 0 125 133" svg:d="M100 73c0-35-14-65-40-65-18 0-34 14-34 44 0 20 7 72 41 72 14 0 33-10 33-51zM125 65c0 28-19 68-62 68-37 0-63-30-63-68 0-35 24-65 62-65 37 0 63 24 63 65z">
          <text:p/>
        </draw:path>
        <draw:path draw:style-name="gr30" draw:text-style-name="P7" draw:layer="layout" svg:width="0.132cm" svg:height="0.129cm" svg:x="4.285cm" svg:y="16.837cm" svg:viewBox="0 0 133 130" svg:d="M19 34c0-18-6-18-10-18-5 0-8 1-9 1v-5c13-3 26-8 39-12h2v23c14-13 25-23 42-23 13 0 33 7 33 42v65c0 13 3 17 17 18v5h-59v-5c11-1 18-2 18-23v-59c0-18-5-28-22-28-8 0-17 6-28 16v80c0 9 4 13 19 14v5h-61v-5c14-1 19-4 19-21z">
          <text:p/>
        </draw:path>
        <draw:path draw:style-name="gr39" draw:text-style-name="P3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40" draw:text-style-name="P3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39" draw:text-style-name="P3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39" draw:text-style-name="P3" draw:layer="layout" svg:x1="10.553cm" svg:y1="-0.998cm" svg:x2="10.976cm" svg:y2="-0.998cm">
          <text:p/>
        </draw:line>
        <draw:line draw:style-name="gr39" draw:text-style-name="P3" draw:layer="layout" svg:x1="10.764cm" svg:y1="-1.21cm" svg:x2="10.764cm" svg:y2="-0.787cm">
          <text:p/>
        </draw:line>
        <draw:path draw:style-name="gr39" draw:text-style-name="P3" draw:layer="layout" svg:width="0.211cm" svg:height="0.211cm" svg:x="10.659cm" svg:y="-1.104cm" svg:viewBox="0 0 212 212" svg:d="M212 106c0 59-48 106-107 106-58 0-105-47-105-106s47-106 105-106c59 0 107 47 107 106z">
          <text:p/>
        </draw:path>
        <draw:path draw:style-name="gr40" draw:text-style-name="P3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40" draw:text-style-name="P3" draw:layer="layout" svg:x1="10.553cm" svg:y1="-0.998cm" svg:x2="10.976cm" svg:y2="-0.998cm">
          <text:p/>
        </draw:line>
        <draw:line draw:style-name="gr40" draw:text-style-name="P3" draw:layer="layout" svg:x1="10.764cm" svg:y1="-1.21cm" svg:x2="10.764cm" svg:y2="-0.787cm">
          <text:p/>
        </draw:line>
        <draw:path draw:style-name="gr41" draw:text-style-name="P9" draw:layer="layout" svg:width="0.211cm" svg:height="0.211cm" svg:x="10.659cm" svg:y="-1.104cm" svg:viewBox="0 0 212 212" svg:d="M212 106c0 59-48 106-107 106-58 0-105-47-105-106s47-106 105-106c59 0 107 47 107 106z">
          <text:p/>
        </draw:path>
        <draw:line draw:style-name="gr42" draw:text-style-name="P3" draw:layer="layout" svg:x1="10.659cm" svg:y1="-0.998cm" svg:x2="10.87cm" svg:y2="-0.998cm">
          <text:p/>
        </draw:line>
        <draw:line draw:style-name="gr42" draw:text-style-name="P3" draw:layer="layout" svg:x1="10.764cm" svg:y1="-1.104cm" svg:x2="10.764cm" svg:y2="-0.893cm">
          <text:p/>
        </draw:line>
        <draw:path draw:style-name="gr39" draw:text-style-name="P3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39" draw:text-style-name="P3" draw:layer="layout" svg:x1="10.553cm" svg:y1="28.635cm" svg:x2="10.976cm" svg:y2="28.635cm">
          <text:p/>
        </draw:line>
        <draw:line draw:style-name="gr39" draw:text-style-name="P3" draw:layer="layout" svg:x1="10.764cm" svg:y1="28.423cm" svg:x2="10.764cm" svg:y2="28.847cm">
          <text:p/>
        </draw:line>
        <draw:path draw:style-name="gr39" draw:text-style-name="P3" draw:layer="layout" svg:width="0.211cm" svg:height="0.212cm" svg:x="10.659cm" svg:y="28.529cm" svg:viewBox="0 0 212 213" svg:d="M212 107c0 58-48 106-107 106-58 0-105-48-105-106 0-60 47-107 105-107 59 0 107 47 107 107z">
          <text:p/>
        </draw:path>
        <draw:path draw:style-name="gr40" draw:text-style-name="P3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40" draw:text-style-name="P3" draw:layer="layout" svg:x1="10.553cm" svg:y1="28.635cm" svg:x2="10.976cm" svg:y2="28.635cm">
          <text:p/>
        </draw:line>
        <draw:line draw:style-name="gr40" draw:text-style-name="P3" draw:layer="layout" svg:x1="10.764cm" svg:y1="28.423cm" svg:x2="10.764cm" svg:y2="28.847cm">
          <text:p/>
        </draw:line>
        <draw:path draw:style-name="gr41" draw:text-style-name="P9" draw:layer="layout" svg:width="0.211cm" svg:height="0.212cm" svg:x="10.659cm" svg:y="28.529cm" svg:viewBox="0 0 212 213" svg:d="M212 107c0 58-48 106-107 106-58 0-105-48-105-106 0-60 47-107 105-107 59 0 107 47 107 107z">
          <text:p/>
        </draw:path>
        <draw:line draw:style-name="gr42" draw:text-style-name="P3" draw:layer="layout" svg:x1="10.659cm" svg:y1="28.635cm" svg:x2="10.87cm" svg:y2="28.635cm">
          <text:p/>
        </draw:line>
        <draw:line draw:style-name="gr42" draw:text-style-name="P3" draw:layer="layout" svg:x1="10.764cm" svg:y1="28.529cm" svg:x2="10.764cm" svg:y2="28.741cm">
          <text:p/>
        </draw:line>
        <draw:path draw:style-name="gr39" draw:text-style-name="P3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39" draw:text-style-name="P3" draw:layer="layout" svg:x1="-1.248cm" svg:y1="13.818cm" svg:x2="-0.824cm" svg:y2="13.818cm">
          <text:p/>
        </draw:line>
        <draw:line draw:style-name="gr39" draw:text-style-name="P3" draw:layer="layout" svg:x1="-1.036cm" svg:y1="13.607cm" svg:x2="-1.036cm" svg:y2="14.03cm">
          <text:p/>
        </draw:line>
        <draw:path draw:style-name="gr39" draw:text-style-name="P3" draw:layer="layout" svg:width="0.212cm" svg:height="0.212cm" svg:x="-1.142cm" svg:y="13.712cm" svg:viewBox="0 0 213 213" svg:d="M213 106c0 60-48 107-107 107-58 0-106-47-106-107 0-58 48-106 106-106 59 0 107 48 107 106z">
          <text:p/>
        </draw:path>
        <draw:path draw:style-name="gr40" draw:text-style-name="P3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40" draw:text-style-name="P3" draw:layer="layout" svg:x1="-1.248cm" svg:y1="13.818cm" svg:x2="-0.824cm" svg:y2="13.818cm">
          <text:p/>
        </draw:line>
        <draw:line draw:style-name="gr40" draw:text-style-name="P3" draw:layer="layout" svg:x1="-1.036cm" svg:y1="13.607cm" svg:x2="-1.036cm" svg:y2="14.03cm">
          <text:p/>
        </draw:line>
        <draw:path draw:style-name="gr41" draw:text-style-name="P9" draw:layer="layout" svg:width="0.212cm" svg:height="0.212cm" svg:x="-1.142cm" svg:y="13.712cm" svg:viewBox="0 0 213 213" svg:d="M213 106c0 60-48 107-107 107-58 0-106-47-106-107 0-58 48-106 106-106 59 0 107 48 107 106z">
          <text:p/>
        </draw:path>
        <draw:line draw:style-name="gr42" draw:text-style-name="P3" draw:layer="layout" svg:x1="-1.142cm" svg:y1="13.818cm" svg:x2="-0.93cm" svg:y2="13.818cm">
          <text:p/>
        </draw:line>
        <draw:line draw:style-name="gr42" draw:text-style-name="P3" draw:layer="layout" svg:x1="-1.036cm" svg:y1="13.712cm" svg:x2="-1.036cm" svg:y2="13.924cm">
          <text:p/>
        </draw:line>
        <draw:path draw:style-name="gr39" draw:text-style-name="P3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39" draw:text-style-name="P3" draw:layer="layout" svg:x1="22.353cm" svg:y1="13.818cm" svg:x2="22.777cm" svg:y2="13.818cm">
          <text:p/>
        </draw:line>
        <draw:line draw:style-name="gr39" draw:text-style-name="P3" draw:layer="layout" svg:x1="22.565cm" svg:y1="13.607cm" svg:x2="22.565cm" svg:y2="14.03cm">
          <text:p/>
        </draw:line>
        <draw:path draw:style-name="gr39" draw:text-style-name="P3" draw:layer="layout" svg:width="0.212cm" svg:height="0.212cm" svg:x="22.459cm" svg:y="13.712cm" svg:viewBox="0 0 213 213" svg:d="M213 106c0 60-48 107-106 107-59 0-107-47-107-107 0-58 48-106 107-106 58 0 106 48 106 106z">
          <text:p/>
        </draw:path>
        <draw:path draw:style-name="gr40" draw:text-style-name="P3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40" draw:text-style-name="P3" draw:layer="layout" svg:x1="22.353cm" svg:y1="13.818cm" svg:x2="22.777cm" svg:y2="13.818cm">
          <text:p/>
        </draw:line>
        <draw:line draw:style-name="gr40" draw:text-style-name="P3" draw:layer="layout" svg:x1="22.565cm" svg:y1="13.607cm" svg:x2="22.565cm" svg:y2="14.03cm">
          <text:p/>
        </draw:line>
        <draw:path draw:style-name="gr41" draw:text-style-name="P9" draw:layer="layout" svg:width="0.212cm" svg:height="0.212cm" svg:x="22.459cm" svg:y="13.712cm" svg:viewBox="0 0 213 213" svg:d="M213 106c0 60-48 107-106 107-59 0-107-47-107-107 0-58 48-106 107-106 58 0 106 48 106 106z">
          <text:p/>
        </draw:path>
        <draw:line draw:style-name="gr42" draw:text-style-name="P3" draw:layer="layout" svg:x1="22.459cm" svg:y1="13.818cm" svg:x2="22.671cm" svg:y2="13.818cm">
          <text:p/>
        </draw:line>
        <draw:line draw:style-name="gr42" draw:text-style-name="P3" draw:layer="layout" svg:x1="22.565cm" svg:y1="13.712cm" svg:x2="22.565cm" svg:y2="13.924cm">
          <text:p/>
        </draw:line>
        <draw:polygon draw:style-name="gr43" draw:text-style-name="P3" draw:layer="layout" svg:width="0.092cm" svg:height="0.152cm" svg:x="0.336cm" svg:y="28.536cm" svg:viewBox="0 0 93 153" draw:points="47,83 91,41 66,41 18,89 18,0 0,0 0,153 18,153 18,111 34,97 68,153 93,153">
          <text:p/>
        </draw:polygon>
        <draw:path draw:style-name="gr43" draw:text-style-name="P3" draw:layer="layout" svg:width="0.102cm" svg:height="0.117cm" svg:x="0.436cm" svg:y="28.574cm" svg:viewBox="0 0 103 118" svg:d="M0 59c0 29 16 59 52 59 35 0 51-30 51-59 0-28-16-59-51-59-36 0-52 31-52 59zM19 59c0-14 6-43 33-43s32 29 32 43c0 15-5 43-32 43s-33-28-33-43z">
          <text:p/>
        </draw:path>
        <draw:path draw:style-name="gr43" draw:text-style-name="P3" draw:layer="layout" svg:width="0.091cm" svg:height="0.117cm" svg:x="0.553cm" svg:y="28.574cm" svg:viewBox="0 0 92 118" svg:d="M88 36c0-7-2-36-42-36-23 0-43 11-43 36 0 16 10 23 26 27l22 5c16 5 22 7 22 16 0 13-12 18-25 18-27 0-30-14-30-23h-18c0 14 3 39 48 39 25 0 44-14 44-37 0-15-8-23-31-29l-19-4c-15-4-21-6-21-16 0-14 16-16 23-16 24 0 26 12 26 20z">
          <text:p/>
        </draw:path>
        <draw:path draw:style-name="gr43" draw:text-style-name="P3" draw:layer="layout" svg:width="0.101cm" svg:height="0.153cm" svg:x="0.66cm" svg:y="28.539cm" svg:viewBox="0 0 102 154" svg:d="M96 38c0-17-13-38-46-38-36 0-45 25-45 41 0 14 7 24 20 29-16 6-25 18-25 36 0 8 0 24 15 36 12 10 27 12 36 12 35 0 51-23 51-48 0-11-5-28-25-36 6-4 19-10 19-32zM50 79c17 0 31 9 31 29 0 24-16 29-30 29-26 0-31-18-31-30 0-14 9-28 30-28zM50 63c-13 0-26-9-26-23 0-9 5-23 25-23 22 0 28 13 28 22 0 14-11 24-27 24z">
          <text:p/>
        </draw:path>
        <draw:path draw:style-name="gr43" draw:text-style-name="P3" draw:layer="layout" svg:width="0.102cm" svg:height="0.153cm" svg:x="0.777cm" svg:y="28.539cm" svg:viewBox="0 0 103 154" svg:d="M100 40c-2-31-27-40-45-40-44 0-55 47-55 80 0 19 3 38 12 52 10 17 27 22 38 22 21 0 30-6 39-15 10-11 14-22 14-38 0-35-29-47-48-47-20 0-30 10-35 18 0-16 6-55 35-55 16 0 23 10 26 23zM22 103c0-17 10-32 31-32 23 0 31 18 31 31 0 21-13 35-31 35-21 0-31-17-31-34z">
          <text:p/>
        </draw:path>
        <draw:path draw:style-name="gr43" draw:text-style-name="P3" draw:layer="layout" svg:width="0.103cm" svg:height="0.146cm" svg:x="0.895cm" svg:y="28.542cm" svg:viewBox="0 0 104 147" svg:d="M0 18h83c-30 34-57 88-62 129h21c10-68 47-115 62-130v-17h-104z">
          <text:p/>
        </draw:path>
        <draw:path draw:style-name="gr43" draw:text-style-name="P3" draw:layer="layout" svg:width="0.101cm" svg:height="0.153cm" svg:x="1.013cm" svg:y="28.539cm" svg:viewBox="0 0 102 154" svg:d="M99 40c-2-31-26-40-43-40-46 0-56 47-56 80 0 19 2 38 11 52 11 17 27 22 39 22 21 0 30-6 38-15 10-11 14-22 14-38 0-35-28-47-46-47-22 0-32 10-37 18 0-16 6-55 36-55 16 0 24 10 26 23zM22 103c0-17 9-32 31-32 23 0 30 18 30 31 0 21-11 35-29 35-23 0-32-17-32-34z">
          <text:p/>
        </draw:path>
        <draw:path draw:style-name="gr43" draw:text-style-name="P3" draw:layer="layout" svg:width="0.102cm" svg:height="0.153cm" svg:x="1.13cm" svg:y="28.539cm" svg:viewBox="0 0 103 154" svg:d="M83 76c0 39-9 61-31 61s-32-22-32-61c0-37 10-59 32-59s31 22 31 59zM103 76c0-30-8-76-51-76-44 0-52 46-52 76 0 31 8 78 52 78 43 0 51-47 51-78z">
          <text:p/>
        </draw:path>
        <draw:polygon draw:style-name="gr43" draw:text-style-name="P3" draw:layer="layout" svg:width="0.118cm" svg:height="0.01cm" svg:x="1.24cm" svg:y="28.704cm" svg:viewBox="0 0 119 11" draw:points="0,0 0,11 119,11 119,0">
          <text:p/>
        </draw:polygon>
        <draw:path draw:style-name="gr43" draw:text-style-name="P3" draw:layer="layout" svg:width="0.095cm" svg:height="0.117cm" svg:x="1.364cm" svg:y="28.574cm" svg:viewBox="0 0 96 118" svg:d="M96 41c-2-20-14-41-43-41-36 0-53 27-53 63 0 32 19 55 50 55 32 0 44-25 46-42h-19c-3 17-14 26-27 26-25 0-30-24-30-43s7-42 30-42c16 0 24 9 27 24z">
          <text:p/>
        </draw:path>
        <draw:path draw:style-name="gr43" draw:text-style-name="P3" draw:layer="layout" svg:width="0.091cm" svg:height="0.152cm" svg:x="1.477cm" svg:y="28.536cm" svg:viewBox="0 0 92 153" svg:d="M92 76c0-31-22-38-39-38-18 0-27 11-33 18v-56h-20v153h20v-60c0-29 16-38 31-38 18 0 22 9 22 25v73h19z">
          <text:p/>
        </draw:path>
        <draw:path draw:style-name="gr43" draw:text-style-name="P3" draw:layer="layout" svg:width="0.054cm" svg:height="0.149cm" svg:x="1.603cm" svg:y="28.539cm" svg:viewBox="0 0 55 150" svg:d="M55 0h-15c-6 24-16 27-40 28v15h34v107h21z">
          <text:p/>
        </draw:path>
        <draw:path draw:style-name="gr43" draw:text-style-name="P3" draw:layer="layout" svg:width="0.102cm" svg:height="0.149cm" svg:x="1.704cm" svg:y="28.539cm" svg:viewBox="0 0 103 150" svg:d="M23 53c1-10 2-36 30-36 23 0 30 15 30 27 0 19-11 25-28 34l-20 12c-20 12-33 29-35 60h103v-18h-82c1-5 6-17 26-28l15-10c24-12 41-23 41-50s-20-44-47-44c-16 0-52 5-52 53z">
          <text:p/>
        </draw:path>
        <draw:polygon draw:style-name="gr43" draw:text-style-name="P3" draw:layer="layout" svg:width="0.117cm" svg:height="0.01cm" svg:x="1.817cm" svg:y="28.704cm" svg:viewBox="0 0 118 11" draw:points="0,0 0,11 118,11 118,0">
          <text:p/>
        </draw:polygon>
        <draw:path draw:style-name="gr43" draw:text-style-name="P3" draw:layer="layout" svg:width="0.102cm" svg:height="0.153cm" svg:x="1.942cm" svg:y="28.539cm" svg:viewBox="0 0 103 154" svg:d="M83 76c0 39-9 61-31 61s-32-22-32-61c0-37 10-59 32-59s31 22 31 59zM103 76c0-30-8-76-51-76-44 0-52 46-52 76 0 31 8 78 52 78 43 0 51-47 51-78z">
          <text:p/>
        </draw:path>
        <draw:path draw:style-name="gr43" draw:text-style-name="P3" draw:layer="layout" svg:width="0.1cm" svg:height="0.153cm" svg:x="2.061cm" svg:y="28.539cm" svg:viewBox="0 0 101 154" svg:d="M47 99c13 0 29-6 35-18v1c-4 39-16 56-37 56-15 0-24-9-25-24h-18c0 14 9 40 44 40 52 0 55-69 55-85 0-24-5-69-53-69-32 0-48 24-48 51 0 30 19 48 47 48zM49 82c-12 0-30-3-30-32 0-20 12-33 29-33 22 0 31 15 31 32 0 29-20 33-30 33z">
          <text:p/>
        </draw:path>
        <draw:path draw:style-name="gr43" draw:text-style-name="P3" draw:layer="layout" svg:width="0.055cm" svg:height="0.149cm" svg:x="2.191cm" svg:y="28.539cm" svg:viewBox="0 0 56 150" svg:d="M56 0h-16c-6 24-16 27-40 28v15h35v107h21z">
          <text:p/>
        </draw:path>
        <draw:polygon draw:style-name="gr43" draw:text-style-name="P3" draw:layer="layout" svg:width="0.052cm" svg:height="0.019cm" svg:x="2.297cm" svg:y="28.62cm" svg:viewBox="0 0 53 20" draw:points="53,0 0,0 0,20 53,20">
          <text:p/>
        </draw:polygon>
        <draw:path draw:style-name="gr43" draw:text-style-name="P3" draw:layer="layout" svg:width="0.102cm" svg:height="0.153cm" svg:x="2.366cm" svg:y="28.539cm" svg:viewBox="0 0 103 154" svg:d="M83 76c0 39-10 61-31 61-23 0-32-22-32-61 0-37 9-59 32-59 21 0 31 22 31 59zM103 76c0-30-9-76-51-76-44 0-52 46-52 76 0 31 8 78 52 78 42 0 51-47 51-78z">
          <text:p/>
        </draw:path>
        <draw:path draw:style-name="gr43" draw:text-style-name="P3" draw:layer="layout" svg:width="0.1cm" svg:height="0.153cm" svg:x="2.484cm" svg:y="28.539cm" svg:viewBox="0 0 101 154" svg:d="M48 99c14 0 29-6 34-18l1 1c-5 39-16 56-36 56-16 0-25-9-26-24h-19c0 14 9 40 45 40 52 0 54-69 54-85 0-24-4-69-52-69-32 0-49 24-49 51 0 30 20 48 48 48zM51 82c-14 0-31-3-31-32 0-20 11-33 29-33 22 0 31 15 31 32 0 29-19 33-29 33z">
          <text:p/>
        </draw:path>
        <draw:path draw:style-name="gr43" draw:text-style-name="P3" draw:layer="layout" svg:width="0.102cm" svg:height="0.153cm" svg:x="2.601cm" svg:y="28.539cm" svg:viewBox="0 0 103 154" svg:d="M97 38c0-17-13-38-47-38-35 0-45 25-45 41 0 14 8 24 20 29-15 6-25 18-25 36 0 8 0 24 16 36 11 10 27 12 35 12 36 0 52-23 52-48 0-11-5-28-25-36 7-4 19-10 19-32zM51 79c17 0 32 9 32 29 0 24-18 29-31 29-26 0-32-18-32-30 0-14 10-28 31-28zM51 63c-14 0-26-9-26-23 0-9 4-23 24-23 22 0 29 13 29 22 0 14-11 24-27 24z">
          <text:p/>
        </draw:path>
        <draw:polygon draw:style-name="gr43" draw:text-style-name="P3" draw:layer="layout" svg:width="0.022cm" svg:height="0.023cm" svg:x="2.729cm" svg:y="28.665cm" svg:viewBox="0 0 23 24" draw:points="23,0 0,0 0,24 23,24">
          <text:p/>
        </draw:polygon>
        <draw:path draw:style-name="gr43" draw:text-style-name="P3" draw:layer="layout" svg:width="0.019cm" svg:height="0.152cm" svg:x="2.784cm" svg:y="28.536cm" svg:viewBox="0 0 20 153" svg:d="M20 41h-20v112h20zM20 21v-21h-20v21z">
          <text:p/>
        </draw:path>
        <draw:path draw:style-name="gr43" draw:text-style-name="P3" draw:layer="layout" svg:width="0.09cm" svg:height="0.114cm" svg:x="2.831cm" svg:y="28.574cm" svg:viewBox="0 0 91 115" svg:d="M91 38c0-31-22-38-39-38-19 0-29 13-33 19h-1v-16h-18v112h19v-61c0-31 19-37 29-37 19 0 24 9 24 29v69h19z">
          <text:p/>
        </draw:path>
        <draw:path draw:style-name="gr43" draw:text-style-name="P3" draw:layer="layout" svg:width="0.098cm" svg:height="0.155cm" svg:x="2.942cm" svg:y="28.536cm" svg:viewBox="0 0 99 156" svg:d="M99 0h-19v57c-4-7-13-19-34-19-29 0-46 25-46 56 0 27 11 62 50 62 10 0 23-3 31-18h1v15h17zM19 97c0-14 2-42 31-42 27 0 30 30 30 48 0 29-18 37-30 37-21 0-31-18-31-43z">
          <text:p/>
        </draw:path>
        <draw:path draw:style-name="gr43" draw:text-style-name="P3" draw:layer="layout" svg:width="0.098cm" svg:height="0.155cm" svg:x="3.06cm" svg:y="28.536cm" svg:viewBox="0 0 99 156" svg:d="M99 0h-19v57c-5-7-13-19-33-19-31 0-47 25-47 56 0 27 11 62 49 62 11 0 24-3 32-18v15h18zM19 97c0-14 1-42 31-42 27 0 30 30 30 48 0 29-18 37-30 37-21 0-31-18-31-43z">
          <text:p/>
        </draw:path>
        <draw:path draw:style-name="gr43" draw:text-style-name="P3" draw:layer="layout" svg:width="0.1cm" svg:height="0.153cm" svg:x="3.355cm" svg:y="28.539cm" svg:viewBox="0 0 101 154" svg:d="M47 99c15 0 30-6 35-18l1 1c-5 39-16 56-37 56-15 0-24-9-25-24h-19c0 14 9 40 44 40 52 0 55-69 55-85 0-24-5-69-53-69-31 0-48 24-48 51 0 30 20 48 47 48zM50 82c-13 0-30-3-30-32 0-20 11-33 28-33 23 0 31 15 31 32 0 29-19 33-29 33z">
          <text:p/>
        </draw:path>
        <draw:path draw:style-name="gr43" draw:text-style-name="P3" draw:layer="layout" svg:width="0.104cm" svg:height="0.153cm" svg:x="3.471cm" svg:y="28.539cm" svg:viewBox="0 0 105 154" svg:d="M40 80c3 0 6 0 9 0 13 0 36 2 36 27 0 19-15 30-34 30-27 0-31-19-32-34h-19c2 18 6 36 22 44 8 4 17 7 28 7 39 0 55-24 55-49 0-20-11-30-26-35 9-3 20-12 20-31 0-22-18-39-47-39-39 0-48 27-48 49h18c1-11 3-32 29-32 22 0 28 14 28 23 0 19-14 25-29 25-3 0-6-1-10-1z">
          <text:p/>
        </draw:path>
        <draw:frame draw:style-name="gr44" draw:text-style-name="P2" draw:layer="layout" svg:width="5.874cm" svg:height="0.48cm" svg:x="4.821cm" svg:y="10.908cm">
          <draw:text-box>
            <text:p text:style-name="P1"><text:span text:style-name="T2">Bach, “Hilf, Herr Jesu, lass gelingen”</text:span></text:p>
          </draw:text-box>
        </draw:frame>
        <draw:path draw:style-name="gr43" draw:text-style-name="P3" draw:layer="layout" svg:width="0.102cm" svg:height="0.153cm" svg:x="19.662cm" svg:y="28.539cm" svg:viewBox="0 0 103 154" svg:d="M83 76c0 39-10 61-32 61-21 0-31-22-31-61 0-37 10-59 31-59 22 0 32 22 32 59zM103 76c0-30-8-76-52-76-42 0-51 46-51 76 0 31 9 78 51 78 44 0 52-47 52-78z">
          <text:p/>
        </draw:path>
        <draw:path draw:style-name="gr43" draw:text-style-name="P3" draw:layer="layout" svg:width="0.1cm" svg:height="0.153cm" svg:x="19.781cm" svg:y="28.539cm" svg:viewBox="0 0 101 154" svg:d="M47 99c14 0 29-6 35-18v1c-4 39-16 56-36 56-16 0-25-9-26-24h-18c0 14 9 40 44 40 52 0 55-69 55-85 0-24-5-69-53-69-31 0-48 24-48 51 0 30 19 48 47 48zM50 82c-13 0-31-3-31-32 0-20 12-33 29-33 23 0 31 15 31 32 0 29-20 33-29 33z">
          <text:p/>
        </draw:path>
        <draw:polygon draw:style-name="gr43" draw:text-style-name="P3" draw:layer="layout" svg:width="0.066cm" svg:height="0.16cm" svg:x="19.886cm" svg:y="28.532cm" svg:viewBox="0 0 67 161" draw:points="67,0 53,0 0,161 15,161">
          <text:p/>
        </draw:polygon>
        <draw:path draw:style-name="gr43" draw:text-style-name="P3" draw:layer="layout" svg:width="0.102cm" svg:height="0.153cm" svg:x="19.957cm" svg:y="28.539cm" svg:viewBox="0 0 103 154" svg:d="M82 76c0 39-10 61-31 61-22 0-32-22-32-61 0-37 10-59 32-59 21 0 31 22 31 59zM103 76c0-30-9-76-52-76s-51 46-51 76c0 31 8 78 51 78s52-47 52-78z">
          <text:p/>
        </draw:path>
        <draw:path draw:style-name="gr43" draw:text-style-name="P3" draw:layer="layout" svg:width="0.054cm" svg:height="0.149cm" svg:x="20.088cm" svg:y="28.539cm" svg:viewBox="0 0 55 150" svg:d="M55 0h-14c-6 24-17 27-41 28v15h35v107h20z">
          <text:p/>
        </draw:path>
        <draw:polygon draw:style-name="gr43" draw:text-style-name="P3" draw:layer="layout" svg:width="0.067cm" svg:height="0.16cm" svg:x="20.18cm" svg:y="28.532cm" svg:viewBox="0 0 68 161" draw:points="68,0 54,0 0,161 15,161">
          <text:p/>
        </draw:polygon>
        <draw:path draw:style-name="gr43" draw:text-style-name="P3" draw:layer="layout" svg:width="0.055cm" svg:height="0.149cm" svg:x="20.264cm" svg:y="28.539cm" svg:viewBox="0 0 56 150" svg:d="M56 0h-15c-6 24-16 27-41 28v15h36v107h20z">
          <text:p/>
        </draw:path>
        <draw:path draw:style-name="gr43" draw:text-style-name="P3" draw:layer="layout" svg:width="0.103cm" svg:height="0.146cm" svg:x="20.368cm" svg:y="28.542cm" svg:viewBox="0 0 104 147" svg:d="M0 18h82c-28 34-55 88-60 129h20c11-68 48-115 62-130v-17h-104z">
          <text:p/>
        </draw:path>
        <draw:path draw:style-name="gr43" draw:text-style-name="P3" draw:layer="layout" svg:width="0.106cm" svg:height="0.149cm" svg:x="20.66cm" svg:y="28.539cm" svg:viewBox="0 0 107 150" svg:d="M107 114v-17h-22v-97h-17l-68 94v20h65v36h20v-36zM65 29v68h-48z">
          <text:p/>
        </draw:path>
        <draw:path draw:style-name="gr43" draw:text-style-name="P3" draw:layer="layout" svg:width="0.022cm" svg:height="0.109cm" svg:x="20.791cm" svg:y="28.579cm" svg:viewBox="0 0 23 110" svg:d="M23 87h-23v23h23zM23 0h-23v22h23z">
          <text:p/>
        </draw:path>
        <draw:path draw:style-name="gr43" draw:text-style-name="P3" draw:layer="layout" svg:width="0.102cm" svg:height="0.15cm" svg:x="20.838cm" svg:y="28.542cm" svg:viewBox="0 0 103 151" svg:d="M32 18h63v-18h-78l-11 80 17 1c7-9 16-14 27-14 19 0 33 11 33 33 0 18-12 34-31 34-17 0-30-8-33-25h-19c4 34 30 42 49 42 47 0 54-37 54-53 0-31-25-48-49-48-13 0-22 4-29 9z">
          <text:p/>
        </draw:path>
        <draw:path draw:style-name="gr43" draw:text-style-name="P3" draw:layer="layout" svg:width="0.103cm" svg:height="0.146cm" svg:x="20.957cm" svg:y="28.542cm" svg:viewBox="0 0 104 147" svg:d="M0 18h83c-29 34-56 88-61 129h21c10-68 46-115 61-130v-17h-104z">
          <text:p/>
        </draw:path>
        <draw:path draw:style-name="gr43" draw:text-style-name="P3" draw:layer="layout" svg:width="0.113cm" svg:height="0.152cm" svg:x="21.144cm" svg:y="28.536cm" svg:viewBox="0 0 114 153" svg:d="M20 17h43c17 0 30 7 30 26 0 20-12 27-31 27h-42zM20 89h49c33 0 45-25 45-46 0-25-17-43-45-43h-69v153h20z">
          <text:p/>
        </draw:path>
        <draw:path draw:style-name="gr43" draw:text-style-name="P3" draw:layer="layout" svg:width="0.146cm" svg:height="0.152cm" svg:x="21.282cm" svg:y="28.536cm" svg:viewBox="0 0 147 153" svg:d="M147 153v-153h-29l-45 129-43-129h-30v153h20v-91c0-4 0-24 0-38l43 129h20l44-129c0 14 0 34 0 38v91z">
          <text:p/>
        </draw:path>
        <draw:frame draw:style-name="gr45" draw:text-style-name="P10" draw:layer="layout" svg:width="3.283cm" svg:height="0.239cm" svg:x="0.323cm" svg:y="28.497cm">
          <draw:text-box>
            <text:p text:style-name="P1"><text:span text:style-name="T7">kos86760_ch12_091-098.indd <text:s text:c="2"/>93</text:span></text:p>
          </draw:text-box>
        </draw:frame>
        <draw:frame draw:style-name="gr46" draw:text-style-name="P10" draw:layer="layout" svg:width="1.801cm" svg:height="0.239cm" svg:x="19.655cm" svg:y="28.497cm">
          <draw:text-box>
            <text:p text:style-name="P1"><text:span text:style-name="T7">09/01/17 <text:s text:c="2"/>4:57 PM</text:span></text:p>
          </draw:text-box>
        </draw:frame>
        <draw:frame draw:style-name="gr47" draw:text-style-name="P11" draw:layer="layout" svg:width="0.318cm" svg:height="0.481cm" svg:x="3.672cm" svg:y="16.179cm">
          <draw:text-box>
            <text:p><text:span text:style-name="T2">F</text:span></text:p>
          </draw:text-box>
        </draw:frame>
        <draw:frame draw:style-name="gr47" draw:text-style-name="P11" draw:layer="layout" svg:width="0.635cm" svg:height="0.481cm" svg:x="4.307cm" svg:y="16.179cm">
          <draw:text-box>
            <text:p><text:span text:style-name="T2">IV</text:span></text:p>
          </draw:text-box>
        </draw:frame>
        <draw:frame draw:style-name="gr48" draw:text-style-name="P11" draw:layer="layout" svg:width="1.27cm" svg:height="0.635cm" svg:x="4.942cm" svg:y="14.12cm">
          <draw:text-box>
            <text:p><text:span text:style-name="T2">PT (UA)</text:span></text:p>
          </draw:text-box>
        </draw:frame>
        <draw:frame draw:style-name="gr47" draw:text-style-name="P11" draw:layer="layout" svg:width="0.635cm" svg:height="0.481cm" svg:x="5.508cm" svg:y="16.18cm">
          <draw:text-box>
            <text:p><text:span text:style-name="T2">vii</text:span><text:span text:style-name="T8">o6</text:span></text:p>
          </draw:text-box>
        </draw:frame>
        <draw:frame draw:style-name="gr47" draw:text-style-name="P11" draw:layer="layout" svg:width="0.635cm" svg:height="0.481cm" svg:x="6.809cm" svg:y="16.181cm">
          <draw:text-box>
            <text:p><text:span text:style-name="T2">I</text:span></text:p>
          </draw:text-box>
        </draw:frame>
        <draw:frame draw:style-name="gr47" draw:text-style-name="P11" draw:layer="layout" svg:width="0.635cm" svg:height="0.481cm" svg:x="7.91cm" svg:y="16.182cm">
          <draw:text-box>
            <text:p><text:span text:style-name="T2">V</text:span><text:span text:style-name="T8">6</text:span></text:p>
          </draw:text-box>
        </draw:frame>
        <draw:frame draw:style-name="gr47" draw:text-style-name="P11" draw:layer="layout" svg:width="0.635cm" svg:height="0.481cm" svg:x="8.911cm" svg:y="16.183cm">
          <draw:text-box>
            <text:p><text:span text:style-name="T2">-</text:span></text:p>
          </draw:text-box>
        </draw:frame>
        <draw:frame draw:style-name="gr47" draw:text-style-name="P11" draw:layer="layout" svg:width="0.635cm" svg:height="0.481cm" svg:x="9.812cm" svg:y="16.184cm">
          <draw:text-box>
            <text:p><text:span text:style-name="T2">V</text:span></text:p>
          </draw:text-box>
        </draw:frame>
        <draw:path draw:style-name="gr49" draw:text-style-name="P12" draw:layer="layout" svg:width="0cm" svg:height="0.503cm" svg:x="7.89cm" svg:y="17.945cm" svg:viewBox="0 0 0 504" svg:d="M0 504c0-168 0-336 0-504">
          <text:p/>
        </draw:path>
        <draw:path draw:style-name="gr30" draw:text-style-name="P7" draw:layer="layout" svg:width="0.256cm" svg:height="0.215cm" draw:transform="rotate (-3.14159265358979) translate (8.138cm 18.039cm)" svg:viewBox="0 0 257 216" svg:d="M105 74c-39 22-93 57-70 93 21 31 78-3 120-27 52-31 89-63 72-91-24-39-100 13-122 25zM12 176c-68-123 180-238 234-137 65 118-175 244-234 137z">
          <text:p/>
        </draw:path>
        <draw:path draw:style-name="gr49" draw:text-style-name="P12" draw:layer="layout" svg:width="0cm" svg:height="0.503cm" svg:x="7.815cm" svg:y="19.64cm" svg:viewBox="0 0 0 504" svg:d="M0 504c0-168 0-336 0-504">
          <text:p/>
        </draw:path>
        <draw:path draw:style-name="gr30" draw:text-style-name="P7" draw:layer="layout" svg:width="0.256cm" svg:height="0.215cm" draw:transform="rotate (-3.14159265358979) translate (8.063cm 19.734cm)" svg:viewBox="0 0 257 216" svg:d="M105 74c-39 22-93 57-70 93 21 31 78-3 120-27 52-31 89-63 72-91-24-39-100 13-122 25zM12 176c-68-123 180-238 234-137 65 118-175 244-234 137z">
          <text:p/>
        </draw:path>
        <draw:frame draw:style-name="gr47" draw:text-style-name="P11" draw:layer="layout" svg:width="0.635cm" svg:height="0.481cm" svg:x="10.913cm" svg:y="16.185cm">
          <draw:text-box>
            <text:p><text:span text:style-name="T2">I</text:span></text:p>
          </draw:text-box>
        </draw:frame>
        <draw:frame draw:style-name="gr47" draw:text-style-name="P11" draw:layer="layout" svg:width="0.635cm" svg:height="0.481cm" svg:x="11.714cm" svg:y="16.186cm">
          <draw:text-box>
            <text:p><text:span text:style-name="T2">IV</text:span></text:p>
          </draw:text-box>
        </draw:frame>
        <draw:frame draw:style-name="gr47" draw:text-style-name="P11" draw:layer="layout" svg:width="0.635cm" svg:height="0.481cm" svg:x="13.615cm" svg:y="16.187cm">
          <draw:text-box>
            <text:p><text:span text:style-name="T2">V</text:span></text:p>
          </draw:text-box>
        </draw:frame>
        <draw:frame draw:style-name="gr47" draw:text-style-name="P11" draw:layer="layout" svg:width="0.635cm" svg:height="0.481cm" svg:x="15.916cm" svg:y="16.188cm">
          <draw:text-box>
            <text:p><text:span text:style-name="T2">V</text:span><text:span text:style-name="T8">6</text:span></text:p>
          </draw:text-box>
        </draw:frame>
        <draw:frame draw:style-name="gr47" draw:text-style-name="P11" draw:layer="layout" svg:width="0.635cm" svg:height="0.481cm" svg:x="17.017cm" svg:y="16.189cm">
          <draw:text-box>
            <text:p><text:span text:style-name="T2">I</text:span></text:p>
          </draw:text-box>
        </draw:frame>
        <draw:frame draw:style-name="gr48" draw:text-style-name="P11" draw:layer="layout" svg:width="1.27cm" svg:height="0.635cm" svg:x="8.342cm" svg:y="14.121cm">
          <draw:text-box>
            <text:p><text:span text:style-name="T2">NT (UA)</text:span></text:p>
          </draw:text-box>
        </draw:frame>
        <draw:frame draw:style-name="gr47" draw:text-style-name="P11" draw:layer="layout" svg:width="0.635cm" svg:height="0.481cm" svg:x="12.415cm" svg:y="16.187cm">
          <draw:text-box>
            <text:p><text:span text:style-name="T2">IV</text:span><text:span text:style-name="T8">6</text:span></text:p>
          </draw:text-box>
        </draw:frame>
        <draw:frame draw:style-name="gr48" draw:text-style-name="P11" draw:layer="layout" svg:width="1.27cm" svg:height="0.635cm" svg:x="13.342cm" svg:y="13.922cm">
          <draw:text-box>
            <text:p><text:span text:style-name="T2">NT (UA)</text:span></text:p>
          </draw:text-box>
        </draw:frame>
        <draw:frame draw:style-name="gr48" draw:text-style-name="P11" draw:layer="layout" svg:width="1.27cm" svg:height="0.635cm" svg:x="15.542cm" svg:y="13.923cm">
          <draw:text-box>
            <text:p><text:span text:style-name="T2">NT (UA)</text:span></text:p>
          </draw:text-box>
        </draw:frame>
        <draw:line draw:style-name="gr36" draw:text-style-name="P3" draw:layer="layout" svg:x1="7.619cm" svg:y1="20.058cm" svg:x2="7.619cm" svg:y2="17.407cm">
          <text:p/>
        </draw:line>
        <draw:g>
          <draw:path draw:style-name="gr30" draw:text-style-name="P7" draw:layer="layout" svg:width="0.224cm" svg:height="0.181cm" svg:x="4.439cm" svg:y="17.51cm" svg:viewBox="0 0 225 182" svg:d="M209 25c32 36 14 94-40 130s-123 37-154 3c-31-35-13-93 40-129 53-37 123-38 154-4z">
            <text:p/>
          </draw:path>
          <draw:line draw:style-name="gr49" draw:text-style-name="P12" draw:layer="layout" svg:x1="4.656cm" svg:y1="17.569cm" svg:x2="4.656cm" svg:y2="17.066cm">
            <text:p/>
          </draw:line>
        </draw:g>
        <draw:g>
          <draw:path draw:style-name="gr30" draw:text-style-name="P7" draw:layer="layout" svg:width="0.224cm" svg:height="0.181cm" svg:x="5.41cm" svg:y="17.406cm" svg:viewBox="0 0 225 182" svg:d="M209 25c32 36 14 94-40 130s-123 37-154 3c-31-35-13-93 40-129 53-37 123-38 154-4z">
            <text:p/>
          </draw:path>
          <draw:line draw:style-name="gr49" draw:text-style-name="P12" draw:layer="layout" svg:x1="5.627cm" svg:y1="17.465cm" svg:x2="5.627cm" svg:y2="16.962cm">
            <text:p/>
          </draw:line>
        </draw:g>
        <draw:g>
          <draw:path draw:style-name="gr30" draw:text-style-name="P7" draw:layer="layout" svg:width="0.224cm" svg:height="0.181cm" svg:x="6.421cm" svg:y="17.31cm" svg:viewBox="0 0 225 182" svg:d="M209 25c32 36 14 94-40 130s-123 37-154 3c-31-35-13-93 40-129 53-37 123-38 154-4z">
            <text:p/>
          </draw:path>
          <draw:line draw:style-name="gr49" draw:text-style-name="P12" draw:layer="layout" svg:x1="6.638cm" svg:y1="17.369cm" svg:x2="6.638cm" svg:y2="16.866cm">
            <text:p/>
          </draw:line>
        </draw:g>
        <draw:g>
          <draw:path draw:style-name="gr30" draw:text-style-name="P7" draw:layer="layout" svg:width="0.224cm" svg:height="0.181cm" draw:transform="rotate (-3.14159265358979) translate (4.624cm 18.112cm)" svg:viewBox="0 0 225 182" svg:d="M209 25c32 36 14 94-40 130s-123 37-154 3c-31-35-13-93 40-129 53-37 123-38 154-4z">
            <text:p/>
          </draw:path>
          <draw:line draw:style-name="gr49" draw:text-style-name="P12" draw:layer="layout" svg:x1="4.407cm" svg:y1="18.053cm" svg:x2="4.407cm" svg:y2="18.556cm">
            <text:p/>
          </draw:line>
        </draw:g>
        <draw:g>
          <draw:path draw:style-name="gr30" draw:text-style-name="P7" draw:layer="layout" svg:width="0.224cm" svg:height="0.181cm" draw:transform="rotate (-3.14159265358979) translate (5.641cm 18.04cm)" svg:viewBox="0 0 225 182" svg:d="M209 25c32 36 14 94-40 130s-123 37-154 3c-31-35-13-93 40-129 53-37 123-38 154-4z">
            <text:p/>
          </draw:path>
          <draw:line draw:style-name="gr49" draw:text-style-name="P12" draw:layer="layout" svg:x1="5.424cm" svg:y1="17.981cm" svg:x2="5.424cm" svg:y2="18.484cm">
            <text:p/>
          </draw:line>
        </draw:g>
        <draw:g>
          <draw:path draw:style-name="gr30" draw:text-style-name="P7" draw:layer="layout" svg:width="0.224cm" svg:height="0.181cm" draw:transform="rotate (-3.14159265358979) translate (6.651cm 17.943cm)" svg:viewBox="0 0 225 182" svg:d="M209 25c32 36 14 94-40 130s-123 37-154 3c-31-35-13-93 40-129 53-37 123-38 154-4z">
            <text:p/>
          </draw:path>
          <draw:line draw:style-name="gr49" draw:text-style-name="P12" draw:layer="layout" svg:x1="6.434cm" svg:y1="17.884cm" svg:x2="6.434cm" svg:y2="18.387cm">
            <text:p/>
          </draw:line>
        </draw:g>
        <draw:g>
          <draw:path draw:style-name="gr30" draw:text-style-name="P7" draw:layer="layout" svg:width="0.224cm" svg:height="0.181cm" svg:x="4.392cm" svg:y="19.16cm" svg:viewBox="0 0 225 182" svg:d="M209 25c32 36 14 94-40 130s-123 37-154 3c-31-35-13-93 40-129 53-37 123-38 154-4z">
            <text:p/>
          </draw:path>
          <draw:line draw:style-name="gr49" draw:text-style-name="P12" draw:layer="layout" svg:x1="4.609cm" svg:y1="19.219cm" svg:x2="4.609cm" svg:y2="18.716cm">
            <text:p/>
          </draw:line>
        </draw:g>
        <draw:g>
          <draw:path draw:style-name="gr30" draw:text-style-name="P7" draw:layer="layout" svg:width="0.224cm" svg:height="0.181cm" draw:transform="rotate (-3.14159265358979) translate (4.609cm 19.342cm)" svg:viewBox="0 0 225 182" svg:d="M209 25c32 36 14 94-40 130s-123 37-154 3c-31-35-13-93 40-129 53-37 123-38 154-4z">
            <text:p/>
          </draw:path>
          <draw:line draw:style-name="gr49" draw:text-style-name="P12" draw:layer="layout" svg:x1="4.392cm" svg:y1="19.283cm" svg:x2="4.392cm" svg:y2="19.786cm">
            <text:p/>
          </draw:line>
        </draw:g>
        <draw:g>
          <draw:path draw:style-name="gr30" draw:text-style-name="P7" draw:layer="layout" svg:width="0.224cm" svg:height="0.181cm" draw:transform="rotate (-3.14159265358979) translate (5.547cm 19.518cm)" svg:viewBox="0 0 225 182" svg:d="M209 25c32 36 14 94-40 130s-123 37-154 3c-31-35-13-93 40-129 53-37 123-38 154-4z">
            <text:p/>
          </draw:path>
          <draw:line draw:style-name="gr49" draw:text-style-name="P12" draw:layer="layout" svg:x1="5.33cm" svg:y1="19.459cm" svg:x2="5.33cm" svg:y2="19.962cm">
            <text:p/>
          </draw:line>
        </draw:g>
        <draw:g>
          <draw:path draw:style-name="gr30" draw:text-style-name="P7" draw:layer="layout" svg:width="0.224cm" svg:height="0.181cm" draw:transform="rotate (-3.14159265358979) translate (6.613cm 19.614cm)" svg:viewBox="0 0 225 182" svg:d="M209 25c32 36 14 94-40 130s-123 37-154 3c-31-35-13-93 40-129 53-37 123-38 154-4z">
            <text:p/>
          </draw:path>
          <draw:line draw:style-name="gr49" draw:text-style-name="P12" draw:layer="layout" svg:x1="6.396cm" svg:y1="19.555cm" svg:x2="6.396cm" svg:y2="20.058cm">
            <text:p/>
          </draw:line>
        </draw:g>
        <draw:line draw:style-name="gr35" draw:text-style-name="P3" draw:layer="layout" svg:x1="6.296cm" svg:y1="19.18cm" svg:x2="6.695cm" svg:y2="19.18cm">
          <text:p/>
        </draw:line>
        <draw:g>
          <draw:path draw:style-name="gr30" draw:text-style-name="P7" draw:layer="layout" svg:width="0.224cm" svg:height="0.181cm" svg:x="6.376cm" svg:y="19.087cm" svg:viewBox="0 0 225 182" svg:d="M209 25c32 36 14 94-40 130s-123 37-154 3c-31-35-13-93 40-129 53-37 123-38 154-4z">
            <text:p/>
          </draw:path>
          <draw:line draw:style-name="gr49" draw:text-style-name="P12" draw:layer="layout" svg:x1="6.593cm" svg:y1="19.146cm" svg:x2="6.593cm" svg:y2="18.643cm">
            <text:p/>
          </draw:line>
        </draw:g>
        <draw:g>
          <draw:path draw:style-name="gr30" draw:text-style-name="P7" draw:layer="layout" svg:width="0.224cm" svg:height="0.181cm" svg:x="5.322cm" svg:y="19.336cm" svg:viewBox="0 0 225 182" svg:d="M209 25c32 36 14 94-40 130s-123 37-154 3c-31-35-13-93 40-129 53-37 123-38 154-4z">
            <text:p/>
          </draw:path>
          <draw:line draw:style-name="gr49" draw:text-style-name="P12" draw:layer="layout" svg:x1="5.539cm" svg:y1="19.395cm" svg:x2="5.539cm" svg:y2="18.892cm">
            <text:p/>
          </draw:line>
        </draw:g>
        <draw:g>
          <draw:path draw:style-name="gr30" draw:text-style-name="P7" draw:layer="layout" svg:width="0.224cm" svg:height="0.181cm" svg:x="7.885cm" svg:y="17.225cm" svg:viewBox="0 0 225 182" svg:d="M209 25c32 36 14 94-40 130s-123 37-154 3c-31-35-13-93 40-129 53-37 123-38 154-4z">
            <text:p/>
          </draw:path>
          <draw:line draw:style-name="gr49" draw:text-style-name="P12" draw:layer="layout" svg:x1="8.102cm" svg:y1="17.284cm" svg:x2="8.102cm" svg:y2="16.781cm">
            <text:p/>
          </draw:line>
        </draw:g>
        <draw:g>
          <draw:path draw:style-name="gr30" draw:text-style-name="P7" draw:layer="layout" svg:width="0.224cm" svg:height="0.181cm" svg:x="8.944cm" svg:y="17.581cm" svg:viewBox="0 0 225 182" svg:d="M209 25c32 36 14 94-40 130s-123 37-154 3c-31-35-13-93 40-129 53-37 123-38 154-4z">
            <text:p/>
          </draw:path>
          <draw:line draw:style-name="gr49" draw:text-style-name="P12" draw:layer="layout" svg:x1="9.161cm" svg:y1="17.64cm" svg:x2="9.161cm" svg:y2="17.137cm">
            <text:p/>
          </draw:line>
        </draw:g>
        <draw:g>
          <draw:path draw:style-name="gr30" draw:text-style-name="P7" draw:layer="layout" svg:width="0.224cm" svg:height="0.181cm" svg:x="9.754cm" svg:y="17.658cm" svg:viewBox="0 0 225 182" svg:d="M209 25c32 36 14 94-40 130s-123 37-154 3c-31-35-13-93 40-129 53-37 123-38 154-4z">
            <text:p/>
          </draw:path>
          <draw:line draw:style-name="gr49" draw:text-style-name="P12" draw:layer="layout" svg:x1="9.971cm" svg:y1="17.717cm" svg:x2="9.971cm" svg:y2="17.214cm">
            <text:p/>
          </draw:line>
        </draw:g>
        <draw:g>
          <draw:path draw:style-name="gr30" draw:text-style-name="P7" draw:layer="layout" svg:width="0.224cm" svg:height="0.181cm" draw:transform="rotate (-3.14159265358979) translate (9.963cm 18.216cm)" svg:viewBox="0 0 225 182" svg:d="M209 25c32 36 14 94-40 130s-123 37-154 3c-31-35-13-93 40-129 53-37 123-38 154-4z">
            <text:p/>
          </draw:path>
          <draw:line draw:style-name="gr49" draw:text-style-name="P12" draw:layer="layout" svg:x1="9.746cm" svg:y1="18.157cm" svg:x2="9.746cm" svg:y2="18.66cm">
            <text:p/>
          </draw:line>
        </draw:g>
        <draw:g>
          <draw:path draw:style-name="gr49" draw:text-style-name="P12" draw:layer="layout" svg:width="0cm" svg:height="0.503cm" svg:x="8.039cm" svg:y="18.654cm" svg:viewBox="0 0 0 504" svg:d="M0 504c0-168 0-336 0-504">
            <text:p/>
          </draw:path>
          <draw:path draw:style-name="gr30" draw:text-style-name="P7" draw:layer="layout" svg:width="0.256cm" svg:height="0.215cm" svg:x="7.791cm" svg:y="19.081cm" svg:viewBox="0 0 257 216" svg:d="M105 74c-39 22-93 57-70 93 21 31 78-3 120-27 52-31 89-63 72-91-24-39-100 13-122 25zM12 176c-68-123 180-238 234-137 65 118-175 244-234 137z">
            <text:p/>
          </draw:path>
        </draw:g>
        <draw:line draw:style-name="gr35" draw:text-style-name="P3" draw:layer="layout" svg:x1="7.714cm" svg:y1="19.18cm" svg:x2="8.113cm" svg:y2="19.18cm">
          <text:p/>
        </draw:line>
        <draw:g>
          <draw:path draw:style-name="gr30" draw:text-style-name="P7" draw:layer="layout" svg:width="0.224cm" svg:height="0.181cm" draw:transform="rotate (-3.14159265358979) translate (9.882cm 19.887cm)" svg:viewBox="0 0 225 182" svg:d="M209 25c32 36 14 94-40 130s-123 37-154 3c-31-35-13-93 40-129 53-37 123-38 154-4z">
            <text:p/>
          </draw:path>
          <draw:line draw:style-name="gr49" draw:text-style-name="P12" draw:layer="layout" svg:x1="9.665cm" svg:y1="19.828cm" svg:x2="9.665cm" svg:y2="20.331cm">
            <text:p/>
          </draw:line>
        </draw:g>
        <draw:g>
          <draw:path draw:style-name="gr30" draw:text-style-name="P7" draw:layer="layout" svg:width="0.224cm" svg:height="0.181cm" svg:x="9.655cm" svg:y="19.353cm" svg:viewBox="0 0 225 182" svg:d="M209 25c32 36 14 94-40 130s-123 37-154 3c-31-35-13-93 40-129 53-37 123-38 154-4z">
            <text:p/>
          </draw:path>
          <draw:line draw:style-name="gr49" draw:text-style-name="P12" draw:layer="layout" svg:x1="9.872cm" svg:y1="19.412cm" svg:x2="9.872cm" svg:y2="18.909cm">
            <text:p/>
          </draw:line>
        </draw:g>
        <draw:line draw:style-name="gr36" draw:text-style-name="P3" draw:layer="layout" svg:x1="10.657cm" svg:y1="20.059cm" svg:x2="10.657cm" svg:y2="17.408cm">
          <text:p/>
        </draw:line>
        <draw:g>
          <draw:path draw:style-name="gr30" draw:text-style-name="P7" draw:layer="layout" svg:width="0.224cm" svg:height="0.181cm" svg:x="10.96cm" svg:y="17.753cm" svg:viewBox="0 0 225 182" svg:d="M209 25c32 36 14 94-40 130s-123 37-154 3c-31-35-13-93 40-129 53-37 123-38 154-4z">
            <text:p/>
          </draw:path>
          <draw:line draw:style-name="gr49" draw:text-style-name="P12" draw:layer="layout" svg:x1="11.177cm" svg:y1="17.812cm" svg:x2="11.177cm" svg:y2="17.309cm">
            <text:p/>
          </draw:line>
        </draw:g>
        <draw:g>
          <draw:path draw:style-name="gr30" draw:text-style-name="P7" draw:layer="layout" svg:width="0.224cm" svg:height="0.181cm" svg:x="11.695cm" svg:y="17.472cm" svg:viewBox="0 0 225 182" svg:d="M209 25c32 36 14 94-40 130s-123 37-154 3c-31-35-13-93 40-129 53-37 123-38 154-4z">
            <text:p/>
          </draw:path>
          <draw:line draw:style-name="gr49" draw:text-style-name="P12" draw:layer="layout" svg:x1="11.912cm" svg:y1="17.531cm" svg:x2="11.912cm" svg:y2="17.028cm">
            <text:p/>
          </draw:line>
        </draw:g>
        <draw:g>
          <draw:path draw:style-name="gr30" draw:text-style-name="P7" draw:layer="layout" svg:width="0.224cm" svg:height="0.181cm" svg:x="12.49cm" svg:y="17.678cm" svg:viewBox="0 0 225 182" svg:d="M209 25c32 36 14 94-40 130s-123 37-154 3c-31-35-13-93 40-129 53-37 123-38 154-4z">
            <text:p/>
          </draw:path>
          <draw:line draw:style-name="gr49" draw:text-style-name="P12" draw:layer="layout" svg:x1="12.707cm" svg:y1="17.737cm" svg:x2="12.707cm" svg:y2="17.234cm">
            <text:p/>
          </draw:line>
        </draw:g>
        <draw:g>
          <draw:path draw:style-name="gr30" draw:text-style-name="P7" draw:layer="layout" svg:width="0.224cm" svg:height="0.181cm" draw:transform="rotate (-3.14159265358979) translate (11.192cm 18.387cm)" svg:viewBox="0 0 225 182" svg:d="M209 25c32 36 14 94-40 130s-123 37-154 3c-31-35-13-93 40-129 53-37 123-38 154-4z">
            <text:p/>
          </draw:path>
          <draw:line draw:style-name="gr49" draw:text-style-name="P12" draw:layer="layout" svg:x1="10.975cm" svg:y1="18.328cm" svg:x2="10.975cm" svg:y2="18.831cm">
            <text:p/>
          </draw:line>
        </draw:g>
        <draw:g>
          <draw:path draw:style-name="gr30" draw:text-style-name="P7" draw:layer="layout" svg:width="0.224cm" svg:height="0.181cm" draw:transform="rotate (-3.14159265358979) translate (11.9cm 18.481cm)" svg:viewBox="0 0 225 182" svg:d="M209 25c32 36 14 94-40 130s-123 37-154 3c-31-35-13-93 40-129 53-37 123-38 154-4z">
            <text:p/>
          </draw:path>
          <draw:line draw:style-name="gr49" draw:text-style-name="P12" draw:layer="layout" svg:x1="11.683cm" svg:y1="18.422cm" svg:x2="11.683cm" svg:y2="18.925cm">
            <text:p/>
          </draw:line>
        </draw:g>
        <draw:g>
          <draw:path draw:style-name="gr30" draw:text-style-name="P7" draw:layer="layout" svg:width="0.224cm" svg:height="0.181cm" draw:transform="rotate (-3.14159265358979) translate (12.702cm 18.122cm)" svg:viewBox="0 0 225 182" svg:d="M209 25c32 36 14 94-40 130s-123 37-154 3c-31-35-13-93 40-129 53-37 123-38 154-4z">
            <text:p/>
          </draw:path>
          <draw:line draw:style-name="gr49" draw:text-style-name="P12" draw:layer="layout" svg:x1="12.485cm" svg:y1="18.063cm" svg:x2="12.485cm" svg:y2="18.566cm">
            <text:p/>
          </draw:line>
        </draw:g>
        <draw:line draw:style-name="gr35" draw:text-style-name="P3" draw:layer="layout" svg:x1="10.847cm" svg:y1="18.276cm" svg:x2="11.246cm" svg:y2="18.276cm">
          <text:p/>
        </draw:line>
        <draw:line draw:style-name="gr35" draw:text-style-name="P3" draw:layer="layout" svg:x1="11.565cm" svg:y1="18.301cm" svg:x2="11.964cm" svg:y2="18.301cm">
          <text:p/>
        </draw:line>
        <draw:line draw:style-name="gr36" draw:text-style-name="P3" draw:layer="layout" svg:x1="13.515cm" svg:y1="20.06cm" svg:x2="13.515cm" svg:y2="17.409cm">
          <text:p/>
        </draw:line>
        <draw:g>
          <draw:path draw:style-name="gr49" draw:text-style-name="P12" draw:layer="layout" svg:width="0cm" svg:height="0.503cm" svg:x="11.155cm" svg:y="18.997cm" svg:viewBox="0 0 0 504" svg:d="M0 504c0-168 0-336 0-504">
            <text:p/>
          </draw:path>
          <draw:path draw:style-name="gr30" draw:text-style-name="P7" draw:layer="layout" svg:width="0.256cm" svg:height="0.215cm" svg:x="10.907cm" svg:y="19.424cm" svg:viewBox="0 0 257 216" svg:d="M105 74c-39 22-93 57-70 93 21 31 78-3 120-27 52-31 89-63 72-91-24-39-100 13-122 25zM12 176c-68-123 180-238 234-137 65 118-175 244-234 137z">
            <text:p/>
          </draw:path>
        </draw:g>
        <draw:g>
          <draw:path draw:style-name="gr30" draw:text-style-name="P7" draw:layer="layout" svg:width="0.224cm" svg:height="0.181cm" draw:transform="rotate (-3.14159265358979) translate (11.378cm 19.606cm)" svg:viewBox="0 0 225 182" svg:d="M209 25c32 36 14 94-40 130s-123 37-154 3c-31-35-13-93 40-129 53-37 123-38 154-4z">
            <text:p/>
          </draw:path>
          <draw:line draw:style-name="gr49" draw:text-style-name="P12" draw:layer="layout" svg:x1="11.161cm" svg:y1="19.547cm" svg:x2="11.161cm" svg:y2="20.05cm">
            <text:p/>
          </draw:line>
        </draw:g>
        <draw:path draw:style-name="gr49" draw:text-style-name="P12" draw:layer="layout" svg:width="0cm" svg:height="0.503cm" svg:x="11.656cm" svg:y="19.879cm" svg:viewBox="0 0 0 504" svg:d="M0 504c0-168 0-336 0-504">
          <text:p/>
        </draw:path>
        <draw:path draw:style-name="gr30" draw:text-style-name="P7" draw:layer="layout" svg:width="0.256cm" svg:height="0.215cm" draw:transform="rotate (-3.14159265358979) translate (11.904cm 19.973cm)" svg:viewBox="0 0 257 216" svg:d="M105 74c-39 22-93 57-70 93 21 31 78-3 120-27 52-31 89-63 72-91-24-39-100 13-122 25zM12 176c-68-123 180-238 234-137 65 118-175 244-234 137z">
          <text:p/>
        </draw:path>
        <draw:line draw:style-name="gr35" draw:text-style-name="P3" draw:layer="layout" svg:x1="12.365cm" svg:y1="19.198cm" svg:x2="12.764cm" svg:y2="19.198cm">
          <text:p/>
        </draw:line>
        <draw:g>
          <draw:path draw:style-name="gr30" draw:text-style-name="P7" draw:layer="layout" svg:width="0.224cm" svg:height="0.181cm" svg:x="12.438cm" svg:y="19.016cm" svg:viewBox="0 0 225 182" svg:d="M209 25c32 36 14 94-40 130s-123 37-154 3c-31-35-13-93 40-129 53-37 123-38 154-4z">
            <text:p/>
          </draw:path>
          <draw:line draw:style-name="gr49" draw:text-style-name="P12" draw:layer="layout" svg:x1="12.655cm" svg:y1="19.075cm" svg:x2="12.655cm" svg:y2="18.572cm">
            <text:p/>
          </draw:line>
        </draw:g>
        <draw:g>
          <draw:path draw:style-name="gr30" draw:text-style-name="P7" draw:layer="layout" svg:width="0.224cm" svg:height="0.181cm" draw:transform="rotate (-3.14159265358979) translate (14.152cm 18.105cm)" svg:viewBox="0 0 225 182" svg:d="M209 25c32 36 14 94-40 130s-123 37-154 3c-31-35-13-93 40-129 53-37 123-38 154-4z">
            <text:p/>
          </draw:path>
          <draw:line draw:style-name="gr49" draw:text-style-name="P12" draw:layer="layout" svg:x1="13.935cm" svg:y1="18.046cm" svg:x2="13.935cm" svg:y2="18.549cm">
            <text:p/>
          </draw:line>
        </draw:g>
        <draw:g>
          <draw:path draw:style-name="gr49" draw:text-style-name="P12" draw:layer="layout" svg:width="0cm" svg:height="0.503cm" svg:x="14.4cm" svg:y="17.407cm" svg:viewBox="0 0 0 504" svg:d="M0 504c0-168 0-336 0-504">
            <text:p/>
          </draw:path>
          <draw:path draw:style-name="gr30" draw:text-style-name="P7" draw:layer="layout" svg:width="0.256cm" svg:height="0.215cm" svg:x="14.152cm" svg:y="17.834cm" svg:viewBox="0 0 257 216" svg:d="M105 74c-39 22-93 57-70 93 21 31 78-3 120-27 52-31 89-63 72-91-24-39-100 13-122 25zM12 176c-68-123 180-238 234-137 65 118-175 244-234 137z">
            <text:p/>
          </draw:path>
        </draw:g>
        <draw:g>
          <draw:path draw:style-name="gr30" draw:text-style-name="P7" draw:layer="layout" svg:width="0.224cm" svg:height="0.181cm" svg:x="13.854cm" svg:y="19.34cm" svg:viewBox="0 0 225 182" svg:d="M209 25c32 36 14 94-40 130s-123 37-154 3c-31-35-13-93 40-129 53-37 123-38 154-4z">
            <text:p/>
          </draw:path>
          <draw:line draw:style-name="gr49" draw:text-style-name="P12" draw:layer="layout" svg:x1="14.071cm" svg:y1="19.399cm" svg:x2="14.071cm" svg:y2="18.896cm">
            <text:p/>
          </draw:line>
        </draw:g>
        <draw:path draw:style-name="gr30" draw:text-style-name="P13" draw:layer="layout" svg:width="0.088cm" svg:height="0.088cm" svg:x="14.484cm" svg:y="17.795cm" svg:viewBox="0 0 89 89" svg:d="M45 89c-24 0-45-19-45-44s19-45 43-45c25 0 46 20 46 45s-20 44-44 44z">
          <text:p/>
        </draw:path>
        <draw:path draw:style-name="gr49" draw:text-style-name="P12" draw:layer="layout" svg:width="0cm" svg:height="0.503cm" svg:x="13.849cm" svg:y="19.803cm" svg:viewBox="0 0 0 504" svg:d="M0 504c0-168 0-336 0-504">
          <text:p/>
        </draw:path>
        <draw:path draw:style-name="gr30" draw:text-style-name="P7" draw:layer="layout" svg:width="0.256cm" svg:height="0.215cm" draw:transform="rotate (-3.14159265358979) translate (14.097cm 19.897cm)" svg:viewBox="0 0 257 216" svg:d="M105 74c-39 22-93 57-70 93 21 31 78-3 120-27 52-31 89-63 72-91-24-39-100 13-122 25zM12 176c-68-123 180-238 234-137 65 118-175 244-234 137z">
          <text:p/>
        </draw:path>
        <draw:path draw:style-name="gr30" draw:text-style-name="P13" draw:layer="layout" svg:width="0.088cm" svg:height="0.088cm" svg:x="14.166cm" svg:y="19.734cm" svg:viewBox="0 0 89 89" svg:d="M45 89c-24 0-45-19-45-44s19-45 43-45c25 0 46 20 46 45s-20 44-44 44z">
          <text:p/>
        </draw:path>
        <draw:line draw:style-name="gr35" draw:text-style-name="P3" draw:layer="layout" svg:x1="14.728cm" svg:y1="19.186cm" svg:x2="15.127cm" svg:y2="19.186cm">
          <text:p/>
        </draw:line>
        <draw:g>
          <draw:path draw:style-name="gr30" draw:text-style-name="P7" draw:layer="layout" svg:width="0.224cm" svg:height="0.181cm" svg:x="14.848cm" svg:y="19.098cm" svg:viewBox="0 0 225 182" svg:d="M209 25c32 36 14 94-40 130s-123 37-154 3c-31-35-13-93 40-129 53-37 123-38 154-4z">
            <text:p/>
          </draw:path>
          <draw:line draw:style-name="gr49" draw:text-style-name="P12" draw:layer="layout" svg:x1="15.065cm" svg:y1="19.157cm" svg:x2="15.065cm" svg:y2="18.654cm">
            <text:p/>
          </draw:line>
        </draw:g>
        <draw:g>
          <draw:path draw:style-name="gr30" draw:text-style-name="P7" draw:layer="layout" svg:width="0.224cm" svg:height="0.181cm" svg:x="15.613cm" svg:y="19.152cm" svg:viewBox="0 0 225 182" svg:d="M209 25c32 36 14 94-40 130s-123 37-154 3c-31-35-13-93 40-129 53-37 123-38 154-4z">
            <text:p/>
          </draw:path>
          <draw:line draw:style-name="gr49" draw:text-style-name="P12" draw:layer="layout" svg:x1="15.83cm" svg:y1="19.211cm" svg:x2="15.83cm" svg:y2="18.708cm">
            <text:p/>
          </draw:line>
        </draw:g>
        <draw:path draw:style-name="gr49" draw:text-style-name="P12" draw:layer="layout" svg:width="0cm" svg:height="0.503cm" svg:x="14.89cm" svg:y="18.131cm" svg:viewBox="0 0 0 504" svg:d="M0 504c0-168 0-336 0-504">
          <text:p/>
        </draw:path>
        <draw:path draw:style-name="gr30" draw:text-style-name="P7" draw:layer="layout" svg:width="0.256cm" svg:height="0.215cm" draw:transform="rotate (-3.14159265358979) translate (15.138cm 18.225cm)" svg:viewBox="0 0 257 216" svg:d="M105 74c-39 22-93 57-70 93 21 31 78-3 120-27 52-31 89-63 72-91-24-39-100 13-122 25zM12 176c-68-123 180-238 234-137 65 118-175 244-234 137z">
          <text:p/>
        </draw:path>
        <draw:line draw:style-name="gr36" draw:text-style-name="P3" draw:layer="layout" svg:x1="16.69cm" svg:y1="20.061cm" svg:x2="16.69cm" svg:y2="17.41cm">
          <text:p/>
        </draw:line>
        <draw:line draw:style-name="gr34" draw:text-style-name="P3" draw:layer="layout" svg:x1="17.211cm" svg:y1="17.998cm" svg:x2="17.211cm" svg:y2="17.407cm">
          <text:p/>
        </draw:line>
        <draw:path draw:style-name="gr30" draw:text-style-name="P7" draw:layer="layout" svg:width="0.256cm" svg:height="0.215cm" svg:x="16.964cm" svg:y="20.025cm" svg:viewBox="0 0 257 216" svg:d="M105 73c-40 22-93 57-70 93 21 31 78-3 119-27 51-30 90-63 71-91-23-39-98 13-120 25zM12 175c-70-122 179-237 234-138 65 119-175 246-234 138z">
          <text:p/>
        </draw:path>
        <draw:path draw:style-name="gr30" draw:text-style-name="P7" draw:layer="layout" svg:width="0.256cm" svg:height="0.216cm" svg:x="16.964cm" svg:y="19.232cm" svg:viewBox="0 0 257 217" svg:d="M105 74c-40 21-93 57-70 92 21 32 78-2 119-27 51-30 90-63 71-90-23-38-98 13-120 25zM12 176c-70-123 179-238 234-138 65 119-175 245-234 138z">
          <text:p/>
        </draw:path>
        <draw:path draw:style-name="gr30" draw:text-style-name="P7" draw:layer="layout" svg:width="0.256cm" svg:height="0.216cm" svg:x="16.964cm" svg:y="18.187cm" svg:viewBox="0 0 257 217" svg:d="M105 74c-40 21-93 57-70 92 21 31 78-2 119-26 51-31 90-64 71-91-23-39-98 13-120 25zM12 176c-70-123 179-238 234-138 65 119-175 245-234 138z">
          <text:p/>
        </draw:path>
        <draw:path draw:style-name="gr30" draw:text-style-name="P7" draw:layer="layout" svg:width="0.256cm" svg:height="0.216cm" svg:x="16.964cm" svg:y="17.922cm" svg:viewBox="0 0 257 217" svg:d="M105 74c-40 22-93 57-70 93 21 31 78-3 119-27 51-30 90-63 71-92-23-38-98 13-120 26zM12 176c-70-124 179-238 234-138 65 119-175 246-234 138z">
          <text:p/>
        </draw:path>
        <draw:path draw:style-name="gr30" draw:text-style-name="P7" draw:layer="layout" svg:width="0.088cm" svg:height="0.088cm" svg:x="17.306cm" svg:y="20.089cm" svg:viewBox="0 0 89 89" svg:d="M45 89c-24 0-45-20-45-45 0-24 19-44 43-44s46 20 46 44c0 25-20 45-44 45z">
          <text:p/>
        </draw:path>
        <draw:path draw:style-name="gr30" draw:text-style-name="P7" draw:layer="layout" svg:width="0.088cm" svg:height="0.088cm" svg:x="17.306cm" svg:y="19.207cm" svg:viewBox="0 0 89 89" svg:d="M45 89c-24 0-45-20-45-45 0-24 19-44 43-44s46 20 46 44c0 25-20 45-44 45z">
          <text:p/>
        </draw:path>
        <draw:path draw:style-name="gr30" draw:text-style-name="P7" draw:layer="layout" svg:width="0.088cm" svg:height="0.088cm" svg:x="17.306cm" svg:y="18.339cm" svg:viewBox="0 0 89 89" svg:d="M45 89c-24 0-45-20-45-44 0-26 19-45 43-45s46 19 46 45c0 24-20 44-44 44z">
          <text:p/>
        </draw:path>
        <draw:path draw:style-name="gr30" draw:text-style-name="P7" draw:layer="layout" svg:width="0.088cm" svg:height="0.088cm" svg:x="17.306cm" svg:y="17.986cm" svg:viewBox="0 0 89 89" svg:d="M45 89c-24 0-45-20-45-44 0-25 19-45 43-45s46 20 46 45c0 24-20 44-44 44z">
          <text:p/>
        </draw:path>
        <draw:line draw:style-name="gr49" draw:text-style-name="P12" draw:layer="layout" svg:x1="16.972cm" svg:y1="20.653cm" svg:x2="16.972cm" svg:y2="20.151cm">
          <text:p/>
        </draw:line>
        <draw:line draw:style-name="gr49" draw:text-style-name="P12" draw:layer="layout" svg:x1="17.211cm" svg:y1="19.293cm" svg:x2="17.211cm" svg:y2="18.79cm">
          <text:p/>
        </draw:line>
        <draw:line draw:style-name="gr49" draw:text-style-name="P12" draw:layer="layout" svg:x1="16.972cm" svg:y1="18.768cm" svg:x2="16.972cm" svg:y2="18.353cm">
          <text:p/>
        </draw:line>
        <draw:line draw:style-name="gr36" draw:text-style-name="P3" draw:layer="layout" svg:x1="18.339cm" svg:y1="20.058cm" svg:x2="18.339cm" svg:y2="17.407cm">
          <text:p/>
        </draw:line>
        <draw:line draw:style-name="gr37" draw:text-style-name="P3" draw:layer="layout" svg:x1="18.466cm" svg:y1="20.058cm" svg:x2="18.466cm" svg:y2="17.407cm">
          <text:p/>
        </draw:line>
      </draw:page>
      <draw:page draw:name="page2" draw:style-name="dp1" draw:master-page-name="master-page9">
        <draw:frame draw:style-name="gr50" draw:text-style-name="P2" draw:layer="layout" svg:width="0.493cm" svg:height="0.48cm" svg:x="2.087cm" svg:y="26.195cm">
          <draw:text-box>
            <text:p text:style-name="P1"><text:span text:style-name="T2">94</text:span><text:span text:style-name="T1"> </text:span></text:p>
          </draw:text-box>
        </draw:frame>
        <draw:frame draw:style-name="gr1" draw:text-style-name="P2" draw:layer="layout" svg:width="0.352cm" svg:height="0.48cm" svg:x="2.792cm" svg:y="26.19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2cm" svg:height="0.48cm" svg:x="3.145cm" svg:y="26.195cm">
          <draw:text-box>
            <text:p text:style-name="P1"><text:span text:style-name="T1"><text:s/></text:span></text:p>
          </draw:text-box>
        </draw:frame>
        <draw:frame draw:style-name="gr51" draw:text-style-name="P2" draw:layer="layout" svg:width="2.415cm" svg:height="0.48cm" svg:x="3.498cm" svg:y="26.195cm">
          <draw:text-box>
            <text:p text:style-name="P1"><text:span text:style-name="T1">Tonal Harmony</text:span></text:p>
          </draw:text-box>
        </draw:frame>
        <draw:frame draw:style-name="gr52" draw:text-style-name="P2" draw:layer="layout" svg:width="0.417cm" svg:height="0.48cm" svg:x="2.087cm" svg:y="2.435cm">
          <draw:text-box>
            <text:p text:style-name="P1"><text:span text:style-name="T2">B. </text:span></text:p>
          </draw:text-box>
        </draw:frame>
        <draw:frame draw:style-name="gr53" draw:text-style-name="P2" draw:layer="layout" svg:width="13.633cm" svg:height="0.48cm" svg:x="2.722cm" svg:y="2.435cm">
          <draw:text-box>
            <text:p text:style-name="P1"><text:span text:style-name="T2">After reviewing Suspensions and Retardations on pages 195–205, decide what </text:span><text:span text:style-name="T1">one</text:span><text:span text:style-name="T2"> </text:span></text:p>
          </draw:text-box>
        </draw:frame>
        <draw:frame draw:style-name="gr54" draw:text-style-name="P2" draw:layer="layout" svg:width="14.493cm" svg:height="0.48cm" svg:x="2.722cm" svg:y="2.858cm">
          <draw:text-box>
            <text:p text:style-name="P1"><text:span text:style-name="T2">suspension would be best in each excerpt that follows. Then, renotate with that suspen-</text:span></text:p>
          </draw:text-box>
        </draw:frame>
        <draw:frame draw:style-name="gr55" draw:text-style-name="P2" draw:layer="layout" svg:width="14.565cm" svg:height="0.48cm" svg:x="2.722cm" svg:y="3.282cm">
          <draw:text-box>
            <text:p text:style-name="P1"><text:span text:style-name="T2">sion and at least one other embellishment. Remember to put parentheses around NCTs </text:span></text:p>
          </draw:text-box>
        </draw:frame>
        <draw:path draw:style-name="gr34" draw:text-style-name="P3" draw:layer="layout" svg:width="0.211cm" svg:height="2.837cm" svg:x="3.995cm" svg:y="5.032cm" svg:viewBox="0 0 212 2838" svg:d="M0 2838v-591M0 1422v-503M212 503v-503">
          <text:p/>
        </draw:path>
        <draw:path draw:style-name="gr36" draw:text-style-name="P3" draw:layer="layout" svg:width="0cm" svg:height="7.088cm" svg:x="4.411cm" svg:y="5.29cm" svg:viewBox="0 0 0 7089" svg:d="M0 2674v-2674M0 7089v-2674">
          <text:p/>
        </draw:path>
        <draw:path draw:style-name="gr34" draw:text-style-name="P3" draw:layer="layout" svg:width="0.616cm" svg:height="3.101cm" svg:x="4.758cm" svg:y="5.032cm" svg:viewBox="0 0 617 3102" svg:d="M0 2749v-595M0 1598v-502M212 591v-591M404 3102v-592M404 1510v-503M617 503v-503">
          <text:p/>
        </draw:path>
        <draw:path draw:style-name="gr36" draw:text-style-name="P3" draw:layer="layout" svg:width="0cm" svg:height="7.088cm" svg:x="5.579cm" svg:y="5.29cm" svg:viewBox="0 0 0 7089" svg:d="M0 2674v-2674M0 7089v-2674">
          <text:p/>
        </draw:path>
        <draw:path draw:style-name="gr34" draw:text-style-name="P3" draw:layer="layout" svg:width="0cm" svg:height="1.828cm" svg:x="5.958cm" svg:y="6.216cm" svg:viewBox="0 0 0 1829" svg:d="M0 1829v-591M0 414v-414">
          <text:p/>
        </draw:path>
        <draw:line draw:style-name="gr35" draw:text-style-name="P3" draw:layer="layout" svg:x1="5.87cm" svg:y1="6.184cm" svg:x2="6.268cm" svg:y2="6.184cm">
          <text:p/>
        </draw:line>
        <draw:line draw:style-name="gr34" draw:text-style-name="P3" draw:layer="layout" svg:x1="6.17cm" svg:y1="5.711cm" svg:x2="6.17cm" svg:y2="5.12cm">
          <text:p/>
        </draw:line>
        <draw:path draw:style-name="gr36" draw:text-style-name="P3" draw:layer="layout" svg:width="0.104cm" svg:height="7.089cm" svg:x="6.374cm" svg:y="5.29cm" svg:viewBox="0 0 105 7090" svg:d="M0 2674v-2674M105 2674v-2674M0 7090v-2675M105 7090v-2675">
          <text:p/>
        </draw:path>
        <draw:path draw:style-name="gr34" draw:text-style-name="P3" draw:layer="layout" svg:width="0.238cm" svg:height="1.51cm" svg:x="7.635cm" svg:y="6.535cm" svg:viewBox="0 0 239 1511" svg:d="M0 1511v-591M239 416v-416">
          <text:p/>
        </draw:path>
        <draw:line draw:style-name="gr35" draw:text-style-name="P3" draw:layer="layout" svg:x1="7.547cm" svg:y1="7.069cm" svg:x2="7.962cm" svg:y2="7.069cm">
          <text:p/>
        </draw:line>
        <draw:path draw:style-name="gr34" draw:text-style-name="P3" draw:layer="layout" svg:width="0.773cm" svg:height="2.925cm" svg:x="7.635cm" svg:y="4.944cm" svg:viewBox="0 0 774 2926" svg:d="M0 1422v-591M238 503v-503M566 2926v-592M774 1917v-414">
          <text:p/>
        </draw:path>
        <draw:path draw:style-name="gr35" draw:text-style-name="P3" draw:layer="layout" svg:width="0.398cm" svg:height="0.176cm" svg:x="8.112cm" svg:y="6.893cm" svg:viewBox="0 0 399 177" svg:d="M0 177h399M0 0h399">
          <text:p/>
        </draw:path>
        <draw:path draw:style-name="gr34" draw:text-style-name="P3" draw:layer="layout" svg:width="0.208cm" svg:height="1.334cm" svg:x="8.2cm" svg:y="5.032cm" svg:viewBox="0 0 209 1335" svg:d="M0 1335v-592M209 503v-503">
          <text:p/>
        </draw:path>
        <draw:path draw:style-name="gr36" draw:text-style-name="P3" draw:layer="layout" svg:width="0cm" svg:height="7.088cm" svg:x="8.616cm" svg:y="5.29cm" svg:viewBox="0 0 0 7089" svg:d="M0 2674v-2674M0 7089v-2674">
          <text:p/>
        </draw:path>
        <draw:line draw:style-name="gr34" draw:text-style-name="P3" draw:layer="layout" svg:x1="9.202cm" svg:y1="6.861cm" svg:x2="9.202cm" svg:y2="6.447cm">
          <text:p/>
        </draw:line>
        <draw:path draw:style-name="gr35" draw:text-style-name="P3" draw:layer="layout" svg:width="0.415cm" svg:height="0.176cm" svg:x="8.875cm" svg:y="6.893cm" svg:viewBox="0 0 416 177" svg:d="M0 177h416M0 0h416">
          <text:p/>
        </draw:path>
        <draw:path draw:style-name="gr34" draw:text-style-name="P3" draw:layer="layout" svg:width="0.776cm" svg:height="3.453cm" svg:x="8.964cm" svg:y="4.856cm" svg:viewBox="0 0 777 3454" svg:d="M0 3278v-591M0 1511v-503M238 768v-592M564 3454v-590M564 1511v-591M777 504v-504">
          <text:p/>
        </draw:path>
        <draw:path draw:style-name="gr36" draw:text-style-name="P3" draw:layer="layout" svg:width="0.104cm" svg:height="7.089cm" svg:x="9.944cm" svg:y="5.29cm" svg:viewBox="0 0 105 7090" svg:d="M0 2674v-2674M105 2674v-2674M0 7090v-2675M105 7090v-2675">
          <text:p/>
        </draw:path>
        <draw:path draw:style-name="gr34" draw:text-style-name="P3" draw:layer="layout" svg:width="0.565cm" svg:height="2.27cm" svg:x="10.953cm" svg:y="5.687cm" svg:viewBox="0 0 566 2271" svg:d="M0 2271v-592M0 590v-590M566 2005v-591">
          <text:p/>
        </draw:path>
        <draw:line draw:style-name="gr35" draw:text-style-name="P3" draw:layer="layout" svg:x1="11.43cm" svg:y1="7.069cm" svg:x2="11.844cm" svg:y2="7.069cm">
          <text:p/>
        </draw:line>
        <draw:line draw:style-name="gr34" draw:text-style-name="P3" draw:layer="layout" svg:x1="11.756cm" svg:y1="5.799cm" svg:x2="11.756cm" svg:y2="5.209cm">
          <text:p/>
        </draw:line>
        <draw:path draw:style-name="gr36" draw:text-style-name="P3" draw:layer="layout" svg:width="0cm" svg:height="7.088cm" svg:x="12.094cm" svg:y="5.29cm" svg:viewBox="0 0 0 7089" svg:d="M0 2674v-2674M0 7089v-2674">
          <text:p/>
        </draw:path>
        <draw:path draw:style-name="gr34" draw:text-style-name="P3" draw:layer="layout" svg:width="0.845cm" svg:height="2.572cm" svg:x="12.442cm" svg:y="5.297cm" svg:viewBox="0 0 846 2573" svg:d="M0 2484v-591M238 767v-591M607 2573v-591M846 591v-591">
          <text:p/>
        </draw:path>
        <draw:path draw:style-name="gr36" draw:text-style-name="P3" draw:layer="layout" svg:width="0.104cm" svg:height="7.089cm" svg:x="13.626cm" svg:y="5.29cm" svg:viewBox="0 0 105 7090" svg:d="M0 2674v-2674M105 2674v-2674M0 7090v-2675M105 7090v-2675">
          <text:p/>
        </draw:path>
        <draw:path draw:style-name="gr34" draw:text-style-name="P3" draw:layer="layout" svg:width="0.564cm" svg:height="2.623cm" svg:x="14.818cm" svg:y="5.598cm" svg:viewBox="0 0 565 2624" svg:d="M0 2272v-591M0 591v-591M565 2624v-591M565 679v-590">
          <text:p/>
        </draw:path>
        <draw:path draw:style-name="gr36" draw:text-style-name="P3" draw:layer="layout" svg:width="0cm" svg:height="7.088cm" svg:x="15.959cm" svg:y="5.29cm" svg:viewBox="0 0 0 7089" svg:d="M0 2674v-2674M0 7089v-2674">
          <text:p/>
        </draw:path>
        <draw:path draw:style-name="gr34" draw:text-style-name="P3" draw:layer="layout" svg:width="0.564cm" svg:height="3.012cm" svg:x="16.307cm" svg:y="5.209cm" svg:viewBox="0 0 565 3013" svg:d="M0 2925v-591M238 590v-590M565 3013v-591M565 1068v-590">
          <text:p/>
        </draw:path>
        <draw:path draw:style-name="gr36" draw:text-style-name="P3" draw:layer="layout" svg:width="0.104cm" svg:height="7.089cm" svg:x="17.492cm" svg:y="5.29cm" svg:viewBox="0 0 105 7090" svg:d="M0 2674v-2674M105 2674v-2674M0 7090v-2675M105 7090v-2675">
          <text:p/>
        </draw:path>
        <draw:path draw:style-name="gr38" draw:text-style-name="P3" draw:layer="layout" svg:width="15.24cm" svg:height="7.064cm" svg:x="2.375cm" svg:y="5.302cm" svg:viewBox="0 0 15241 7065" svg:d="M0 706h15241M0 529h15241M0 353h15241M0 176h15241M0 0h15241M0 2649h15241M0 2473h15241M0 2297h15241M0 2120h15241M0 1944h15241M0 5121h15241M0 4944h15241M0 4768h15241M0 4591h15241M0 4415h15241M0 7065h15241M0 6889h15241M0 6713h15241M0 6536h15241M0 6360h15241">
          <text:p/>
        </draw:path>
        <draw:path draw:style-name="gr36" draw:text-style-name="P3" draw:layer="layout" svg:width="0cm" svg:height="7.088cm" svg:x="2.375cm" svg:y="5.29cm" svg:viewBox="0 0 0 7089" svg:d="M0 2674v-2674M0 7089v-2674">
          <text:p/>
        </draw:path>
        <draw:path draw:style-name="gr30" draw:text-style-name="P7" draw:layer="layout" svg:width="0.468cm" svg:height="1.315cm" svg:x="2.487cm" svg:y="4.98cm" svg:viewBox="0 0 469 1316" svg:d="M407 807c-24-46-81-72-132-68l61 260c87-35 108-124 71-192zM325 316c52-113-1-195-11-237-64 42-97 83-123 156-30 81-18 141 6 226l6 21c46-46 90-98 122-166zM54 811c-3 111 87 218 226 202 13-2 25-3 35-7l-1-4-62-259c-18 5-35 16-48 31-42 50-32 124 27 166l-3 14c-68-34-125-123-81-207 22-43 52-67 86-78l-26-94c-75 69-150 130-153 236zM465 790c19 106-30 194-124 229l4 18c24 103 51 236-76 272-95 28-186-29-183-108 3-56 37-95 90-94 56 2 93 30 87 97-6 74-84 64-84 75s32 21 51 17c143-25 130-99 90-270-21 5-44 9-68 9-47 2-252-39-252-256 0-121 93-191 186-280l-4-13c-31-112-60-174-32-296 12-53 67-139 144-190 71 130 125 205 66 374-27 80-80 135-136 185l31 105c91-17 197 53 210 126z">
          <text:p/>
        </draw:path>
        <draw:path draw:style-name="gr30" draw:text-style-name="P7" draw:layer="layout" svg:width="0.527cm" svg:height="0.612cm" svg:x="2.445cm" svg:y="7.241cm" svg:viewBox="0 0 528 613" svg:d="M486 310c-24 0-44-22-42-47 1-21 20-37 42-37s39 19 39 41c1 22-17 43-39 43zM486 135c-23 0-44-20-43-44 1-22 21-39 43-39 23 0 42 18 42 41s-19 42-42 42zM118 122c15-5 52-6 64 29 19 49-7 86-33 97-44 17-107-20-107-70-1-56 20-110 78-152 33-25 139-46 206 7 147 116 85 338-71 466-68 55-146 108-255 114v-22c36-6 57-13 91-28 110-51 178-147 223-254 52-124-6-317-151-279-60 16-89 88-74 105 1 2 10-8 29-13z">
          <text:p/>
        </draw:path>
        <draw:path draw:style-name="gr30" draw:text-style-name="P7" draw:layer="layout" svg:width="0.168cm" svg:height="0.541cm" svg:x="3.074cm" svg:y="5.031cm" svg:viewBox="0 0 169 542" svg:d="M115 203l-60 28v114l60-28zM115 511v-132l-60 30v133h-23v-121l-32 12v-64l32-12v-116l-32 12v-62l32-14v-143h23v133l60-28v-139h23v129l31-14v62l-31 14v116l31-14v62l-31 14v142z">
          <text:p/>
        </draw:path>
        <draw:path draw:style-name="gr30" draw:text-style-name="P7" draw:layer="layout" svg:width="0.168cm" svg:height="0.541cm" svg:x="3.28cm" svg:y="5.295cm" svg:viewBox="0 0 169 542" svg:d="M114 202l-60 28v114l60-27zM114 511v-132l-60 30v133h-23v-121l-31 12v-65l31-12v-115l-31 12v-63l31-13v-142h23v131l60-27v-139h23v128l32-14v63l-32 13v116l32-14v63l-32 13v143z">
          <text:p/>
        </draw:path>
        <draw:path draw:style-name="gr30" draw:text-style-name="P7" draw:layer="layout" svg:width="0.168cm" svg:height="0.541cm" svg:x="3.074cm" svg:y="7.151cm" svg:viewBox="0 0 169 542" svg:d="M115 203l-60 28v114l60-28zM115 511v-132l-60 30v133h-23v-121l-32 12v-64l32-12v-116l-32 12v-62l32-14v-143h23v133l60-29v-138h23v128l31-14v63l-31 14v116l31-14v62l-31 14v142z">
          <text:p/>
        </draw:path>
        <draw:path draw:style-name="gr30" draw:text-style-name="P7" draw:layer="layout" svg:width="0.168cm" svg:height="0.542cm" svg:x="3.28cm" svg:y="7.415cm" svg:viewBox="0 0 169 543" svg:d="M114 203l-60 27v114l60-27zM114 511v-132l-60 29v135h-23v-123l-31 14v-65l31-12v-116l-31 12v-62l31-14v-142h23v131l60-27v-139h23v128l32-13v62l-32 14v115l32-13v62l-32 14v142z">
          <text:p/>
        </draw:path>
        <draw:path draw:style-name="gr30" draw:text-style-name="P7" draw:layer="layout" svg:width="0.224cm" svg:height="0.182cm" svg:x="3.988cm" svg:y="7.154cm" svg:viewBox="0 0 225 183" svg:d="M209 26c32 35 14 93-40 129-54 37-123 38-154 3s-13-93 40-129c54-37 123-38 154-3z">
          <text:p/>
        </draw:path>
        <draw:path draw:style-name="gr30" draw:text-style-name="P7" draw:layer="layout" svg:width="0.224cm" svg:height="0.182cm" svg:x="3.988cm" svg:y="5.828cm" svg:viewBox="0 0 225 183" svg:d="M209 26c32 35 14 93-40 130-54 35-123 37-154 2-31-34-13-92 40-130 54-36 123-37 154-2z">
          <text:p/>
        </draw:path>
        <draw:path draw:style-name="gr30" draw:text-style-name="P7" draw:layer="layout" svg:width="0.224cm" svg:height="0.181cm" svg:x="3.988cm" svg:y="5.475cm" svg:viewBox="0 0 225 182" svg:d="M209 25c32 36 14 94-40 130-54 35-123 37-154 2-31-34-13-92 40-129 54-37 123-37 154-3z">
          <text:p/>
        </draw:path>
        <draw:path draw:style-name="gr30" draw:text-style-name="P7" draw:layer="layout" svg:width="0.167cm" svg:height="0.542cm" svg:x="3.741cm" svg:y="6.974cm" svg:viewBox="0 0 168 543" svg:d="M115 203l-61 27v115l61-28zM115 511v-131l-61 29v134h-22v-121l-32 12v-64l32-12v-117l-32 12v-62l32-14v-142h22v131l61-27v-139h22v128l31-13v62l-31 14v115l31-13v63l-31 14v141z">
          <text:p/>
        </draw:path>
        <draw:path draw:style-name="gr30" draw:text-style-name="P7" draw:layer="layout" svg:width="0.224cm" svg:height="0.181cm" svg:x="4.752cm" svg:y="7.066cm" svg:viewBox="0 0 225 182" svg:d="M209 25c32 35 13 94-40 130-53 35-122 37-154 2-31-34-13-93 41-129 53-37 122-37 153-3z">
          <text:p/>
        </draw:path>
        <draw:path draw:style-name="gr30" draw:text-style-name="P7" draw:layer="layout" svg:width="0.224cm" svg:height="0.181cm" svg:x="4.752cm" svg:y="6.004cm" svg:viewBox="0 0 225 182" svg:d="M209 25c32 36 13 94-40 130-53 35-122 37-154 3-31-35-13-93 41-130 53-36 122-37 153-3z">
          <text:p/>
        </draw:path>
        <draw:path draw:style-name="gr30" draw:text-style-name="P7" draw:layer="layout" svg:width="0.224cm" svg:height="0.181cm" svg:x="4.752cm" svg:y="5.563cm" svg:viewBox="0 0 225 182" svg:d="M209 25c32 35 13 93-40 130-53 35-122 37-154 3-31-36-13-94 41-130 53-36 122-37 153-3z">
          <text:p/>
        </draw:path>
        <draw:path draw:style-name="gr30" draw:text-style-name="P7" draw:layer="layout" svg:width="0.224cm" svg:height="0.182cm" svg:x="5.152cm" svg:y="7.419cm" svg:viewBox="0 0 225 183" svg:d="M209 26c32 34 14 93-40 130-52 35-123 37-154 2-31-34-13-93 40-130 55-36 123-37 154-2z">
          <text:p/>
        </draw:path>
        <draw:path draw:style-name="gr30" draw:text-style-name="P7" draw:layer="layout" svg:width="0.224cm" svg:height="0.182cm" svg:x="5.156cm" svg:y="5.916cm" svg:viewBox="0 0 225 183" svg:d="M209 26c32 35 13 93-40 130-53 35-123 37-154 2s-13-93 40-129c54-37 122-38 154-3z">
          <text:p/>
        </draw:path>
        <draw:path draw:style-name="gr30" draw:text-style-name="P7" draw:layer="layout" svg:width="0.224cm" svg:height="0.181cm" svg:x="5.156cm" svg:y="5.475cm" svg:viewBox="0 0 225 182" svg:d="M209 25c32 36 13 94-40 130-53 35-123 37-154 2-31-34-13-92 40-129 54-37 122-37 154-3z">
          <text:p/>
        </draw:path>
        <draw:path draw:style-name="gr30" draw:text-style-name="P7" draw:layer="layout" svg:width="0.224cm" svg:height="0.182cm" svg:x="5.948cm" svg:y="7.33cm" svg:viewBox="0 0 225 183" svg:d="M209 26c32 34 13 92-41 128-53 37-122 39-153 3-31-34-13-92 40-129s122-38 154-2z">
          <text:p/>
        </draw:path>
        <draw:path draw:style-name="gr30" draw:text-style-name="P7" draw:layer="layout" svg:width="0.224cm" svg:height="0.182cm" svg:x="5.951cm" svg:y="6.092cm" svg:viewBox="0 0 225 183" svg:d="M209 25c32 35 14 93-41 130-52 36-122 37-153 3-31-36-13-94 40-130 54-36 122-37 154-3z">
          <text:p/>
        </draw:path>
        <draw:path draw:style-name="gr30" draw:text-style-name="P7" draw:layer="layout" svg:width="0.224cm" svg:height="0.182cm" svg:x="5.951cm" svg:y="5.651cm" svg:viewBox="0 0 225 183" svg:d="M209 25c32 36 14 94-41 130-52 36-122 37-153 3-31-35-13-93 40-130 54-36 122-37 154-3z">
          <text:p/>
        </draw:path>
        <draw:path draw:style-name="gr30" draw:text-style-name="P7" draw:layer="layout" svg:width="0.168cm" svg:height="0.541cm" svg:x="5.704cm" svg:y="5.472cm" svg:viewBox="0 0 169 542" svg:d="M115 202l-62 29v114l62-28zM115 511v-132l-62 30v133h-22v-121l-31 12v-64l31-12v-116l-31 12v-63l31-14v-142h22v132l62-28v-138h22v128l32-14v62l-32 14v117l32-14v62l-32 14v142z">
          <text:p/>
        </draw:path>
        <draw:path draw:style-name="gr30" draw:text-style-name="P7" draw:layer="layout" svg:width="0.168cm" svg:height="0.541cm" svg:x="6.577cm" svg:y="5.031cm" svg:viewBox="0 0 169 542" svg:d="M115 203l-60 28v114l60-28zM115 511v-132l-60 30v133h-23v-121l-32 12v-64l32-12v-116l-32 12v-62l32-14v-143h23v133l60-28v-139h23v129l31-14v62l-31 14v116l31-14v62l-31 14v142z">
          <text:p/>
        </draw:path>
        <draw:path draw:style-name="gr30" draw:text-style-name="P7" draw:layer="layout" svg:width="0.168cm" svg:height="0.541cm" svg:x="6.783cm" svg:y="5.295cm" svg:viewBox="0 0 169 542" svg:d="M115 202l-61 28v114l61-27zM115 511v-132l-61 30v133h-22v-121l-32 12v-65l32-12v-115l-32 12v-63l32-13v-142h22v131l61-27v-139h22v128l32-14v63l-32 13v116l32-14v63l-32 13v143z">
          <text:p/>
        </draw:path>
        <draw:path draw:style-name="gr30" draw:text-style-name="P7" draw:layer="layout" svg:width="0.167cm" svg:height="0.542cm" svg:x="6.99cm" svg:y="4.942cm" svg:viewBox="0 0 168 543" svg:d="M115 204l-62 27v114l62-27zM115 511v-131l-62 29v134h-22v-121l-31 12v-64l31-12v-116l-31 12v-63l31-14v-142h22v131l62-27v-139h22v128l31-13v62l-31 14v116l31-13v62l-31 14v141z">
          <text:p/>
        </draw:path>
        <draw:path draw:style-name="gr30" draw:text-style-name="P7" draw:layer="layout" svg:width="0.168cm" svg:height="0.541cm" svg:x="6.577cm" svg:y="7.151cm" svg:viewBox="0 0 169 542" svg:d="M115 203l-60 28v114l60-28zM115 511v-132l-60 30v133h-23v-121l-32 12v-64l32-12v-116l-32 12v-62l32-14v-143h23v133l60-29v-138h23v128l31-14v63l-31 14v116l31-14v62l-31 14v142z">
          <text:p/>
        </draw:path>
        <draw:path draw:style-name="gr30" draw:text-style-name="P7" draw:layer="layout" svg:width="0.168cm" svg:height="0.542cm" svg:x="6.783cm" svg:y="7.415cm" svg:viewBox="0 0 169 543" svg:d="M115 203l-61 27v114l61-27zM115 511v-132l-61 29v135h-22v-123l-32 14v-65l32-12v-116l-32 12v-62l32-14v-142h22v131l61-27v-139h22v128l32-13v62l-32 14v115l32-13v62l-32 14v142z">
          <text:p/>
        </draw:path>
        <draw:path draw:style-name="gr30" draw:text-style-name="P7" draw:layer="layout" svg:width="0.167cm" svg:height="0.541cm" svg:x="6.99cm" svg:y="7.063cm" svg:viewBox="0 0 168 542" svg:d="M115 202l-62 28v115l62-28zM115 511v-132l-62 30v133h-22v-121l-31 12v-64l31-12v-117l-31 13v-63l31-14v-142h22v132l62-28v-138h22v128l31-14v62l-31 14v117l31-14v62l-31 14v142z">
          <text:p/>
        </draw:path>
        <draw:path draw:style-name="gr30" draw:text-style-name="P7" draw:layer="layout" svg:width="0.256cm" svg:height="0.216cm" svg:x="7.627cm" svg:y="7.315cm" svg:viewBox="0 0 257 217" svg:d="M105 74c-40 21-93 58-70 93 21 31 78-2 118-27 53-30 90-64 73-91-23-38-99 13-121 25zM12 177c-69-124 180-238 234-139 65 120-176 245-234 139z">
          <text:p/>
        </draw:path>
        <draw:path draw:style-name="gr30" draw:text-style-name="P7" draw:layer="layout" svg:width="0.256cm" svg:height="0.216cm" svg:x="7.627cm" svg:y="6.874cm" svg:viewBox="0 0 257 217" svg:d="M105 74c-40 21-93 58-70 93 21 31 78-2 118-27 53-31 90-64 73-91-23-38-99 13-121 25zM12 177c-69-124 180-238 234-139 65 120-176 245-234 139z">
          <text:p/>
        </draw:path>
        <draw:path draw:style-name="gr30" draw:text-style-name="P7" draw:layer="layout" svg:width="0.256cm" svg:height="0.216cm" svg:x="7.627cm" svg:y="5.635cm" svg:viewBox="0 0 257 217" svg:d="M105 74c-40 22-93 58-70 93 21 31 78-3 118-27 53-30 90-63 73-92-23-38-99 13-121 26zM12 176c-69-123 180-237 234-138 65 119-176 246-234 138z">
          <text:p/>
        </draw:path>
        <draw:path draw:style-name="gr30" draw:text-style-name="P7" draw:layer="layout" svg:width="0.256cm" svg:height="0.216cm" svg:x="7.627cm" svg:y="5.371cm" svg:viewBox="0 0 257 217" svg:d="M105 74c-40 21-93 58-70 93 21 31 78-2 118-26 53-32 90-65 73-92-23-38-99 13-121 25zM12 177c-69-124 180-238 234-139 65 120-176 245-234 139z">
          <text:p/>
        </draw:path>
        <draw:path draw:style-name="gr30" draw:text-style-name="P7" draw:layer="layout" svg:width="0.224cm" svg:height="0.182cm" svg:x="8.193cm" svg:y="7.154cm" svg:viewBox="0 0 225 183" svg:d="M209 26c32 35 14 93-41 129-52 37-122 38-153 3s-13-93 40-129c54-37 123-38 154-3z">
          <text:p/>
        </draw:path>
        <draw:path draw:style-name="gr30" draw:text-style-name="P7" draw:layer="layout" svg:width="0.224cm" svg:height="0.182cm" svg:x="8.193cm" svg:y="6.801cm" svg:viewBox="0 0 225 183" svg:d="M209 26c32 34 14 92-41 128-52 37-122 39-153 3-31-35-13-93 40-129 54-36 123-37 154-2z">
          <text:p/>
        </draw:path>
        <draw:path draw:style-name="gr30" draw:text-style-name="P7" draw:layer="layout" svg:width="0.224cm" svg:height="0.182cm" svg:x="8.193cm" svg:y="5.651cm" svg:viewBox="0 0 225 183" svg:d="M209 25c32 36 14 94-41 130-52 36-122 37-153 3-31-35-13-93 40-130 54-36 123-37 154-3z">
          <text:p/>
        </draw:path>
        <draw:path draw:style-name="gr30" draw:text-style-name="P7" draw:layer="layout" svg:width="0.224cm" svg:height="0.181cm" svg:x="8.193cm" svg:y="5.475cm" svg:viewBox="0 0 225 182" svg:d="M209 25c32 36 14 94-41 130-52 35-122 37-153 2-31-34-13-92 40-129 54-37 123-37 154-3z">
          <text:p/>
        </draw:path>
        <draw:path draw:style-name="gr30" draw:text-style-name="P7" draw:layer="layout" svg:width="0.256cm" svg:height="0.215cm" svg:x="8.955cm" svg:y="6.785cm" svg:viewBox="0 0 257 216" svg:d="M105 74c-40 21-93 57-70 92 21 31 78-3 120-27 51-30 89-63 71-91-23-38-99 13-121 26zM12 176c-68-123 180-238 234-138 65 118-175 245-234 138z">
          <text:p/>
        </draw:path>
        <draw:path draw:style-name="gr30" draw:text-style-name="P7" draw:layer="layout" svg:width="0.256cm" svg:height="0.216cm" svg:x="8.955cm" svg:y="7.403cm" svg:viewBox="0 0 257 217" svg:d="M105 74c-40 21-93 57-70 92 21 31 78-2 120-26 51-31 89-64 71-91-23-39-99 13-121 25zM12 176c-68-123 180-238 234-138 65 119-175 245-234 138z">
          <text:p/>
        </draw:path>
        <draw:path draw:style-name="gr30" draw:text-style-name="P7" draw:layer="layout" svg:width="0.256cm" svg:height="0.216cm" svg:x="8.955cm" svg:y="5.724cm" svg:viewBox="0 0 257 217" svg:d="M105 74c-40 21-93 57-70 92 21 32 78-2 120-27 51-30 89-63 71-90-23-38-99 13-121 25zM12 176c-68-123 180-238 234-138 65 119-175 245-234 138z">
          <text:p/>
        </draw:path>
        <draw:path draw:style-name="gr30" draw:text-style-name="P7" draw:layer="layout" svg:width="0.256cm" svg:height="0.216cm" svg:x="8.955cm" svg:y="5.547cm" svg:viewBox="0 0 257 217" svg:d="M105 73c-40 22-93 57-70 94 21 31 78-3 120-28 51-30 89-63 71-91-23-38-99 13-121 25zM12 176c-68-123 180-238 234-138 65 119-175 245-234 138z">
          <text:p/>
        </draw:path>
        <draw:path draw:style-name="gr30" draw:text-style-name="P7" draw:layer="layout" svg:width="0.088cm" svg:height="0.088cm" svg:x="9.297cm" svg:y="6.761cm" svg:viewBox="0 0 89 89" svg:d="M45 89c-24 0-45-20-45-45 0-24 19-44 43-44s46 20 46 44c0 25-20 45-44 45z">
          <text:p/>
        </draw:path>
        <draw:path draw:style-name="gr30" draw:text-style-name="P7" draw:layer="layout" svg:width="0.224cm" svg:height="0.182cm" svg:x="9.521cm" svg:y="7.595cm" svg:viewBox="0 0 225 183" svg:d="M209 25c32 35 14 94-41 130-52 36-121 37-153 3-31-35-12-94 40-130 54-36 122-37 154-3z">
          <text:p/>
        </draw:path>
        <draw:path draw:style-name="gr30" draw:text-style-name="P7" draw:layer="layout" svg:width="0.224cm" svg:height="0.182cm" svg:x="9.521cm" svg:y="5.651cm" svg:viewBox="0 0 225 183" svg:d="M209 25c32 36 14 94-41 130-52 36-121 37-153 3-31-35-12-93 40-130 54-36 122-37 154-3z">
          <text:p/>
        </draw:path>
        <draw:path draw:style-name="gr30" draw:text-style-name="P7" draw:layer="layout" svg:width="0.224cm" svg:height="0.182cm" svg:x="9.521cm" svg:y="5.298cm" svg:viewBox="0 0 225 183" svg:d="M209 26c32 35 14 93-41 129-52 36-121 38-153 3-31-35-12-92 40-130 54-36 122-37 154-2z">
          <text:p/>
        </draw:path>
        <draw:path draw:style-name="gr30" draw:text-style-name="P7" draw:layer="layout" svg:width="0.166cm" svg:height="0.445cm" svg:x="10.147cm" svg:y="5.319cm" svg:viewBox="0 0 167 446" svg:d="M34 302l-5 123 36-36c0 0 71-83 38-119-27-29-56 6-69 32zM0 0h45l-9 276c28-39 79-72 117-26 51 57-48 123-97 166-12 10-24 25-27 30h-12z">
          <text:p/>
        </draw:path>
        <draw:path draw:style-name="gr30" draw:text-style-name="P7" draw:layer="layout" svg:width="0.166cm" svg:height="0.445cm" svg:x="10.331cm" svg:y="5.054cm" svg:viewBox="0 0 167 446" svg:d="M32 303l-5 122 37-36c0 0 70-83 38-118-27-29-57 6-70 32zM0 0h44l-10 277c29-38 80-71 119-27 50 57-50 124-99 167-11 9-23 25-27 29h-12z">
          <text:p/>
        </draw:path>
        <draw:path draw:style-name="gr30" draw:text-style-name="P7" draw:layer="layout" svg:width="0.166cm" svg:height="0.445cm" svg:x="10.147cm" svg:y="7.439cm" svg:viewBox="0 0 167 446" svg:d="M34 301l-5 124 36-36c0 0 71-84 38-120-27-28-56 7-69 32zM0 0h45l-9 276c28-38 79-71 117-27 51 57-48 124-97 168-12 9-24 25-27 29h-12z">
          <text:p/>
        </draw:path>
        <draw:path draw:style-name="gr30" draw:text-style-name="P7" draw:layer="layout" svg:width="0.166cm" svg:height="0.445cm" svg:x="10.331cm" svg:y="7.174cm" svg:viewBox="0 0 167 446" svg:d="M32 303l-5 123 37-37c0 0 70-83 38-118-27-29-57 6-70 32zM0 0h44l-10 277c29-38 80-71 119-27 50 57-50 124-99 167-11 9-23 25-27 29h-12z">
          <text:p/>
        </draw:path>
        <draw:path draw:style-name="gr30" draw:text-style-name="P7" draw:layer="layout" svg:width="0.256cm" svg:height="0.215cm" svg:x="10.945cm" svg:y="7.226cm" svg:viewBox="0 0 257 216" svg:d="M105 73c-40 22-93 58-70 93 21 32 78-3 118-27 53-30 90-63 73-91-23-38-100 13-121 25zM12 175c-69-122 178-237 234-137 65 118-176 245-234 137z">
          <text:p/>
        </draw:path>
        <draw:path draw:style-name="gr30" draw:text-style-name="P7" draw:layer="layout" svg:width="0.256cm" svg:height="0.216cm" svg:x="10.945cm" svg:y="5.547cm" svg:viewBox="0 0 257 217" svg:d="M105 73c-40 22-93 57-70 94 21 31 78-3 118-28 53-30 90-63 73-91-23-38-100 13-121 25zM12 176c-69-123 178-238 234-138 65 119-176 245-234 138z">
          <text:p/>
        </draw:path>
        <draw:path draw:style-name="gr30" draw:text-style-name="P7" draw:layer="layout" svg:width="0.256cm" svg:height="0.216cm" svg:x="11.509cm" svg:y="6.962cm" svg:viewBox="0 0 257 217" svg:d="M105 74c-39 21-93 57-70 92 21 31 78-2 120-26 52-31 89-64 71-91-23-39-99 13-121 25zM12 176c-68-123 180-238 234-138 65 119-175 245-234 138z">
          <text:p/>
        </draw:path>
        <draw:path draw:style-name="gr30" draw:text-style-name="P7" draw:layer="layout" svg:width="0.256cm" svg:height="0.216cm" svg:x="11.509cm" svg:y="5.724cm" svg:viewBox="0 0 257 217" svg:d="M105 74c-39 21-93 57-70 92 21 32 78-2 120-27 52-30 89-63 71-90-23-38-99 13-121 25zM12 176c-68-123 180-238 234-138 65 119-175 245-234 138z">
          <text:p/>
        </draw:path>
        <draw:path draw:style-name="gr30" draw:text-style-name="P7" draw:layer="layout" svg:width="0.257cm" svg:height="0.215cm" svg:x="12.433cm" svg:y="7.05cm" svg:viewBox="0 0 258 216" svg:d="M106 73c-40 22-94 57-70 94 20 31 77-3 118-28 52-30 90-63 72-91-24-38-99 13-120 25zM12 176c-69-124 179-238 235-138 64 119-176 244-235 138z">
          <text:p/>
        </draw:path>
        <draw:path draw:style-name="gr30" draw:text-style-name="P7" draw:layer="layout" svg:width="0.257cm" svg:height="0.216cm" svg:x="12.433cm" svg:y="5.988cm" svg:viewBox="0 0 258 217" svg:d="M106 73c-40 22-94 57-70 94 20 31 77-3 118-28 52-30 90-63 72-91-24-38-99 13-120 25zM12 176c-69-124 179-238 235-138 64 119-176 245-235 138z">
          <text:p/>
        </draw:path>
        <draw:path draw:style-name="gr30" draw:text-style-name="P7" draw:layer="layout" svg:width="0.256cm" svg:height="0.216cm" svg:x="13.04cm" svg:y="7.138cm" svg:viewBox="0 0 257 217" svg:d="M105 74c-39 22-93 57-70 93 21 31 78-3 120-27 52-30 89-63 72-92-24-38-100 13-122 26zM12 176c-68-123 180-238 234-138 65 119-175 246-234 138z">
          <text:p/>
        </draw:path>
        <draw:path draw:style-name="gr30" draw:text-style-name="P7" draw:layer="layout" svg:width="0.256cm" svg:height="0.216cm" svg:x="13.04cm" svg:y="5.812cm" svg:viewBox="0 0 257 217" svg:d="M105 74c-39 21-93 58-70 93 21 31 78-2 120-26 52-31 89-65 72-92-24-38-100 13-122 25zM12 177c-68-124 180-238 234-139 65 120-175 245-234 139z">
          <text:p/>
        </draw:path>
        <draw:path draw:style-name="gr30" draw:text-style-name="P7" draw:layer="layout" svg:width="0.167cm" svg:height="0.541cm" svg:x="12.795cm" svg:y="5.648cm" svg:viewBox="0 0 168 542" svg:d="M114 203l-61 28v114l61-28zM114 511v-131l-61 29v133h-22v-121l-31 12v-64l31-12v-116l-31 12v-62l31-14v-141h22v131l61-28v-139h22v129l32-14v62l-32 14v116l32-14v62l-32 14v142z">
          <text:p/>
        </draw:path>
        <draw:path draw:style-name="gr30" draw:text-style-name="P7" draw:layer="layout" svg:width="0.167cm" svg:height="0.445cm" svg:x="13.828cm" svg:y="5.319cm" svg:viewBox="0 0 168 446" svg:d="M33 302l-5 123 36-36c0 0 72-83 38-119-26-29-56 6-69 32zM0 0h45l-10 276c29-39 79-72 119-26 50 57-50 123-99 166-11 10-24 25-27 30h-12z">
          <text:p/>
        </draw:path>
        <draw:path draw:style-name="gr30" draw:text-style-name="P7" draw:layer="layout" svg:width="0.166cm" svg:height="0.445cm" svg:x="14.012cm" svg:y="5.054cm" svg:viewBox="0 0 167 446" svg:d="M33 303l-6 122 37-36c0 0 72-83 39-118-28-29-57 6-70 32zM0 0h44l-10 277c29-38 81-71 119-27 50 57-48 124-99 167-11 9-23 25-27 29h-12z">
          <text:p/>
        </draw:path>
        <draw:path draw:style-name="gr30" draw:text-style-name="P7" draw:layer="layout" svg:width="0.166cm" svg:height="0.445cm" svg:x="14.195cm" svg:y="5.407cm" svg:viewBox="0 0 167 446" svg:d="M33 302l-5 123 36-36c0 0 72-83 39-119-28-28-57 7-70 32zM0 0h44l-9 277c28-38 80-71 118-27 51 57-48 123-98 167-12 9-24 25-27 29h-12z">
          <text:p/>
        </draw:path>
        <draw:path draw:style-name="gr30" draw:text-style-name="P7" draw:layer="layout" svg:width="0.167cm" svg:height="0.445cm" svg:x="13.828cm" svg:y="7.439cm" svg:viewBox="0 0 168 446" svg:d="M33 301l-5 124 36-36c0 0 72-84 38-120-26-28-56 7-69 32zM0 0h45l-10 276c29-38 79-71 119-27 50 57-50 124-99 168-11 9-24 25-27 29h-12z">
          <text:p/>
        </draw:path>
        <draw:path draw:style-name="gr30" draw:text-style-name="P7" draw:layer="layout" svg:width="0.166cm" svg:height="0.445cm" svg:x="14.012cm" svg:y="7.174cm" svg:viewBox="0 0 167 446" svg:d="M33 303l-6 123 37-37c0 0 72-83 39-118-28-29-57 6-70 32zM0 0h44l-10 277c29-38 81-71 119-27 50 57-48 124-99 167-11 9-23 25-27 29h-12z">
          <text:p/>
        </draw:path>
        <draw:path draw:style-name="gr30" draw:text-style-name="P7" draw:layer="layout" svg:width="0.166cm" svg:height="0.445cm" svg:x="14.195cm" svg:y="7.527cm" svg:viewBox="0 0 167 446" svg:d="M33 303l-5 122 36-36c0 0 72-83 39-118-28-30-57 6-70 32zM0 0h44l-9 277c28-39 80-72 118-28 51 58-48 125-98 168-12 9-24 25-27 29h-12z">
          <text:p/>
        </draw:path>
        <draw:path draw:style-name="gr30" draw:text-style-name="P7" draw:layer="layout" svg:width="0.256cm" svg:height="0.216cm" svg:x="14.809cm" svg:y="7.138cm" svg:viewBox="0 0 257 217" svg:d="M106 74c-40 22-94 57-70 93 20 31 77-3 118-27 53-30 90-63 73-92-24-38-100 13-121 26zM12 176c-68-123 180-238 235-138 64 119-176 246-235 138z">
          <text:p/>
        </draw:path>
        <draw:path draw:style-name="gr30" draw:text-style-name="P7" draw:layer="layout" svg:width="0.256cm" svg:height="0.215cm" svg:x="14.809cm" svg:y="5.459cm" svg:viewBox="0 0 257 216" svg:d="M106 74c-40 22-94 57-70 93 20 31 77-3 118-27 53-31 90-63 73-91-24-39-100 13-121 25zM12 176c-68-123 180-238 235-137 64 118-176 244-235 137z">
          <text:p/>
        </draw:path>
        <draw:path draw:style-name="gr30" draw:text-style-name="P7" draw:layer="layout" svg:width="0.256cm" svg:height="0.215cm" svg:x="15.374cm" svg:y="7.491cm" svg:viewBox="0 0 257 216" svg:d="M105 73c-40 22-93 57-70 94 21 31 78-3 119-28 52-31 89-63 72-91-23-38-98 13-121 25zM12 176c-69-124 180-238 234-138 65 119-176 244-234 138z">
          <text:p/>
        </draw:path>
        <draw:path draw:style-name="gr30" draw:text-style-name="P7" draw:layer="layout" svg:width="0.256cm" svg:height="0.216cm" svg:x="15.374cm" svg:y="5.547cm" svg:viewBox="0 0 257 217" svg:d="M105 73c-40 22-93 57-70 94 21 31 78-3 119-28 52-30 89-63 72-91-23-38-98 13-121 25zM12 176c-69-123 180-238 234-138 65 119-176 245-234 138z">
          <text:p/>
        </draw:path>
        <draw:path draw:style-name="gr30" draw:text-style-name="P7" draw:layer="layout" svg:width="0.256cm" svg:height="0.216cm" svg:x="16.298cm" svg:y="7.403cm" svg:viewBox="0 0 257 217" svg:d="M105 74c-39 21-93 57-70 92 21 31 78-2 119-26 52-31 90-64 72-91-24-39-99 13-121 25zM12 176c-69-123 179-238 234-138 65 119-175 245-234 138z">
          <text:p/>
        </draw:path>
        <draw:path draw:style-name="gr30" draw:text-style-name="P7" draw:layer="layout" svg:width="0.256cm" svg:height="0.216cm" svg:x="16.298cm" svg:y="5.724cm" svg:viewBox="0 0 257 217" svg:d="M105 74c-39 21-93 57-70 92 21 32 78-2 119-27 52-30 90-63 72-90-24-38-99 13-121 25zM12 176c-69-123 179-238 234-138 65 119-175 245-234 138z">
          <text:p/>
        </draw:path>
        <draw:path draw:style-name="gr30" draw:text-style-name="P7" draw:layer="layout" svg:width="0.257cm" svg:height="0.215cm" svg:x="16.863cm" svg:y="7.491cm" svg:viewBox="0 0 258 216" svg:d="M106 73c-40 22-94 57-70 94 20 31 78-3 118-28 53-31 90-63 73-91-23-38-100 13-121 25zM12 176c-68-124 180-238 235-138 65 119-176 244-235 138z">
          <text:p/>
        </draw:path>
        <draw:path draw:style-name="gr30" draw:text-style-name="P7" draw:layer="layout" svg:width="0.257cm" svg:height="0.216cm" svg:x="16.863cm" svg:y="5.547cm" svg:viewBox="0 0 258 217" svg:d="M106 73c-40 22-94 57-70 94 20 31 78-3 118-28 53-30 90-63 73-91-23-38-100 13-121 25zM12 176c-68-123 180-238 235-138 65 119-176 245-235 138z">
          <text:p/>
        </draw:path>
        <draw:path draw:style-name="gr30" draw:text-style-name="P7" draw:layer="layout" svg:width="0.182cm" svg:height="1.33cm" svg:x="2.086cm" svg:y="6.621cm" svg:viewBox="0 0 183 1331" svg:d="M56 9c10 6 49 57 70 99 33 66 47 114 47 189 0 69-11 109-24 177-9 46-20 72-32 118-15 56-18 47-24 75-7 34-12 57-15 90-1 18-4 33-4 51 0 62 3 115 12 185 9 63 21 105 36 164 10 40 21 66 34 105 9 25 34 67 25 69-17 4-29-23-40-41-16-27-45-99-66-163-16-51-31-99-39-134-10-54-22-85-28-138-3-36-8-58-8-95 0-70 8-109 24-178 11-42 35-92 50-150 13-54 24-89 30-144 1-24 4-39 4-65 0-34-6-55-15-87-16-55-49-94-81-127-1-3-4-6-6-9h47c0 1 1 9 3 9z">
          <text:p/>
        </draw:path>
        <draw:path draw:style-name="gr30" draw:text-style-name="P7" draw:layer="layout" svg:width="0.182cm" svg:height="1.331cm" svg:x="2.086cm" svg:y="5.302cm" svg:viewBox="0 0 183 1332" svg:d="M53 1332h-47c2-3 5-6 6-9 32-33 65-72 81-128 9-31 15-52 15-87 0-25-3-40-4-64-6-56-17-90-30-144-15-58-39-108-50-150-16-70-24-109-24-178 0-37 5-60 8-96 6-52 18-84 28-138 8-34 23-82 39-133 21-65 50-137 66-164 11-18 23-45 40-40 9 1-16 43-25 69-13 39-24 64-34 105-15 58-27 100-36 163-9 71-12 123-12 186 0 18 3 33 4 51 3 33 8 56 15 89 6 29 9 19 24 76 12 46 23 72 32 118 13 67 24 108 24 177 0 75-14 123-47 189-21 42-60 93-70 99-2 0-3 7-3 9z">
          <text:p/>
        </draw:path>
        <draw:path draw:style-name="gr30" draw:text-style-name="P7" draw:layer="layout" svg:width="0.131cm" svg:height="0.195cm" svg:x="2.38cm" svg:y="8.553cm" svg:viewBox="0 0 132 196" svg:d="M42 173c0 10 21 14 28 14 33 0 37-32 37-51 0-27-10-56-36-56-9 0-28 5-29 21zM18 31c0-9 0-15-12-15-2 0-4 0-6 0v-4c13-4 27-8 41-12h1v85h1c2-6 17-23 39-23 34 0 50 33 50 64 0 25-17 70-69 70-14 0-45-8-45-18z">
          <text:p/>
        </draw:path>
        <draw:path draw:style-name="gr30" draw:text-style-name="P7" draw:layer="layout" svg:width="0.031cm" svg:height="0.132cm" svg:x="2.543cm" svg:y="8.616cm" svg:viewBox="0 0 32 133" svg:d="M0 118c0-9 7-16 16-16s16 7 16 16c0 10-10 15-16 15s-16-4-16-15zM0 16c0-9 7-16 16-16s16 7 16 16c0 10-10 16-16 16s-16-5-16-16z">
          <text:p/>
        </draw:path>
        <draw:path draw:style-name="gr30" draw:text-style-name="P7" draw:layer="layout" svg:width="0.193cm" svg:height="0.19cm" svg:x="3.93cm" svg:y="8.558cm" svg:viewBox="0 0 194 191" svg:d="M194 6c-14 1-18 5-26 26l-63 159h-4l-70-156c-11-25-16-29-31-29v-6h76v6c-15 1-21 1-21 10 0 4 5 16 12 31l42 96 42-105c0-1 5-13 5-19 0-12-10-13-20-13v-6h58z">
          <text:p/>
        </draw:path>
        <draw:path draw:style-name="gr30" draw:text-style-name="P7" draw:layer="layout" svg:width="0.123cm" svg:height="0.196cm" svg:x="4.139cm" svg:y="8.461cm" svg:viewBox="0 0 124 197" svg:d="M32 95c-3 3-6 9-6 26 0 48 19 68 41 68 18 0 31-14 31-46 0-29-8-57-39-57-10 0-20 2-27 9zM118 4c-51 8-79 46-84 81 15-9 21-12 38-12 30 0 52 21 52 59 0 21-10 65-62 65-33 0-62-26-62-86 0-58 48-109 117-111z">
          <text:p/>
        </draw:path>
        <draw:path draw:style-name="gr30" draw:text-style-name="P7" draw:layer="layout" svg:width="0.067cm" svg:height="0.192cm" svg:x="4.826cm" svg:y="8.553cm" svg:viewBox="0 0 68 193" svg:d="M33 0c9 0 15 6 15 14s-6 14-15 14c-11 0-15-9-15-14s4-14 15-14zM0 189c18-1 23-3 23-26v-65c0-17-6-17-10-17s-8 1-11 1v-4c14-5 30-10 44-16l1 1v100c0 19 2 25 21 26v4h-68z">
          <text:p/>
        </draw:path>
        <draw:path draw:style-name="gr30" draw:text-style-name="P7" draw:layer="layout" svg:width="0.067cm" svg:height="0.192cm" svg:x="5.059cm" svg:y="8.553cm" svg:viewBox="0 0 68 193" svg:d="M32 0c8 0 15 6 15 14s-7 14-15 14c-10 0-14-9-14-14s4-14 14-14zM0 189c18-1 23-3 23-26v-65c0-17-6-17-10-17s-8 1-12 1v-4c15-5 29-10 44-16l1 1v100c0 19 2 25 22 26v4h-68z">
          <text:p/>
        </draw:path>
        <draw:path draw:style-name="gr30" draw:text-style-name="P7" draw:layer="layout" svg:width="0.067cm" svg:height="0.192cm" svg:x="5.138cm" svg:y="8.553cm" svg:viewBox="0 0 68 193" svg:d="M31 0c9 0 16 6 16 14s-7 14-16 14c-10 0-14-9-14-14s4-14 14-14zM0 189c17-1 22-3 22-26v-65c0-17-5-17-10-17-4 0-7 1-11 1v-4c15-5 29-10 45-16l1 1v100c0 19 1 25 21 26v4h-68z">
          <text:p/>
        </draw:path>
        <draw:path draw:style-name="gr30" draw:text-style-name="P7" draw:layer="layout" svg:width="0.105cm" svg:height="0.105cm" svg:x="5.21cm" svg:y="8.536cm" svg:viewBox="0 0 106 106" svg:d="M90 53c0-20-17-38-37-38-21 0-38 18-38 38 0 21 17 38 38 38 20 0 37-17 37-38zM0 53c0-28 24-53 53-53 28 0 53 25 53 53 0 29-25 53-53 53-29 0-53-24-53-53z">
          <text:p/>
        </draw:path>
        <draw:path draw:style-name="gr30" draw:text-style-name="P7" draw:layer="layout" svg:width="0.122cm" svg:height="0.196cm" svg:x="5.343cm" svg:y="8.461cm" svg:viewBox="0 0 123 197" svg:d="M32 95c-3 3-6 9-6 26 0 48 19 68 40 68 18 0 32-14 32-46 0-29-8-57-39-57-10 0-20 2-27 9zM118 4c-51 8-79 46-85 81 16-9 22-12 38-12 31 0 52 21 52 59 0 21-10 65-61 65-33 0-62-26-62-86 0-58 48-109 117-111z">
          <text:p/>
        </draw:path>
        <draw:path draw:style-name="gr30" draw:text-style-name="P7" draw:layer="layout" svg:width="0.192cm" svg:height="0.19cm" svg:x="5.964cm" svg:y="8.558cm" svg:viewBox="0 0 193 191" svg:d="M193 6c-13 1-17 5-26 26l-62 159h-5l-70-156c-11-25-17-29-30-29v-6h75v6c-16 1-21 1-21 10 0 4 5 16 12 31l43 96 42-105c0-1 5-13 5-19 0-12-10-13-21-13v-6h58z">
          <text:p/>
        </draw:path>
        <draw:path draw:style-name="gr30" draw:text-style-name="P7" draw:layer="layout" svg:width="0.195cm" svg:height="0.19cm" svg:x="6.581cm" svg:y="8.555cm" svg:viewBox="0 0 196 191" svg:d="M123 119l-34-79-32 79zM196 191h-72v-5c11 0 20 0 20-11 0-4-4-14-5-18l-12-27h-75l-13 33c-1 4-2 8-2 11 0 12 13 12 19 12v5h-56v-5c5 0 10-1 15-6 6-7 15-28 20-40l59-140h6l71 161c9 21 13 24 25 25z">
          <text:p/>
        </draw:path>
        <draw:path draw:style-name="gr30" draw:text-style-name="P7" draw:layer="layout" svg:width="0.031cm" svg:height="0.132cm" svg:x="6.804cm" svg:y="8.616cm" svg:viewBox="0 0 32 133" svg:d="M0 118c0-9 8-16 16-16 9 0 16 7 16 16 0 10-10 15-16 15s-16-4-16-15zM0 16c0-9 8-16 16-16 9 0 16 7 16 16 0 10-10 16-16 16s-16-5-16-16z">
          <text:p/>
        </draw:path>
        <draw:path draw:style-name="gr30" draw:text-style-name="P7" draw:layer="layout" svg:width="0.084cm" svg:height="0.187cm" svg:x="7.524cm" svg:y="8.558cm" svg:viewBox="0 0 85 188" svg:d="M0 183c24-1 27-6 27-26v-126c0-21-4-24-27-25v-6h85v6c-22 1-29 3-29 25v126c0 22 7 25 29 26v5h-85z">
          <text:p/>
        </draw:path>
        <draw:path draw:style-name="gr30" draw:text-style-name="P7" draw:layer="layout" svg:width="0.193cm" svg:height="0.19cm" svg:x="7.617cm" svg:y="8.558cm" svg:viewBox="0 0 194 191" svg:d="M194 6c-14 1-18 5-26 26l-64 159h-4l-70-156c-11-25-16-29-30-29v-6h75v6c-15 1-21 1-21 10 0 4 5 16 12 31l42 96 42-105c0-1 5-13 5-19 0-12-10-13-20-13v-6h59z">
          <text:p/>
        </draw:path>
        <draw:path draw:style-name="gr30" draw:text-style-name="P7" draw:layer="layout" svg:width="0.123cm" svg:height="0.196cm" svg:x="7.826cm" svg:y="8.461cm" svg:viewBox="0 0 124 197" svg:d="M32 95c-3 3-6 9-6 26 0 48 20 68 41 68 18 0 31-14 31-46 0-29-8-57-38-57-10 0-21 2-28 9zM118 4c-50 8-79 46-85 81 17-9 23-12 39-12 30 0 52 21 52 59 0 21-11 65-61 65-34 0-63-26-63-86 0-58 49-109 117-111z">
          <text:p/>
        </draw:path>
        <draw:path draw:style-name="gr30" draw:text-style-name="P7" draw:layer="layout" svg:width="0.084cm" svg:height="0.187cm" svg:x="8.261cm" svg:y="8.558cm" svg:viewBox="0 0 85 188" svg:d="M0 183c24-1 28-6 28-26v-126c0-21-4-24-28-25v-6h85v6c-21 1-29 3-29 25v126c0 22 7 25 29 26v5h-85z">
          <text:p/>
        </draw:path>
        <draw:path draw:style-name="gr30" draw:text-style-name="P7" draw:layer="layout" svg:width="0.192cm" svg:height="0.19cm" svg:x="8.97cm" svg:y="8.558cm" svg:viewBox="0 0 193 191" svg:d="M193 6c-14 1-18 5-26 26l-64 159h-4l-69-156c-12-25-17-29-30-29v-6h75v6c-16 1-21 1-21 10 0 4 5 16 11 31l43 96 41-105c2-1 7-13 7-19 0-12-11-13-22-13v-6h59z">
          <text:p/>
        </draw:path>
        <draw:path draw:style-name="gr30" draw:text-style-name="P7" draw:layer="layout" svg:width="0.084cm" svg:height="0.187cm" svg:x="9.519cm" svg:y="8.558cm" svg:viewBox="0 0 85 188" svg:d="M0 183c24-1 27-6 27-26v-126c0-21-4-24-27-25v-6h85v6c-22 1-29 3-29 25v126c0 22 7 25 29 26v5h-85z">
          <text:p/>
        </draw:path>
        <draw:path draw:style-name="gr30" draw:text-style-name="P7" draw:layer="layout" svg:width="0.123cm" svg:height="0.196cm" svg:x="9.617cm" svg:y="8.461cm" svg:viewBox="0 0 124 197" svg:d="M32 95c-3 3-5 9-5 26 0 48 19 68 40 68 18 0 31-14 31-46 0-29-8-57-39-57-10 0-20 2-27 9zM118 4c-51 8-79 46-84 81 15-9 21-12 37-12 31 0 53 21 53 59 0 21-10 65-62 65-33 0-62-26-62-86 0-58 48-109 118-111z">
          <text:p/>
        </draw:path>
        <draw:path draw:style-name="gr30" draw:text-style-name="P7" draw:layer="layout" svg:width="0.125cm" svg:height="0.192cm" svg:x="10.155cm" svg:y="8.615cm" svg:viewBox="0 0 126 193" svg:d="M64 82c21 0 22-22 22-28 0-8-5-46-30-46-10 0-21 7-21 26 0 22 7 48 29 48zM62 177c34 0 53-13 53-28 0-12-14-13-34-14-28 0-34 0-47-3-9 10-14 16-14 25 0 8 10 20 42 20zM102 21c3 6 6 12 6 26 0 31-29 42-46 42-4 0-14-1-15-1-6 0-17 12-17 18s13 7 22 7l37 2c30 1 34 22 34 30 0 32-47 48-73 48-29 0-50-13-50-28 0-12 13-24 28-34-8-4-15-7-15-15 0-5 0-9 25-31-17-7-26-21-26-37 0-34 27-48 48-48 10 0 17 3 28 7 6 2 11 3 16 3h22v11z">
          <text:p/>
        </draw:path>
        <draw:path draw:style-name="gr30" draw:text-style-name="P7" draw:layer="layout" svg:width="0.031cm" svg:height="0.132cm" svg:x="10.311cm" svg:y="8.616cm" svg:viewBox="0 0 32 133" svg:d="M0 118c0-9 7-16 16-16 8 0 16 7 16 16 0 10-10 15-16 15s-16-4-16-15zM0 16c0-9 7-16 16-16 8 0 16 7 16 16 0 10-10 16-16 16s-16-5-16-16z">
          <text:p/>
        </draw:path>
        <draw:path draw:style-name="gr30" draw:text-style-name="P7" draw:layer="layout" svg:width="0.067cm" svg:height="0.192cm" svg:x="11.021cm" svg:y="8.553cm" svg:viewBox="0 0 68 193" svg:d="M32 0c9 0 16 6 16 14s-7 14-16 14c-10 0-14-9-14-14s4-14 14-14zM0 189c18-1 23-3 23-26v-65c0-17-6-17-10-17s-8 1-12 1v-4c15-5 29-10 45-16l1 1v100c0 19 2 25 21 26v4h-68z">
          <text:p/>
        </draw:path>
        <draw:path draw:style-name="gr30" draw:text-style-name="P7" draw:layer="layout" svg:width="0.067cm" svg:height="0.192cm" svg:x="11.515cm" svg:y="8.553cm" svg:viewBox="0 0 68 193" svg:d="M33 0c8 0 14 6 14 14s-6 14-14 14c-10 0-14-9-14-14s4-14 14-14zM0 189c19-1 23-3 23-26v-65c0-17-5-17-9-17s-8 1-13 1v-4c16-5 30-10 45-16l1 1v100c0 19 2 25 21 26v4h-68z">
          <text:p/>
        </draw:path>
        <draw:path draw:style-name="gr30" draw:text-style-name="P7" draw:layer="layout" svg:width="0.13cm" svg:height="0.131cm" svg:x="11.594cm" svg:y="8.618cm" svg:viewBox="0 0 131 132" svg:d="M131 4c-10 1-12 6-19 22l-37 92c-3 8-5 14-7 14-3 0-4-1-8-13-7-18-34-83-44-104-4-9-10-10-16-11v-4h56v4c-7 1-13 2-13 9 0 3 1 8 2 10l29 73c11-27 31-72 31-82 0-7-7-9-14-10v-4h40z">
          <text:p/>
        </draw:path>
        <draw:path draw:style-name="gr30" draw:text-style-name="P7" draw:layer="layout" svg:width="0.067cm" svg:height="0.192cm" svg:x="12.439cm" svg:y="8.553cm" svg:viewBox="0 0 68 193" svg:d="M33 0c8 0 15 6 15 14s-7 14-15 14c-10 0-14-9-14-14s4-14 14-14zM0 189c19-1 24-3 24-26v-65c0-17-6-17-10-17s-8 1-11 1v-4c14-5 29-10 43-16l1 1v100c0 19 2 25 21 26v4h-68z">
          <text:p/>
        </draw:path>
        <draw:path draw:style-name="gr30" draw:text-style-name="P7" draw:layer="layout" svg:width="0.122cm" svg:height="0.196cm" svg:x="12.523cm" svg:y="8.461cm" svg:viewBox="0 0 123 197" svg:d="M32 95c-3 3-6 9-6 26 0 48 19 68 40 68 18 0 31-14 31-46 0-29-9-57-38-57-10 0-20 2-27 9zM118 4c-52 8-79 46-85 81 16-9 22-12 37-12 30 0 53 21 53 59 0 21-10 65-61 65-33 0-62-26-62-86 0-58 48-109 117-111z">
          <text:p/>
        </draw:path>
        <draw:path draw:style-name="gr30" draw:text-style-name="P7" draw:layer="layout" svg:width="0.129cm" svg:height="0.131cm" svg:x="12.876cm" svg:y="8.618cm" svg:viewBox="0 0 130 132" svg:d="M130 4c-9 1-11 6-18 22l-37 92c-3 8-6 14-8 14s-3-1-8-13c-6-18-33-83-44-104-4-9-9-10-15-11v-4h55v4c-7 1-13 2-13 9 0 3 2 8 3 10l29 73c9-27 30-72 30-82 0-7-6-9-13-10v-4h39z">
          <text:p/>
        </draw:path>
        <draw:path draw:style-name="gr30" draw:text-style-name="P7" draw:layer="layout" svg:width="0.067cm" svg:height="0.192cm" svg:x="13.016cm" svg:y="8.553cm" svg:viewBox="0 0 68 193" svg:d="M33 0c8 0 14 6 14 14s-6 14-14 14c-10 0-15-9-15-14s5-14 15-14zM0 189c18-1 24-3 24-26v-65c0-17-7-17-11-17s-8 1-12 1v-4c15-5 30-10 45-16l1 1v100c0 19 2 25 21 26v4h-68z">
          <text:p/>
        </draw:path>
        <draw:path draw:style-name="gr30" draw:text-style-name="P7" draw:layer="layout" svg:width="0.067cm" svg:height="0.192cm" svg:x="13.095cm" svg:y="8.553cm" svg:viewBox="0 0 68 193" svg:d="M32 0c9 0 15 6 15 14s-6 14-15 14c-10 0-14-9-14-14s4-14 14-14zM0 189c18-1 23-3 23-26v-65c0-17-5-17-10-17-4 0-9 1-12 1v-4c15-5 30-10 45-16l1 1v100c0 19 1 25 21 26v4h-68z">
          <text:p/>
        </draw:path>
        <draw:path draw:style-name="gr30" draw:text-style-name="P7" draw:layer="layout" svg:width="0.105cm" svg:height="0.105cm" svg:x="13.167cm" svg:y="8.536cm" svg:viewBox="0 0 106 106" svg:d="M91 53c0-20-17-38-37-38-21 0-38 18-38 38 0 21 17 38 38 38 20 0 37-17 37-38zM0 53c0-28 25-53 54-53 28 0 52 25 52 53 0 29-24 53-52 53-29 0-54-24-54-53z">
          <text:p/>
        </draw:path>
        <draw:path draw:style-name="gr30" draw:text-style-name="P7" draw:layer="layout" svg:width="0.122cm" svg:height="0.196cm" svg:x="13.3cm" svg:y="8.461cm" svg:viewBox="0 0 123 197" svg:d="M32 95c-3 3-6 9-6 26 0 48 19 68 41 68 18 0 31-14 31-46 0-29-8-57-39-57-10 0-20 2-27 9zM118 4c-50 8-79 46-85 81 16-9 22-12 39-12 29 0 51 21 51 59 0 21-10 65-60 65-34 0-63-26-63-86 0-58 48-109 117-111z">
          <text:p/>
        </draw:path>
        <draw:path draw:style-name="gr30" draw:text-style-name="P7" draw:layer="layout" svg:width="0.165cm" svg:height="0.187cm" svg:x="13.832cm" svg:y="8.558cm" svg:viewBox="0 0 166 188" svg:d="M153 188h-153v-5c18-1 24-4 24-26v-126c0-22-6-24-24-25v-6h151v41h-7c-4-25-11-30-44-30h-38c-6 0-9 0-9 10v62h44c26 0 28-6 32-26h6v66h-6c-4-23-8-26-32-27h-44v70c0 11 0 11 42 11 36 0 50-8 63-36h8z">
          <text:p/>
        </draw:path>
        <draw:path draw:style-name="gr30" draw:text-style-name="P7" draw:layer="layout" svg:width="0.078cm" svg:height="0.209cm" svg:x="14.021cm" svg:y="8.536cm" svg:viewBox="0 0 79 210" svg:d="M15 143l-2 57 17-17c0 0 34-39 19-55-13-14-28 3-34 15zM0 0h20l-4 131c13-18 38-34 56-13 24 27-23 58-47 78-5 5-11 12-12 14h-6z">
          <text:p/>
        </draw:path>
        <draw:path draw:style-name="gr30" draw:text-style-name="P7" draw:layer="layout" svg:width="0.031cm" svg:height="0.132cm" svg:x="14.132cm" svg:y="8.616cm" svg:viewBox="0 0 32 133" svg:d="M0 118c0-9 7-16 15-16 10 0 17 7 17 16 0 10-10 15-17 15-6 0-15-4-15-15zM0 16c0-9 7-16 15-16 10 0 17 7 17 16 0 10-10 16-17 16-6 0-15-5-15-16z">
          <text:p/>
        </draw:path>
        <draw:path draw:style-name="gr30" draw:text-style-name="P7" draw:layer="layout" svg:width="0.084cm" svg:height="0.187cm" svg:x="14.777cm" svg:y="8.558cm" svg:viewBox="0 0 85 188" svg:d="M0 183c24-1 28-6 28-26v-126c0-21-4-24-28-25v-6h85v6c-21 1-28 3-28 25v126c0 22 7 25 28 26v5h-85z">
          <text:p/>
        </draw:path>
        <draw:path draw:style-name="gr30" draw:text-style-name="P7" draw:layer="layout" svg:width="0.192cm" svg:height="0.19cm" svg:x="14.871cm" svg:y="8.558cm" svg:viewBox="0 0 193 191" svg:d="M193 6c-14 1-18 5-26 26l-63 159h-4l-70-156c-11-25-16-29-30-29v-6h76v6c-16 1-22 1-22 10 0 4 5 16 12 31l43 96 41-105c1-1 5-13 5-19 0-12-9-13-20-13v-6h58z">
          <text:p/>
        </draw:path>
        <draw:path draw:style-name="gr30" draw:text-style-name="P7" draw:layer="layout" svg:width="0.192cm" svg:height="0.19cm" svg:x="15.318cm" svg:y="8.558cm" svg:viewBox="0 0 193 191" svg:d="M193 6c-13 1-17 5-26 26l-63 159h-5l-69-156c-12-25-17-29-30-29v-6h75v6c-16 1-21 1-21 10 0 4 5 16 12 31l42 96 43-105c0-1 5-13 5-19 0-12-10-13-22-13v-6h59z">
          <text:p/>
        </draw:path>
        <draw:path draw:style-name="gr30" draw:text-style-name="P7" draw:layer="layout" svg:width="0.122cm" svg:height="0.196cm" svg:x="15.527cm" svg:y="8.461cm" svg:viewBox="0 0 123 197" svg:d="M33 95c-3 3-7 9-7 26 0 48 20 68 41 68 18 0 31-14 31-46 0-29-9-57-38-57-10 0-20 2-27 9zM118 4c-51 8-78 46-84 81 16-9 22-12 37-12 30 0 52 21 52 59 0 21-10 65-60 65-33 0-63-26-63-86 0-58 49-109 117-111z">
          <text:p/>
        </draw:path>
        <draw:path draw:style-name="gr30" draw:text-style-name="P7" draw:layer="layout" svg:width="0.084cm" svg:height="0.187cm" svg:x="16.368cm" svg:y="8.558cm" svg:viewBox="0 0 85 188" svg:d="M0 183c24-1 29-6 29-26v-126c0-21-5-24-29-25v-6h85v6c-21 1-28 3-28 25v126c0 22 7 25 28 26v5h-85z">
          <text:p/>
        </draw:path>
        <draw:path draw:style-name="gr30" draw:text-style-name="P7" draw:layer="layout" svg:width="0.192cm" svg:height="0.19cm" svg:x="16.807cm" svg:y="8.558cm" svg:viewBox="0 0 193 191" svg:d="M193 6c-15 1-19 5-27 26l-63 159h-4l-69-156c-12-25-17-29-30-29v-6h75v6c-16 1-21 1-21 10 0 4 5 16 11 31l43 96 41-105c1-1 6-13 6-19 0-12-10-13-21-13v-6h59z">
          <text:p/>
        </draw:path>
        <draw:path draw:style-name="gr30" draw:text-style-name="P7" draw:layer="layout" svg:width="0.122cm" svg:height="0.196cm" svg:x="17.016cm" svg:y="8.461cm" svg:viewBox="0 0 123 197" svg:d="M33 95c-3 3-6 9-6 26 0 48 19 68 40 68 18 0 31-14 31-46 0-29-9-57-39-57-9 0-19 2-26 9zM117 4c-50 8-78 46-83 81 15-9 21-12 37-12 30 0 52 21 52 59 0 21-10 65-60 65-34 0-63-26-63-86 0-58 49-109 117-111z">
          <text:p/>
        </draw:path>
        <draw:path draw:style-name="gr30" draw:text-style-name="P7" draw:layer="layout" svg:width="0.109cm" svg:height="0.25cm" svg:x="2.403cm" svg:y="4.611cm" svg:viewBox="0 0 110 251" svg:d="M0 44h7c49 0 62-25 63-44h40v251h-49v-172h-61z">
          <text:p/>
        </draw:path>
        <draw:path draw:style-name="gr30" draw:text-style-name="P7" draw:layer="layout" svg:width="0.171cm" svg:height="0.25cm" svg:x="6.362cm" svg:y="4.611cm" svg:viewBox="0 0 172 251" svg:d="M3 89c0-82 61-89 83-89 48 0 86 29 86 80 0 43-28 65-52 81-33 23-51 35-56 46h108v44h-172c2-29 4-60 59-99 46-33 63-46 63-74 0-17-10-36-34-36-35 0-36 29-36 47z">
          <text:p/>
        </draw:path>
        <draw:path draw:style-name="gr30" draw:text-style-name="P7" draw:layer="layout" svg:width="0.172cm" svg:height="0.257cm" svg:x="9.933cm" svg:y="4.611cm" svg:viewBox="0 0 173 258" svg:d="M65 105h8c15 0 42-1 42-34 0-9-4-32-31-32-34 0-34 32-34 41h-46c0-47 26-80 83-80 33 0 78 17 78 70 0 25-16 41-30 47v1c9 2 38 15 38 59 0 47-35 81-86 81-24 0-87-5-87-84h48v1c0 13 3 43 36 43 20 0 37-13 37-41 0-35-33-37-56-37z">
          <text:p/>
        </draw:path>
        <draw:path draw:style-name="gr30" draw:text-style-name="P7" draw:layer="layout" svg:width="0.176cm" svg:height="0.25cm" svg:x="13.614cm" svg:y="4.611cm" svg:viewBox="0 0 177 251" svg:d="M99 157c0-60 1-99 1-107h-1l-63 107zM177 196h-28v55h-50v-55h-99v-43l92-153h57v157h28z">
          <text:p/>
        </draw:path>
        <draw:frame draw:style-name="gr56" draw:text-style-name="P2" draw:layer="layout" svg:width="6.094cm" svg:height="0.48cm" svg:x="2.722cm" svg:y="3.705cm">
          <draw:text-box>
            <text:p text:style-name="P1"><text:span text:style-name="T2">and to label NCTs and arpeggiations.</text:span></text:p>
          </draw:text-box>
        </draw:frame>
        <draw:path draw:style-name="gr39" draw:text-style-name="P3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40" draw:text-style-name="P3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39" draw:text-style-name="P3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39" draw:text-style-name="P3" draw:layer="layout" svg:x1="10.553cm" svg:y1="-0.998cm" svg:x2="10.976cm" svg:y2="-0.998cm">
          <text:p/>
        </draw:line>
        <draw:line draw:style-name="gr39" draw:text-style-name="P3" draw:layer="layout" svg:x1="10.764cm" svg:y1="-1.21cm" svg:x2="10.764cm" svg:y2="-0.787cm">
          <text:p/>
        </draw:line>
        <draw:path draw:style-name="gr39" draw:text-style-name="P3" draw:layer="layout" svg:width="0.211cm" svg:height="0.211cm" svg:x="10.659cm" svg:y="-1.104cm" svg:viewBox="0 0 212 212" svg:d="M212 106c0 59-48 106-107 106-58 0-105-47-105-106s47-106 105-106c59 0 107 47 107 106z">
          <text:p/>
        </draw:path>
        <draw:path draw:style-name="gr40" draw:text-style-name="P3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40" draw:text-style-name="P3" draw:layer="layout" svg:x1="10.553cm" svg:y1="-0.998cm" svg:x2="10.976cm" svg:y2="-0.998cm">
          <text:p/>
        </draw:line>
        <draw:line draw:style-name="gr40" draw:text-style-name="P3" draw:layer="layout" svg:x1="10.764cm" svg:y1="-1.21cm" svg:x2="10.764cm" svg:y2="-0.787cm">
          <text:p/>
        </draw:line>
        <draw:path draw:style-name="gr41" draw:text-style-name="P9" draw:layer="layout" svg:width="0.211cm" svg:height="0.211cm" svg:x="10.659cm" svg:y="-1.104cm" svg:viewBox="0 0 212 212" svg:d="M212 106c0 59-48 106-107 106-58 0-105-47-105-106s47-106 105-106c59 0 107 47 107 106z">
          <text:p/>
        </draw:path>
        <draw:line draw:style-name="gr42" draw:text-style-name="P3" draw:layer="layout" svg:x1="10.659cm" svg:y1="-0.998cm" svg:x2="10.87cm" svg:y2="-0.998cm">
          <text:p/>
        </draw:line>
        <draw:line draw:style-name="gr42" draw:text-style-name="P3" draw:layer="layout" svg:x1="10.764cm" svg:y1="-1.104cm" svg:x2="10.764cm" svg:y2="-0.893cm">
          <text:p/>
        </draw:line>
        <draw:path draw:style-name="gr39" draw:text-style-name="P3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39" draw:text-style-name="P3" draw:layer="layout" svg:x1="10.553cm" svg:y1="28.635cm" svg:x2="10.976cm" svg:y2="28.635cm">
          <text:p/>
        </draw:line>
        <draw:line draw:style-name="gr39" draw:text-style-name="P3" draw:layer="layout" svg:x1="10.764cm" svg:y1="28.423cm" svg:x2="10.764cm" svg:y2="28.847cm">
          <text:p/>
        </draw:line>
        <draw:path draw:style-name="gr39" draw:text-style-name="P3" draw:layer="layout" svg:width="0.211cm" svg:height="0.212cm" svg:x="10.659cm" svg:y="28.529cm" svg:viewBox="0 0 212 213" svg:d="M212 107c0 58-48 106-107 106-58 0-105-48-105-106 0-60 47-107 105-107 59 0 107 47 107 107z">
          <text:p/>
        </draw:path>
        <draw:path draw:style-name="gr40" draw:text-style-name="P3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40" draw:text-style-name="P3" draw:layer="layout" svg:x1="10.553cm" svg:y1="28.635cm" svg:x2="10.976cm" svg:y2="28.635cm">
          <text:p/>
        </draw:line>
        <draw:line draw:style-name="gr40" draw:text-style-name="P3" draw:layer="layout" svg:x1="10.764cm" svg:y1="28.423cm" svg:x2="10.764cm" svg:y2="28.847cm">
          <text:p/>
        </draw:line>
        <draw:path draw:style-name="gr41" draw:text-style-name="P9" draw:layer="layout" svg:width="0.211cm" svg:height="0.212cm" svg:x="10.659cm" svg:y="28.529cm" svg:viewBox="0 0 212 213" svg:d="M212 107c0 58-48 106-107 106-58 0-105-48-105-106 0-60 47-107 105-107 59 0 107 47 107 107z">
          <text:p/>
        </draw:path>
        <draw:line draw:style-name="gr42" draw:text-style-name="P3" draw:layer="layout" svg:x1="10.659cm" svg:y1="28.635cm" svg:x2="10.87cm" svg:y2="28.635cm">
          <text:p/>
        </draw:line>
        <draw:line draw:style-name="gr42" draw:text-style-name="P3" draw:layer="layout" svg:x1="10.764cm" svg:y1="28.529cm" svg:x2="10.764cm" svg:y2="28.741cm">
          <text:p/>
        </draw:line>
        <draw:path draw:style-name="gr39" draw:text-style-name="P3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39" draw:text-style-name="P3" draw:layer="layout" svg:x1="-1.248cm" svg:y1="13.818cm" svg:x2="-0.824cm" svg:y2="13.818cm">
          <text:p/>
        </draw:line>
        <draw:line draw:style-name="gr39" draw:text-style-name="P3" draw:layer="layout" svg:x1="-1.036cm" svg:y1="13.607cm" svg:x2="-1.036cm" svg:y2="14.03cm">
          <text:p/>
        </draw:line>
        <draw:path draw:style-name="gr39" draw:text-style-name="P3" draw:layer="layout" svg:width="0.212cm" svg:height="0.212cm" svg:x="-1.142cm" svg:y="13.712cm" svg:viewBox="0 0 213 213" svg:d="M213 106c0 60-48 107-107 107-58 0-106-47-106-107 0-58 48-106 106-106 59 0 107 48 107 106z">
          <text:p/>
        </draw:path>
        <draw:path draw:style-name="gr40" draw:text-style-name="P3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40" draw:text-style-name="P3" draw:layer="layout" svg:x1="-1.248cm" svg:y1="13.818cm" svg:x2="-0.824cm" svg:y2="13.818cm">
          <text:p/>
        </draw:line>
        <draw:line draw:style-name="gr40" draw:text-style-name="P3" draw:layer="layout" svg:x1="-1.036cm" svg:y1="13.607cm" svg:x2="-1.036cm" svg:y2="14.03cm">
          <text:p/>
        </draw:line>
        <draw:path draw:style-name="gr41" draw:text-style-name="P9" draw:layer="layout" svg:width="0.212cm" svg:height="0.212cm" svg:x="-1.142cm" svg:y="13.712cm" svg:viewBox="0 0 213 213" svg:d="M213 106c0 60-48 107-107 107-58 0-106-47-106-107 0-58 48-106 106-106 59 0 107 48 107 106z">
          <text:p/>
        </draw:path>
        <draw:line draw:style-name="gr42" draw:text-style-name="P3" draw:layer="layout" svg:x1="-1.142cm" svg:y1="13.818cm" svg:x2="-0.93cm" svg:y2="13.818cm">
          <text:p/>
        </draw:line>
        <draw:line draw:style-name="gr42" draw:text-style-name="P3" draw:layer="layout" svg:x1="-1.036cm" svg:y1="13.712cm" svg:x2="-1.036cm" svg:y2="13.924cm">
          <text:p/>
        </draw:line>
        <draw:path draw:style-name="gr39" draw:text-style-name="P3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39" draw:text-style-name="P3" draw:layer="layout" svg:x1="22.353cm" svg:y1="13.818cm" svg:x2="22.777cm" svg:y2="13.818cm">
          <text:p/>
        </draw:line>
        <draw:line draw:style-name="gr39" draw:text-style-name="P3" draw:layer="layout" svg:x1="22.565cm" svg:y1="13.607cm" svg:x2="22.565cm" svg:y2="14.03cm">
          <text:p/>
        </draw:line>
        <draw:path draw:style-name="gr39" draw:text-style-name="P3" draw:layer="layout" svg:width="0.212cm" svg:height="0.212cm" svg:x="22.459cm" svg:y="13.712cm" svg:viewBox="0 0 213 213" svg:d="M213 106c0 60-48 107-106 107-59 0-107-47-107-107 0-58 48-106 107-106 58 0 106 48 106 106z">
          <text:p/>
        </draw:path>
        <draw:path draw:style-name="gr40" draw:text-style-name="P3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40" draw:text-style-name="P3" draw:layer="layout" svg:x1="22.353cm" svg:y1="13.818cm" svg:x2="22.777cm" svg:y2="13.818cm">
          <text:p/>
        </draw:line>
        <draw:line draw:style-name="gr40" draw:text-style-name="P3" draw:layer="layout" svg:x1="22.565cm" svg:y1="13.607cm" svg:x2="22.565cm" svg:y2="14.03cm">
          <text:p/>
        </draw:line>
        <draw:path draw:style-name="gr41" draw:text-style-name="P9" draw:layer="layout" svg:width="0.212cm" svg:height="0.212cm" svg:x="22.459cm" svg:y="13.712cm" svg:viewBox="0 0 213 213" svg:d="M213 106c0 60-48 107-106 107-59 0-107-47-107-107 0-58 48-106 107-106 58 0 106 48 106 106z">
          <text:p/>
        </draw:path>
        <draw:line draw:style-name="gr42" draw:text-style-name="P3" draw:layer="layout" svg:x1="22.459cm" svg:y1="13.818cm" svg:x2="22.671cm" svg:y2="13.818cm">
          <text:p/>
        </draw:line>
        <draw:line draw:style-name="gr42" draw:text-style-name="P3" draw:layer="layout" svg:x1="22.565cm" svg:y1="13.712cm" svg:x2="22.565cm" svg:y2="13.924cm">
          <text:p/>
        </draw:line>
        <draw:polygon draw:style-name="gr43" draw:text-style-name="P3" draw:layer="layout" svg:width="0.092cm" svg:height="0.152cm" svg:x="0.336cm" svg:y="28.536cm" svg:viewBox="0 0 93 153" draw:points="47,83 91,41 66,41 18,89 18,0 0,0 0,153 18,153 18,111 34,97 68,153 93,153">
          <text:p/>
        </draw:polygon>
        <draw:path draw:style-name="gr43" draw:text-style-name="P3" draw:layer="layout" svg:width="0.102cm" svg:height="0.117cm" svg:x="0.436cm" svg:y="28.574cm" svg:viewBox="0 0 103 118" svg:d="M0 59c0 29 16 59 52 59 35 0 51-30 51-59 0-28-16-59-51-59-36 0-52 31-52 59zM19 59c0-14 6-43 33-43s32 29 32 43c0 15-5 43-32 43s-33-28-33-43z">
          <text:p/>
        </draw:path>
        <draw:path draw:style-name="gr43" draw:text-style-name="P3" draw:layer="layout" svg:width="0.091cm" svg:height="0.117cm" svg:x="0.553cm" svg:y="28.574cm" svg:viewBox="0 0 92 118" svg:d="M88 36c0-7-2-36-42-36-23 0-43 11-43 36 0 16 10 23 26 27l22 5c16 5 22 7 22 16 0 13-12 18-25 18-27 0-30-14-30-23h-18c0 14 3 39 48 39 25 0 44-14 44-37 0-15-8-23-31-29l-19-4c-15-4-21-6-21-16 0-14 16-16 23-16 24 0 26 12 26 20z">
          <text:p/>
        </draw:path>
        <draw:path draw:style-name="gr43" draw:text-style-name="P3" draw:layer="layout" svg:width="0.101cm" svg:height="0.153cm" svg:x="0.66cm" svg:y="28.539cm" svg:viewBox="0 0 102 154" svg:d="M96 38c0-17-13-38-46-38-36 0-45 25-45 41 0 14 7 24 20 29-16 6-25 18-25 36 0 8 0 24 15 36 12 10 27 12 36 12 35 0 51-23 51-48 0-11-5-28-25-36 6-4 19-10 19-32zM50 79c17 0 31 9 31 29 0 24-16 29-30 29-26 0-31-18-31-30 0-14 9-28 30-28zM50 63c-13 0-26-9-26-23 0-9 5-23 25-23 22 0 28 13 28 22 0 14-11 24-27 24z">
          <text:p/>
        </draw:path>
        <draw:path draw:style-name="gr43" draw:text-style-name="P3" draw:layer="layout" svg:width="0.102cm" svg:height="0.153cm" svg:x="0.777cm" svg:y="28.539cm" svg:viewBox="0 0 103 154" svg:d="M100 40c-2-31-27-40-45-40-44 0-55 47-55 80 0 19 3 38 12 52 10 17 27 22 38 22 21 0 30-6 39-15 10-11 14-22 14-38 0-35-29-47-48-47-20 0-30 10-35 18 0-16 6-55 35-55 16 0 23 10 26 23zM22 103c0-17 10-32 31-32 23 0 31 18 31 31 0 21-13 35-31 35-21 0-31-17-31-34z">
          <text:p/>
        </draw:path>
        <draw:path draw:style-name="gr43" draw:text-style-name="P3" draw:layer="layout" svg:width="0.103cm" svg:height="0.146cm" svg:x="0.895cm" svg:y="28.542cm" svg:viewBox="0 0 104 147" svg:d="M0 18h83c-30 34-57 88-62 129h21c10-68 47-115 62-130v-17h-104z">
          <text:p/>
        </draw:path>
        <draw:path draw:style-name="gr43" draw:text-style-name="P3" draw:layer="layout" svg:width="0.101cm" svg:height="0.153cm" svg:x="1.013cm" svg:y="28.539cm" svg:viewBox="0 0 102 154" svg:d="M99 40c-2-31-26-40-43-40-46 0-56 47-56 80 0 19 2 38 11 52 11 17 27 22 39 22 21 0 30-6 38-15 10-11 14-22 14-38 0-35-28-47-46-47-22 0-32 10-37 18 0-16 6-55 36-55 16 0 24 10 26 23zM22 103c0-17 9-32 31-32 23 0 30 18 30 31 0 21-11 35-29 35-23 0-32-17-32-34z">
          <text:p/>
        </draw:path>
        <draw:path draw:style-name="gr43" draw:text-style-name="P3" draw:layer="layout" svg:width="0.102cm" svg:height="0.153cm" svg:x="1.13cm" svg:y="28.539cm" svg:viewBox="0 0 103 154" svg:d="M83 76c0 39-9 61-31 61s-32-22-32-61c0-37 10-59 32-59s31 22 31 59zM103 76c0-30-8-76-51-76-44 0-52 46-52 76 0 31 8 78 52 78 43 0 51-47 51-78z">
          <text:p/>
        </draw:path>
        <draw:polygon draw:style-name="gr43" draw:text-style-name="P3" draw:layer="layout" svg:width="0.118cm" svg:height="0.01cm" svg:x="1.24cm" svg:y="28.704cm" svg:viewBox="0 0 119 11" draw:points="0,0 0,11 119,11 119,0">
          <text:p/>
        </draw:polygon>
        <draw:path draw:style-name="gr43" draw:text-style-name="P3" draw:layer="layout" svg:width="0.095cm" svg:height="0.117cm" svg:x="1.364cm" svg:y="28.574cm" svg:viewBox="0 0 96 118" svg:d="M96 41c-2-20-14-41-43-41-36 0-53 27-53 63 0 32 19 55 50 55 32 0 44-25 46-42h-19c-3 17-14 26-27 26-25 0-30-24-30-43s7-42 30-42c16 0 24 9 27 24z">
          <text:p/>
        </draw:path>
        <draw:path draw:style-name="gr43" draw:text-style-name="P3" draw:layer="layout" svg:width="0.091cm" svg:height="0.152cm" svg:x="1.477cm" svg:y="28.536cm" svg:viewBox="0 0 92 153" svg:d="M92 76c0-31-22-38-39-38-18 0-27 11-33 18v-56h-20v153h20v-60c0-29 16-38 31-38 18 0 22 9 22 25v73h19z">
          <text:p/>
        </draw:path>
        <draw:path draw:style-name="gr43" draw:text-style-name="P3" draw:layer="layout" svg:width="0.054cm" svg:height="0.149cm" svg:x="1.603cm" svg:y="28.539cm" svg:viewBox="0 0 55 150" svg:d="M55 0h-15c-6 24-16 27-40 28v15h34v107h21z">
          <text:p/>
        </draw:path>
        <draw:path draw:style-name="gr43" draw:text-style-name="P3" draw:layer="layout" svg:width="0.102cm" svg:height="0.149cm" svg:x="1.704cm" svg:y="28.539cm" svg:viewBox="0 0 103 150" svg:d="M23 53c1-10 2-36 30-36 23 0 30 15 30 27 0 19-11 25-28 34l-20 12c-20 12-33 29-35 60h103v-18h-82c1-5 6-17 26-28l15-10c24-12 41-23 41-50s-20-44-47-44c-16 0-52 5-52 53z">
          <text:p/>
        </draw:path>
        <draw:polygon draw:style-name="gr43" draw:text-style-name="P3" draw:layer="layout" svg:width="0.117cm" svg:height="0.01cm" svg:x="1.817cm" svg:y="28.704cm" svg:viewBox="0 0 118 11" draw:points="0,0 0,11 118,11 118,0">
          <text:p/>
        </draw:polygon>
        <draw:path draw:style-name="gr43" draw:text-style-name="P3" draw:layer="layout" svg:width="0.102cm" svg:height="0.153cm" svg:x="1.942cm" svg:y="28.539cm" svg:viewBox="0 0 103 154" svg:d="M83 76c0 39-9 61-31 61s-32-22-32-61c0-37 10-59 32-59s31 22 31 59zM103 76c0-30-8-76-51-76-44 0-52 46-52 76 0 31 8 78 52 78 43 0 51-47 51-78z">
          <text:p/>
        </draw:path>
        <draw:path draw:style-name="gr43" draw:text-style-name="P3" draw:layer="layout" svg:width="0.1cm" svg:height="0.153cm" svg:x="2.061cm" svg:y="28.539cm" svg:viewBox="0 0 101 154" svg:d="M47 99c13 0 29-6 35-18v1c-4 39-16 56-37 56-15 0-24-9-25-24h-18c0 14 9 40 44 40 52 0 55-69 55-85 0-24-5-69-53-69-32 0-48 24-48 51 0 30 19 48 47 48zM49 82c-12 0-30-3-30-32 0-20 12-33 29-33 22 0 31 15 31 32 0 29-20 33-30 33z">
          <text:p/>
        </draw:path>
        <draw:path draw:style-name="gr43" draw:text-style-name="P3" draw:layer="layout" svg:width="0.055cm" svg:height="0.149cm" svg:x="2.191cm" svg:y="28.539cm" svg:viewBox="0 0 56 150" svg:d="M56 0h-16c-6 24-16 27-40 28v15h35v107h21z">
          <text:p/>
        </draw:path>
        <draw:polygon draw:style-name="gr43" draw:text-style-name="P3" draw:layer="layout" svg:width="0.052cm" svg:height="0.019cm" svg:x="2.297cm" svg:y="28.62cm" svg:viewBox="0 0 53 20" draw:points="53,0 0,0 0,20 53,20">
          <text:p/>
        </draw:polygon>
        <draw:path draw:style-name="gr43" draw:text-style-name="P3" draw:layer="layout" svg:width="0.102cm" svg:height="0.153cm" svg:x="2.366cm" svg:y="28.539cm" svg:viewBox="0 0 103 154" svg:d="M83 76c0 39-10 61-31 61-23 0-32-22-32-61 0-37 9-59 32-59 21 0 31 22 31 59zM103 76c0-30-9-76-51-76-44 0-52 46-52 76 0 31 8 78 52 78 42 0 51-47 51-78z">
          <text:p/>
        </draw:path>
        <draw:path draw:style-name="gr43" draw:text-style-name="P3" draw:layer="layout" svg:width="0.1cm" svg:height="0.153cm" svg:x="2.484cm" svg:y="28.539cm" svg:viewBox="0 0 101 154" svg:d="M48 99c14 0 29-6 34-18l1 1c-5 39-16 56-36 56-16 0-25-9-26-24h-19c0 14 9 40 45 40 52 0 54-69 54-85 0-24-4-69-52-69-32 0-49 24-49 51 0 30 20 48 48 48zM51 82c-14 0-31-3-31-32 0-20 11-33 29-33 22 0 31 15 31 32 0 29-19 33-29 33z">
          <text:p/>
        </draw:path>
        <draw:path draw:style-name="gr43" draw:text-style-name="P3" draw:layer="layout" svg:width="0.102cm" svg:height="0.153cm" svg:x="2.601cm" svg:y="28.539cm" svg:viewBox="0 0 103 154" svg:d="M97 38c0-17-13-38-47-38-35 0-45 25-45 41 0 14 8 24 20 29-15 6-25 18-25 36 0 8 0 24 16 36 11 10 27 12 35 12 36 0 52-23 52-48 0-11-5-28-25-36 7-4 19-10 19-32zM51 79c17 0 32 9 32 29 0 24-18 29-31 29-26 0-32-18-32-30 0-14 10-28 31-28zM51 63c-14 0-26-9-26-23 0-9 4-23 24-23 22 0 29 13 29 22 0 14-11 24-27 24z">
          <text:p/>
        </draw:path>
        <draw:polygon draw:style-name="gr43" draw:text-style-name="P3" draw:layer="layout" svg:width="0.022cm" svg:height="0.023cm" svg:x="2.729cm" svg:y="28.665cm" svg:viewBox="0 0 23 24" draw:points="23,0 0,0 0,24 23,24">
          <text:p/>
        </draw:polygon>
        <draw:path draw:style-name="gr43" draw:text-style-name="P3" draw:layer="layout" svg:width="0.019cm" svg:height="0.152cm" svg:x="2.784cm" svg:y="28.536cm" svg:viewBox="0 0 20 153" svg:d="M20 41h-20v112h20zM20 21v-21h-20v21z">
          <text:p/>
        </draw:path>
        <draw:path draw:style-name="gr43" draw:text-style-name="P3" draw:layer="layout" svg:width="0.09cm" svg:height="0.114cm" svg:x="2.831cm" svg:y="28.574cm" svg:viewBox="0 0 91 115" svg:d="M91 38c0-31-22-38-39-38-19 0-29 13-33 19h-1v-16h-18v112h19v-61c0-31 19-37 29-37 19 0 24 9 24 29v69h19z">
          <text:p/>
        </draw:path>
        <draw:path draw:style-name="gr43" draw:text-style-name="P3" draw:layer="layout" svg:width="0.098cm" svg:height="0.155cm" svg:x="2.942cm" svg:y="28.536cm" svg:viewBox="0 0 99 156" svg:d="M99 0h-19v57c-4-7-13-19-34-19-29 0-46 25-46 56 0 27 11 62 50 62 10 0 23-3 31-18h1v15h17zM19 97c0-14 2-42 31-42 27 0 30 30 30 48 0 29-18 37-30 37-21 0-31-18-31-43z">
          <text:p/>
        </draw:path>
        <draw:path draw:style-name="gr43" draw:text-style-name="P3" draw:layer="layout" svg:width="0.098cm" svg:height="0.155cm" svg:x="3.06cm" svg:y="28.536cm" svg:viewBox="0 0 99 156" svg:d="M99 0h-19v57c-5-7-13-19-33-19-31 0-47 25-47 56 0 27 11 62 49 62 11 0 24-3 32-18v15h18zM19 97c0-14 1-42 31-42 27 0 30 30 30 48 0 29-18 37-30 37-21 0-31-18-31-43z">
          <text:p/>
        </draw:path>
        <draw:path draw:style-name="gr43" draw:text-style-name="P3" draw:layer="layout" svg:width="0.1cm" svg:height="0.153cm" svg:x="3.355cm" svg:y="28.539cm" svg:viewBox="0 0 101 154" svg:d="M47 99c15 0 30-6 35-18l1 1c-5 39-16 56-37 56-15 0-24-9-25-24h-19c0 14 9 40 44 40 52 0 55-69 55-85 0-24-5-69-53-69-31 0-48 24-48 51 0 30 20 48 47 48zM50 82c-13 0-30-3-30-32 0-20 11-33 28-33 23 0 31 15 31 32 0 29-19 33-29 33z">
          <text:p/>
        </draw:path>
        <draw:path draw:style-name="gr43" draw:text-style-name="P3" draw:layer="layout" svg:width="0.106cm" svg:height="0.149cm" svg:x="3.469cm" svg:y="28.539cm" svg:viewBox="0 0 107 150" svg:d="M107 114v-17h-22v-97h-16l-69 94v20h66v36h19v-36zM66 29v68h-49z">
          <text:p/>
        </draw:path>
        <draw:path draw:style-name="gr43" draw:text-style-name="P3" draw:layer="layout" svg:width="0.102cm" svg:height="0.153cm" svg:x="19.662cm" svg:y="28.539cm" svg:viewBox="0 0 103 154" svg:d="M83 76c0 39-10 61-32 61-21 0-31-22-31-61 0-37 10-59 31-59 22 0 32 22 32 59zM103 76c0-30-8-76-52-76-42 0-51 46-51 76 0 31 9 78 51 78 44 0 52-47 52-78z">
          <text:p/>
        </draw:path>
        <draw:path draw:style-name="gr43" draw:text-style-name="P3" draw:layer="layout" svg:width="0.1cm" svg:height="0.153cm" svg:x="19.781cm" svg:y="28.539cm" svg:viewBox="0 0 101 154" svg:d="M47 99c14 0 29-6 35-18v1c-4 39-16 56-36 56-16 0-25-9-26-24h-18c0 14 9 40 44 40 52 0 55-69 55-85 0-24-5-69-53-69-31 0-48 24-48 51 0 30 19 48 47 48zM50 82c-13 0-31-3-31-32 0-20 12-33 29-33 23 0 31 15 31 32 0 29-20 33-29 33z">
          <text:p/>
        </draw:path>
        <draw:polygon draw:style-name="gr43" draw:text-style-name="P3" draw:layer="layout" svg:width="0.066cm" svg:height="0.16cm" svg:x="19.886cm" svg:y="28.532cm" svg:viewBox="0 0 67 161" draw:points="67,0 53,0 0,161 15,161">
          <text:p/>
        </draw:polygon>
        <draw:path draw:style-name="gr43" draw:text-style-name="P3" draw:layer="layout" svg:width="0.102cm" svg:height="0.153cm" svg:x="19.957cm" svg:y="28.539cm" svg:viewBox="0 0 103 154" svg:d="M82 76c0 39-10 61-31 61-22 0-32-22-32-61 0-37 10-59 32-59 21 0 31 22 31 59zM103 76c0-30-9-76-52-76s-51 46-51 76c0 31 8 78 51 78s52-47 52-78z">
          <text:p/>
        </draw:path>
        <draw:path draw:style-name="gr43" draw:text-style-name="P3" draw:layer="layout" svg:width="0.054cm" svg:height="0.149cm" svg:x="20.088cm" svg:y="28.539cm" svg:viewBox="0 0 55 150" svg:d="M55 0h-14c-6 24-17 27-41 28v15h35v107h20z">
          <text:p/>
        </draw:path>
        <draw:polygon draw:style-name="gr43" draw:text-style-name="P3" draw:layer="layout" svg:width="0.067cm" svg:height="0.16cm" svg:x="20.18cm" svg:y="28.532cm" svg:viewBox="0 0 68 161" draw:points="68,0 54,0 0,161 15,161">
          <text:p/>
        </draw:polygon>
        <draw:path draw:style-name="gr43" draw:text-style-name="P3" draw:layer="layout" svg:width="0.055cm" svg:height="0.149cm" svg:x="20.264cm" svg:y="28.539cm" svg:viewBox="0 0 56 150" svg:d="M56 0h-15c-6 24-16 27-41 28v15h36v107h20z">
          <text:p/>
        </draw:path>
        <draw:path draw:style-name="gr43" draw:text-style-name="P3" draw:layer="layout" svg:width="0.103cm" svg:height="0.146cm" svg:x="20.368cm" svg:y="28.542cm" svg:viewBox="0 0 104 147" svg:d="M0 18h82c-28 34-55 88-60 129h20c11-68 48-115 62-130v-17h-104z">
          <text:p/>
        </draw:path>
        <draw:path draw:style-name="gr43" draw:text-style-name="P3" draw:layer="layout" svg:width="0.106cm" svg:height="0.149cm" svg:x="20.66cm" svg:y="28.539cm" svg:viewBox="0 0 107 150" svg:d="M107 114v-17h-22v-97h-17l-68 94v20h65v36h20v-36zM65 29v68h-48z">
          <text:p/>
        </draw:path>
        <draw:path draw:style-name="gr43" draw:text-style-name="P3" draw:layer="layout" svg:width="0.022cm" svg:height="0.109cm" svg:x="20.791cm" svg:y="28.579cm" svg:viewBox="0 0 23 110" svg:d="M23 87h-23v23h23zM23 0h-23v22h23z">
          <text:p/>
        </draw:path>
        <draw:path draw:style-name="gr43" draw:text-style-name="P3" draw:layer="layout" svg:width="0.102cm" svg:height="0.15cm" svg:x="20.838cm" svg:y="28.542cm" svg:viewBox="0 0 103 151" svg:d="M32 18h63v-18h-78l-11 80 17 1c7-9 16-14 27-14 19 0 33 11 33 33 0 18-12 34-31 34-17 0-30-8-33-25h-19c4 34 30 42 49 42 47 0 54-37 54-53 0-31-25-48-49-48-13 0-22 4-29 9z">
          <text:p/>
        </draw:path>
        <draw:path draw:style-name="gr43" draw:text-style-name="P3" draw:layer="layout" svg:width="0.103cm" svg:height="0.146cm" svg:x="20.957cm" svg:y="28.542cm" svg:viewBox="0 0 104 147" svg:d="M0 18h83c-29 34-56 88-61 129h21c10-68 46-115 61-130v-17h-104z">
          <text:p/>
        </draw:path>
        <draw:path draw:style-name="gr43" draw:text-style-name="P3" draw:layer="layout" svg:width="0.113cm" svg:height="0.152cm" svg:x="21.144cm" svg:y="28.536cm" svg:viewBox="0 0 114 153" svg:d="M20 17h43c17 0 30 7 30 26 0 20-12 27-31 27h-42zM20 89h49c33 0 45-25 45-46 0-25-17-43-45-43h-69v153h20z">
          <text:p/>
        </draw:path>
        <draw:path draw:style-name="gr43" draw:text-style-name="P3" draw:layer="layout" svg:width="0.146cm" svg:height="0.152cm" svg:x="21.282cm" svg:y="28.536cm" svg:viewBox="0 0 147 153" svg:d="M147 153v-153h-29l-45 129-43-129h-30v153h20v-91c0-4 0-24 0-38l43 129h20l44-129c0 14 0 34 0 38v91z">
          <text:p/>
        </draw:path>
        <draw:frame draw:style-name="gr45" draw:text-style-name="P10" draw:layer="layout" svg:width="3.283cm" svg:height="0.239cm" svg:x="0.323cm" svg:y="28.497cm">
          <draw:text-box>
            <text:p text:style-name="P1"><text:span text:style-name="T7">kos86760_ch12_091-098.indd <text:s text:c="2"/>94</text:span></text:p>
          </draw:text-box>
        </draw:frame>
        <draw:frame draw:style-name="gr46" draw:text-style-name="P10" draw:layer="layout" svg:width="1.801cm" svg:height="0.239cm" svg:x="19.655cm" svg:y="28.497cm">
          <draw:text-box>
            <text:p text:style-name="P1"><text:span text:style-name="T7">09/01/17 <text:s text:c="2"/>4:57 PM</text:span></text:p>
          </draw:text-box>
        </draw:frame>
        <draw:path draw:style-name="gr34" draw:text-style-name="P3" draw:layer="layout" svg:width="0.211cm" svg:height="2.837cm" svg:x="3.996cm" svg:y="9.461cm" svg:viewBox="0 0 212 2838" svg:d="M0 2838v-591M0 1422v-503M212 503v-503">
          <text:p/>
        </draw:path>
        <draw:path draw:style-name="gr34" draw:text-style-name="P3" draw:layer="layout" svg:width="0.616cm" svg:height="3.101cm" svg:x="4.759cm" svg:y="9.461cm" svg:viewBox="0 0 617 3102" svg:d="M0 2749v-595M0 1598v-502M212 591v-591M404 3102v-592M404 1510v-503M617 503v-503">
          <text:p/>
        </draw:path>
        <draw:path draw:style-name="gr34" draw:text-style-name="P3" draw:layer="layout" svg:width="0cm" svg:height="1.828cm" svg:x="5.959cm" svg:y="10.645cm" svg:viewBox="0 0 0 1829" svg:d="M0 1829v-591M0 414v-414">
          <text:p/>
        </draw:path>
        <draw:line draw:style-name="gr35" draw:text-style-name="P3" draw:layer="layout" svg:x1="5.871cm" svg:y1="10.613cm" svg:x2="6.269cm" svg:y2="10.613cm">
          <text:p/>
        </draw:line>
        <draw:line draw:style-name="gr34" draw:text-style-name="P3" draw:layer="layout" svg:x1="6.171cm" svg:y1="10.14cm" svg:x2="6.171cm" svg:y2="9.549cm">
          <text:p/>
        </draw:line>
        <draw:path draw:style-name="gr34" draw:text-style-name="P3" draw:layer="layout" svg:width="0.238cm" svg:height="1.51cm" svg:x="7.636cm" svg:y="10.964cm" svg:viewBox="0 0 239 1511" svg:d="M0 1511v-591M239 416v-416">
          <text:p/>
        </draw:path>
        <draw:line draw:style-name="gr35" draw:text-style-name="P3" draw:layer="layout" svg:x1="7.548cm" svg:y1="11.498cm" svg:x2="7.963cm" svg:y2="11.498cm">
          <text:p/>
        </draw:line>
        <draw:path draw:style-name="gr34" draw:text-style-name="P3" draw:layer="layout" svg:width="0.773cm" svg:height="2.925cm" svg:x="7.636cm" svg:y="9.373cm" svg:viewBox="0 0 774 2926" svg:d="M0 1422v-591M238 503v-503M566 2926v-592M774 1917v-414">
          <text:p/>
        </draw:path>
        <draw:path draw:style-name="gr35" draw:text-style-name="P3" draw:layer="layout" svg:width="0.398cm" svg:height="0.176cm" svg:x="8.113cm" svg:y="11.322cm" svg:viewBox="0 0 399 177" svg:d="M0 177h399M0 0h399">
          <text:p/>
        </draw:path>
        <draw:path draw:style-name="gr34" draw:text-style-name="P3" draw:layer="layout" svg:width="0.208cm" svg:height="1.334cm" svg:x="8.201cm" svg:y="9.461cm" svg:viewBox="0 0 209 1335" svg:d="M0 1335v-592M209 503v-503">
          <text:p/>
        </draw:path>
        <draw:line draw:style-name="gr34" draw:text-style-name="P3" draw:layer="layout" svg:x1="9.203cm" svg:y1="11.29cm" svg:x2="9.203cm" svg:y2="10.876cm">
          <text:p/>
        </draw:line>
        <draw:path draw:style-name="gr35" draw:text-style-name="P3" draw:layer="layout" svg:width="0.415cm" svg:height="0.176cm" svg:x="8.876cm" svg:y="11.322cm" svg:viewBox="0 0 416 177" svg:d="M0 177h416M0 0h416">
          <text:p/>
        </draw:path>
        <draw:path draw:style-name="gr34" draw:text-style-name="P3" draw:layer="layout" svg:width="0.776cm" svg:height="3.453cm" svg:x="8.965cm" svg:y="9.285cm" svg:viewBox="0 0 777 3454" svg:d="M0 3278v-591M0 1511v-503M238 768v-592M564 3454v-590M564 1511v-591M777 504v-504">
          <text:p/>
        </draw:path>
        <draw:path draw:style-name="gr34" draw:text-style-name="P3" draw:layer="layout" svg:width="0.565cm" svg:height="2.27cm" svg:x="10.954cm" svg:y="10.116cm" svg:viewBox="0 0 566 2271" svg:d="M0 2271v-592M0 590v-590M566 2005v-591">
          <text:p/>
        </draw:path>
        <draw:line draw:style-name="gr35" draw:text-style-name="P3" draw:layer="layout" svg:x1="11.431cm" svg:y1="11.498cm" svg:x2="11.845cm" svg:y2="11.498cm">
          <text:p/>
        </draw:line>
        <draw:line draw:style-name="gr34" draw:text-style-name="P3" draw:layer="layout" svg:x1="11.757cm" svg:y1="10.228cm" svg:x2="11.757cm" svg:y2="9.638cm">
          <text:p/>
        </draw:line>
        <draw:path draw:style-name="gr34" draw:text-style-name="P3" draw:layer="layout" svg:width="0.845cm" svg:height="2.572cm" svg:x="12.443cm" svg:y="9.726cm" svg:viewBox="0 0 846 2573" svg:d="M0 2484v-591M238 767v-591M607 2573v-591M846 591v-591">
          <text:p/>
        </draw:path>
        <draw:path draw:style-name="gr34" draw:text-style-name="P3" draw:layer="layout" svg:width="0.564cm" svg:height="2.623cm" svg:x="14.819cm" svg:y="10.027cm" svg:viewBox="0 0 565 2624" svg:d="M0 2272v-591M0 591v-591M565 2624v-591M565 679v-590">
          <text:p/>
        </draw:path>
        <draw:path draw:style-name="gr34" draw:text-style-name="P3" draw:layer="layout" svg:width="0.564cm" svg:height="3.012cm" svg:x="16.308cm" svg:y="9.638cm" svg:viewBox="0 0 565 3013" svg:d="M0 2925v-591M238 590v-590M565 3013v-591M565 1068v-590">
          <text:p/>
        </draw:path>
        <draw:path draw:style-name="gr30" draw:text-style-name="P7" draw:layer="layout" svg:width="0.468cm" svg:height="1.315cm" svg:x="2.488cm" svg:y="9.409cm" svg:viewBox="0 0 469 1316" svg:d="M407 807c-24-46-81-72-132-68l61 260c87-35 108-124 71-192zM325 316c52-113-1-195-11-237-64 42-97 83-123 156-30 81-18 141 6 226l6 21c46-46 90-98 122-166zM54 811c-3 111 87 218 226 202 13-2 25-3 35-7l-1-4-62-259c-18 5-35 16-48 31-42 50-32 124 27 166l-3 14c-68-34-125-123-81-207 22-43 52-67 86-78l-26-94c-75 69-150 130-153 236zM465 790c19 106-30 194-124 229l4 18c24 103 51 236-76 272-95 28-186-29-183-108 3-56 37-95 90-94 56 2 93 30 87 97-6 74-84 64-84 75s32 21 51 17c143-25 130-99 90-270-21 5-44 9-68 9-47 2-252-39-252-256 0-121 93-191 186-280l-4-13c-31-112-60-174-32-296 12-53 67-139 144-190 71 130 125 205 66 374-27 80-80 135-136 185l31 105c91-17 197 53 210 126z">
          <text:p/>
        </draw:path>
        <draw:path draw:style-name="gr30" draw:text-style-name="P7" draw:layer="layout" svg:width="0.527cm" svg:height="0.612cm" svg:x="2.446cm" svg:y="11.67cm" svg:viewBox="0 0 528 613" svg:d="M486 310c-24 0-44-22-42-47 1-21 20-37 42-37s39 19 39 41c1 22-17 43-39 43zM486 135c-23 0-44-20-43-44 1-22 21-39 43-39 23 0 42 18 42 41s-19 42-42 42zM118 122c15-5 52-6 64 29 19 49-7 86-33 97-44 17-107-20-107-70-1-56 20-110 78-152 33-25 139-46 206 7 147 116 85 338-71 466-68 55-146 108-255 114v-22c36-6 57-13 91-28 110-51 178-147 223-254 52-124-6-317-151-279-60 16-89 88-74 105 1 2 10-8 29-13z">
          <text:p/>
        </draw:path>
        <draw:path draw:style-name="gr30" draw:text-style-name="P7" draw:layer="layout" svg:width="0.168cm" svg:height="0.541cm" svg:x="3.075cm" svg:y="9.46cm" svg:viewBox="0 0 169 542" svg:d="M115 203l-60 28v114l60-28zM115 511v-132l-60 30v133h-23v-121l-32 12v-64l32-12v-116l-32 12v-62l32-14v-143h23v133l60-28v-139h23v129l31-14v62l-31 14v116l31-14v62l-31 14v142z">
          <text:p/>
        </draw:path>
        <draw:path draw:style-name="gr30" draw:text-style-name="P7" draw:layer="layout" svg:width="0.168cm" svg:height="0.541cm" svg:x="3.281cm" svg:y="9.724cm" svg:viewBox="0 0 169 542" svg:d="M114 202l-60 28v114l60-27zM114 511v-132l-60 30v133h-23v-121l-31 12v-65l31-12v-115l-31 12v-63l31-13v-142h23v131l60-27v-139h23v128l32-14v63l-32 13v116l32-14v63l-32 13v143z">
          <text:p/>
        </draw:path>
        <draw:path draw:style-name="gr30" draw:text-style-name="P7" draw:layer="layout" svg:width="0.168cm" svg:height="0.541cm" svg:x="3.075cm" svg:y="11.58cm" svg:viewBox="0 0 169 542" svg:d="M115 203l-60 28v114l60-28zM115 511v-132l-60 30v133h-23v-121l-32 12v-64l32-12v-116l-32 12v-62l32-14v-143h23v133l60-29v-138h23v128l31-14v63l-31 14v116l31-14v62l-31 14v142z">
          <text:p/>
        </draw:path>
        <draw:path draw:style-name="gr30" draw:text-style-name="P7" draw:layer="layout" svg:width="0.168cm" svg:height="0.542cm" svg:x="3.281cm" svg:y="11.844cm" svg:viewBox="0 0 169 543" svg:d="M114 203l-60 27v114l60-27zM114 511v-132l-60 29v135h-23v-123l-31 14v-65l31-12v-116l-31 12v-62l31-14v-142h23v131l60-27v-139h23v128l32-13v62l-32 14v115l32-13v62l-32 14v142z">
          <text:p/>
        </draw:path>
        <draw:path draw:style-name="gr30" draw:text-style-name="P7" draw:layer="layout" svg:width="0.224cm" svg:height="0.182cm" svg:x="3.989cm" svg:y="11.583cm" svg:viewBox="0 0 225 183" svg:d="M209 26c32 35 14 93-40 129-54 37-123 38-154 3s-13-93 40-129c54-37 123-38 154-3z">
          <text:p/>
        </draw:path>
        <draw:path draw:style-name="gr30" draw:text-style-name="P7" draw:layer="layout" svg:width="0.224cm" svg:height="0.182cm" svg:x="3.989cm" svg:y="10.257cm" svg:viewBox="0 0 225 183" svg:d="M209 26c32 35 14 93-40 130-54 35-123 37-154 2-31-34-13-92 40-130 54-36 123-37 154-2z">
          <text:p/>
        </draw:path>
        <draw:path draw:style-name="gr30" draw:text-style-name="P7" draw:layer="layout" svg:width="0.224cm" svg:height="0.181cm" svg:x="3.989cm" svg:y="9.904cm" svg:viewBox="0 0 225 182" svg:d="M209 25c32 36 14 94-40 130-54 35-123 37-154 2-31-34-13-92 40-129 54-37 123-37 154-3z">
          <text:p/>
        </draw:path>
        <draw:path draw:style-name="gr30" draw:text-style-name="P7" draw:layer="layout" svg:width="0.167cm" svg:height="0.542cm" svg:x="3.742cm" svg:y="11.403cm" svg:viewBox="0 0 168 543" svg:d="M115 203l-61 27v115l61-28zM115 511v-131l-61 29v134h-22v-121l-32 12v-64l32-12v-117l-32 12v-62l32-14v-142h22v131l61-27v-139h22v128l31-13v62l-31 14v115l31-13v63l-31 14v141z">
          <text:p/>
        </draw:path>
        <draw:path draw:style-name="gr30" draw:text-style-name="P7" draw:layer="layout" svg:width="0.224cm" svg:height="0.181cm" svg:x="4.753cm" svg:y="11.495cm" svg:viewBox="0 0 225 182" svg:d="M209 25c32 35 13 94-40 130-53 35-122 37-154 2-31-34-13-93 41-129 53-37 122-37 153-3z">
          <text:p/>
        </draw:path>
        <draw:path draw:style-name="gr30" draw:text-style-name="P7" draw:layer="layout" svg:width="0.224cm" svg:height="0.181cm" svg:x="4.753cm" svg:y="10.433cm" svg:viewBox="0 0 225 182" svg:d="M209 25c32 36 13 94-40 130-53 35-122 37-154 3-31-35-13-93 41-130 53-36 122-37 153-3z">
          <text:p/>
        </draw:path>
        <draw:path draw:style-name="gr30" draw:text-style-name="P7" draw:layer="layout" svg:width="0.224cm" svg:height="0.181cm" svg:x="4.753cm" svg:y="9.992cm" svg:viewBox="0 0 225 182" svg:d="M209 25c32 35 13 93-40 130-53 35-122 37-154 3-31-36-13-94 41-130 53-36 122-37 153-3z">
          <text:p/>
        </draw:path>
        <draw:path draw:style-name="gr30" draw:text-style-name="P7" draw:layer="layout" svg:width="0.224cm" svg:height="0.182cm" svg:x="5.153cm" svg:y="11.848cm" svg:viewBox="0 0 225 183" svg:d="M209 26c32 34 14 93-40 130-52 35-123 37-154 2-31-34-13-93 40-130 55-36 123-37 154-2z">
          <text:p/>
        </draw:path>
        <draw:path draw:style-name="gr30" draw:text-style-name="P7" draw:layer="layout" svg:width="0.224cm" svg:height="0.182cm" svg:x="5.157cm" svg:y="10.345cm" svg:viewBox="0 0 225 183" svg:d="M209 26c32 35 13 93-40 130-53 35-123 37-154 2s-13-93 40-129c54-37 122-38 154-3z">
          <text:p/>
        </draw:path>
        <draw:path draw:style-name="gr30" draw:text-style-name="P7" draw:layer="layout" svg:width="0.224cm" svg:height="0.181cm" svg:x="5.157cm" svg:y="9.904cm" svg:viewBox="0 0 225 182" svg:d="M209 25c32 36 13 94-40 130-53 35-123 37-154 2-31-34-13-92 40-129 54-37 122-37 154-3z">
          <text:p/>
        </draw:path>
        <draw:path draw:style-name="gr30" draw:text-style-name="P7" draw:layer="layout" svg:width="0.224cm" svg:height="0.182cm" svg:x="5.949cm" svg:y="11.759cm" svg:viewBox="0 0 225 183" svg:d="M209 26c32 34 13 92-41 128-53 37-122 39-153 3-31-34-13-92 40-129s122-38 154-2z">
          <text:p/>
        </draw:path>
        <draw:path draw:style-name="gr30" draw:text-style-name="P7" draw:layer="layout" svg:width="0.224cm" svg:height="0.182cm" svg:x="5.952cm" svg:y="10.521cm" svg:viewBox="0 0 225 183" svg:d="M209 25c32 35 14 93-41 130-52 36-122 37-153 3-31-36-13-94 40-130 54-36 122-37 154-3z">
          <text:p/>
        </draw:path>
        <draw:path draw:style-name="gr30" draw:text-style-name="P7" draw:layer="layout" svg:width="0.224cm" svg:height="0.182cm" svg:x="5.952cm" svg:y="10.08cm" svg:viewBox="0 0 225 183" svg:d="M209 25c32 36 14 94-41 130-52 36-122 37-153 3-31-35-13-93 40-130 54-36 122-37 154-3z">
          <text:p/>
        </draw:path>
        <draw:path draw:style-name="gr30" draw:text-style-name="P7" draw:layer="layout" svg:width="0.168cm" svg:height="0.541cm" svg:x="5.705cm" svg:y="9.901cm" svg:viewBox="0 0 169 542" svg:d="M115 202l-62 29v114l62-28zM115 511v-132l-62 30v133h-22v-121l-31 12v-64l31-12v-116l-31 12v-63l31-14v-142h22v132l62-28v-138h22v128l32-14v62l-32 14v117l32-14v62l-32 14v142z">
          <text:p/>
        </draw:path>
        <draw:path draw:style-name="gr30" draw:text-style-name="P7" draw:layer="layout" svg:width="0.168cm" svg:height="0.541cm" svg:x="6.578cm" svg:y="9.46cm" svg:viewBox="0 0 169 542" svg:d="M115 203l-60 28v114l60-28zM115 511v-132l-60 30v133h-23v-121l-32 12v-64l32-12v-116l-32 12v-62l32-14v-143h23v133l60-28v-139h23v129l31-14v62l-31 14v116l31-14v62l-31 14v142z">
          <text:p/>
        </draw:path>
        <draw:path draw:style-name="gr30" draw:text-style-name="P7" draw:layer="layout" svg:width="0.168cm" svg:height="0.541cm" svg:x="6.784cm" svg:y="9.724cm" svg:viewBox="0 0 169 542" svg:d="M115 202l-61 28v114l61-27zM115 511v-132l-61 30v133h-22v-121l-32 12v-65l32-12v-115l-32 12v-63l32-13v-142h22v131l61-27v-139h22v128l32-14v63l-32 13v116l32-14v63l-32 13v143z">
          <text:p/>
        </draw:path>
        <draw:path draw:style-name="gr30" draw:text-style-name="P7" draw:layer="layout" svg:width="0.167cm" svg:height="0.542cm" svg:x="6.991cm" svg:y="9.371cm" svg:viewBox="0 0 168 543" svg:d="M115 204l-62 27v114l62-27zM115 511v-131l-62 29v134h-22v-121l-31 12v-64l31-12v-116l-31 12v-63l31-14v-142h22v131l62-27v-139h22v128l31-13v62l-31 14v116l31-13v62l-31 14v141z">
          <text:p/>
        </draw:path>
        <draw:path draw:style-name="gr30" draw:text-style-name="P7" draw:layer="layout" svg:width="0.168cm" svg:height="0.541cm" svg:x="6.578cm" svg:y="11.58cm" svg:viewBox="0 0 169 542" svg:d="M115 203l-60 28v114l60-28zM115 511v-132l-60 30v133h-23v-121l-32 12v-64l32-12v-116l-32 12v-62l32-14v-143h23v133l60-29v-138h23v128l31-14v63l-31 14v116l31-14v62l-31 14v142z">
          <text:p/>
        </draw:path>
        <draw:path draw:style-name="gr30" draw:text-style-name="P7" draw:layer="layout" svg:width="0.168cm" svg:height="0.542cm" svg:x="6.784cm" svg:y="11.844cm" svg:viewBox="0 0 169 543" svg:d="M115 203l-61 27v114l61-27zM115 511v-132l-61 29v135h-22v-123l-32 14v-65l32-12v-116l-32 12v-62l32-14v-142h22v131l61-27v-139h22v128l32-13v62l-32 14v115l32-13v62l-32 14v142z">
          <text:p/>
        </draw:path>
        <draw:path draw:style-name="gr30" draw:text-style-name="P7" draw:layer="layout" svg:width="0.167cm" svg:height="0.541cm" svg:x="6.991cm" svg:y="11.492cm" svg:viewBox="0 0 168 542" svg:d="M115 202l-62 28v115l62-28zM115 511v-132l-62 30v133h-22v-121l-31 12v-64l31-12v-117l-31 13v-63l31-14v-142h22v132l62-28v-138h22v128l31-14v62l-31 14v117l31-14v62l-31 14v142z">
          <text:p/>
        </draw:path>
        <draw:path draw:style-name="gr30" draw:text-style-name="P7" draw:layer="layout" svg:width="0.256cm" svg:height="0.216cm" svg:x="7.628cm" svg:y="11.744cm" svg:viewBox="0 0 257 217" svg:d="M105 74c-40 21-93 58-70 93 21 31 78-2 118-27 53-30 90-64 73-91-23-38-99 13-121 25zM12 177c-69-124 180-238 234-139 65 120-176 245-234 139z">
          <text:p/>
        </draw:path>
        <draw:path draw:style-name="gr30" draw:text-style-name="P7" draw:layer="layout" svg:width="0.256cm" svg:height="0.216cm" svg:x="7.628cm" svg:y="11.303cm" svg:viewBox="0 0 257 217" svg:d="M105 74c-40 21-93 58-70 93 21 31 78-2 118-27 53-31 90-64 73-91-23-38-99 13-121 25zM12 177c-69-124 180-238 234-139 65 120-176 245-234 139z">
          <text:p/>
        </draw:path>
        <draw:path draw:style-name="gr30" draw:text-style-name="P7" draw:layer="layout" svg:width="0.256cm" svg:height="0.216cm" svg:x="7.628cm" svg:y="10.064cm" svg:viewBox="0 0 257 217" svg:d="M105 74c-40 22-93 58-70 93 21 31 78-3 118-27 53-30 90-63 73-92-23-38-99 13-121 26zM12 176c-69-123 180-237 234-138 65 119-176 246-234 138z">
          <text:p/>
        </draw:path>
        <draw:path draw:style-name="gr30" draw:text-style-name="P7" draw:layer="layout" svg:width="0.256cm" svg:height="0.216cm" svg:x="7.628cm" svg:y="9.8cm" svg:viewBox="0 0 257 217" svg:d="M105 74c-40 21-93 58-70 93 21 31 78-2 118-26 53-32 90-65 73-92-23-38-99 13-121 25zM12 177c-69-124 180-238 234-139 65 120-176 245-234 139z">
          <text:p/>
        </draw:path>
        <draw:path draw:style-name="gr30" draw:text-style-name="P7" draw:layer="layout" svg:width="0.224cm" svg:height="0.182cm" svg:x="8.194cm" svg:y="11.583cm" svg:viewBox="0 0 225 183" svg:d="M209 26c32 35 14 93-41 129-52 37-122 38-153 3s-13-93 40-129c54-37 123-38 154-3z">
          <text:p/>
        </draw:path>
        <draw:path draw:style-name="gr30" draw:text-style-name="P7" draw:layer="layout" svg:width="0.224cm" svg:height="0.182cm" svg:x="8.194cm" svg:y="11.23cm" svg:viewBox="0 0 225 183" svg:d="M209 26c32 34 14 92-41 128-52 37-122 39-153 3-31-35-13-93 40-129 54-36 123-37 154-2z">
          <text:p/>
        </draw:path>
        <draw:path draw:style-name="gr30" draw:text-style-name="P7" draw:layer="layout" svg:width="0.224cm" svg:height="0.182cm" svg:x="8.194cm" svg:y="10.08cm" svg:viewBox="0 0 225 183" svg:d="M209 25c32 36 14 94-41 130-52 36-122 37-153 3-31-35-13-93 40-130 54-36 123-37 154-3z">
          <text:p/>
        </draw:path>
        <draw:path draw:style-name="gr30" draw:text-style-name="P7" draw:layer="layout" svg:width="0.224cm" svg:height="0.181cm" svg:x="8.194cm" svg:y="9.904cm" svg:viewBox="0 0 225 182" svg:d="M209 25c32 36 14 94-41 130-52 35-122 37-153 2-31-34-13-92 40-129 54-37 123-37 154-3z">
          <text:p/>
        </draw:path>
        <draw:path draw:style-name="gr30" draw:text-style-name="P7" draw:layer="layout" svg:width="0.256cm" svg:height="0.215cm" svg:x="8.956cm" svg:y="11.214cm" svg:viewBox="0 0 257 216" svg:d="M105 74c-40 21-93 57-70 92 21 31 78-3 120-27 51-30 89-63 71-91-23-38-99 13-121 26zM12 176c-68-123 180-238 234-138 65 118-175 245-234 138z">
          <text:p/>
        </draw:path>
        <draw:path draw:style-name="gr30" draw:text-style-name="P7" draw:layer="layout" svg:width="0.256cm" svg:height="0.216cm" svg:x="8.956cm" svg:y="11.832cm" svg:viewBox="0 0 257 217" svg:d="M105 74c-40 21-93 57-70 92 21 31 78-2 120-26 51-31 89-64 71-91-23-39-99 13-121 25zM12 176c-68-123 180-238 234-138 65 119-175 245-234 138z">
          <text:p/>
        </draw:path>
        <draw:path draw:style-name="gr30" draw:text-style-name="P7" draw:layer="layout" svg:width="0.256cm" svg:height="0.216cm" svg:x="8.956cm" svg:y="10.153cm" svg:viewBox="0 0 257 217" svg:d="M105 74c-40 21-93 57-70 92 21 32 78-2 120-27 51-30 89-63 71-90-23-38-99 13-121 25zM12 176c-68-123 180-238 234-138 65 119-175 245-234 138z">
          <text:p/>
        </draw:path>
        <draw:path draw:style-name="gr30" draw:text-style-name="P7" draw:layer="layout" svg:width="0.256cm" svg:height="0.216cm" svg:x="8.956cm" svg:y="9.976cm" svg:viewBox="0 0 257 217" svg:d="M105 73c-40 22-93 57-70 94 21 31 78-3 120-28 51-30 89-63 71-91-23-38-99 13-121 25zM12 176c-68-123 180-238 234-138 65 119-175 245-234 138z">
          <text:p/>
        </draw:path>
        <draw:path draw:style-name="gr30" draw:text-style-name="P7" draw:layer="layout" svg:width="0.088cm" svg:height="0.088cm" svg:x="9.298cm" svg:y="11.19cm" svg:viewBox="0 0 89 89" svg:d="M45 89c-24 0-45-20-45-45 0-24 19-44 43-44s46 20 46 44c0 25-20 45-44 45z">
          <text:p/>
        </draw:path>
        <draw:path draw:style-name="gr30" draw:text-style-name="P7" draw:layer="layout" svg:width="0.224cm" svg:height="0.182cm" svg:x="9.522cm" svg:y="12.024cm" svg:viewBox="0 0 225 183" svg:d="M209 25c32 35 14 94-41 130-52 36-121 37-153 3-31-35-12-94 40-130 54-36 122-37 154-3z">
          <text:p/>
        </draw:path>
        <draw:path draw:style-name="gr30" draw:text-style-name="P7" draw:layer="layout" svg:width="0.224cm" svg:height="0.182cm" svg:x="9.522cm" svg:y="10.08cm" svg:viewBox="0 0 225 183" svg:d="M209 25c32 36 14 94-41 130-52 36-121 37-153 3-31-35-12-93 40-130 54-36 122-37 154-3z">
          <text:p/>
        </draw:path>
        <draw:path draw:style-name="gr30" draw:text-style-name="P7" draw:layer="layout" svg:width="0.224cm" svg:height="0.182cm" svg:x="9.522cm" svg:y="9.727cm" svg:viewBox="0 0 225 183" svg:d="M209 26c32 35 14 93-41 129-52 36-121 38-153 3-31-35-12-92 40-130 54-36 122-37 154-2z">
          <text:p/>
        </draw:path>
        <draw:path draw:style-name="gr30" draw:text-style-name="P7" draw:layer="layout" svg:width="0.166cm" svg:height="0.445cm" svg:x="10.148cm" svg:y="9.748cm" svg:viewBox="0 0 167 446" svg:d="M34 302l-5 123 36-36c0 0 71-83 38-119-27-29-56 6-69 32zM0 0h45l-9 276c28-39 79-72 117-26 51 57-48 123-97 166-12 10-24 25-27 30h-12z">
          <text:p/>
        </draw:path>
        <draw:path draw:style-name="gr30" draw:text-style-name="P7" draw:layer="layout" svg:width="0.166cm" svg:height="0.445cm" svg:x="10.332cm" svg:y="9.483cm" svg:viewBox="0 0 167 446" svg:d="M32 303l-5 122 37-36c0 0 70-83 38-118-27-29-57 6-70 32zM0 0h44l-10 277c29-38 80-71 119-27 50 57-50 124-99 167-11 9-23 25-27 29h-12z">
          <text:p/>
        </draw:path>
        <draw:path draw:style-name="gr30" draw:text-style-name="P7" draw:layer="layout" svg:width="0.166cm" svg:height="0.445cm" svg:x="10.148cm" svg:y="11.868cm" svg:viewBox="0 0 167 446" svg:d="M34 301l-5 124 36-36c0 0 71-84 38-120-27-28-56 7-69 32zM0 0h45l-9 276c28-38 79-71 117-27 51 57-48 124-97 168-12 9-24 25-27 29h-12z">
          <text:p/>
        </draw:path>
        <draw:path draw:style-name="gr30" draw:text-style-name="P7" draw:layer="layout" svg:width="0.166cm" svg:height="0.445cm" svg:x="10.332cm" svg:y="11.603cm" svg:viewBox="0 0 167 446" svg:d="M32 303l-5 123 37-37c0 0 70-83 38-118-27-29-57 6-70 32zM0 0h44l-10 277c29-38 80-71 119-27 50 57-50 124-99 167-11 9-23 25-27 29h-12z">
          <text:p/>
        </draw:path>
        <draw:path draw:style-name="gr30" draw:text-style-name="P7" draw:layer="layout" svg:width="0.256cm" svg:height="0.215cm" svg:x="10.946cm" svg:y="11.655cm" svg:viewBox="0 0 257 216" svg:d="M105 73c-40 22-93 58-70 93 21 32 78-3 118-27 53-30 90-63 73-91-23-38-100 13-121 25zM12 175c-69-122 178-237 234-137 65 118-176 245-234 137z">
          <text:p/>
        </draw:path>
        <draw:path draw:style-name="gr30" draw:text-style-name="P7" draw:layer="layout" svg:width="0.256cm" svg:height="0.216cm" svg:x="10.946cm" svg:y="9.976cm" svg:viewBox="0 0 257 217" svg:d="M105 73c-40 22-93 57-70 94 21 31 78-3 118-28 53-30 90-63 73-91-23-38-100 13-121 25zM12 176c-69-123 178-238 234-138 65 119-176 245-234 138z">
          <text:p/>
        </draw:path>
        <draw:path draw:style-name="gr30" draw:text-style-name="P7" draw:layer="layout" svg:width="0.256cm" svg:height="0.216cm" svg:x="11.51cm" svg:y="11.391cm" svg:viewBox="0 0 257 217" svg:d="M105 74c-39 21-93 57-70 92 21 31 78-2 120-26 52-31 89-64 71-91-23-39-99 13-121 25zM12 176c-68-123 180-238 234-138 65 119-175 245-234 138z">
          <text:p/>
        </draw:path>
        <draw:path draw:style-name="gr30" draw:text-style-name="P7" draw:layer="layout" svg:width="0.256cm" svg:height="0.216cm" svg:x="11.51cm" svg:y="10.153cm" svg:viewBox="0 0 257 217" svg:d="M105 74c-39 21-93 57-70 92 21 32 78-2 120-27 52-30 89-63 71-90-23-38-99 13-121 25zM12 176c-68-123 180-238 234-138 65 119-175 245-234 138z">
          <text:p/>
        </draw:path>
        <draw:path draw:style-name="gr30" draw:text-style-name="P7" draw:layer="layout" svg:width="0.257cm" svg:height="0.215cm" svg:x="12.434cm" svg:y="11.479cm" svg:viewBox="0 0 258 216" svg:d="M106 73c-40 22-94 57-70 94 20 31 77-3 118-28 52-30 90-63 72-91-24-38-99 13-120 25zM12 176c-69-124 179-238 235-138 64 119-176 244-235 138z">
          <text:p/>
        </draw:path>
        <draw:path draw:style-name="gr30" draw:text-style-name="P7" draw:layer="layout" svg:width="0.257cm" svg:height="0.216cm" svg:x="12.434cm" svg:y="10.417cm" svg:viewBox="0 0 258 217" svg:d="M106 73c-40 22-94 57-70 94 20 31 77-3 118-28 52-30 90-63 72-91-24-38-99 13-120 25zM12 176c-69-124 179-238 235-138 64 119-176 245-235 138z">
          <text:p/>
        </draw:path>
        <draw:path draw:style-name="gr30" draw:text-style-name="P7" draw:layer="layout" svg:width="0.256cm" svg:height="0.216cm" svg:x="13.041cm" svg:y="11.567cm" svg:viewBox="0 0 257 217" svg:d="M105 74c-39 22-93 57-70 93 21 31 78-3 120-27 52-30 89-63 72-92-24-38-100 13-122 26zM12 176c-68-123 180-238 234-138 65 119-175 246-234 138z">
          <text:p/>
        </draw:path>
        <draw:path draw:style-name="gr30" draw:text-style-name="P7" draw:layer="layout" svg:width="0.256cm" svg:height="0.216cm" svg:x="13.041cm" svg:y="10.241cm" svg:viewBox="0 0 257 217" svg:d="M105 74c-39 21-93 58-70 93 21 31 78-2 120-26 52-31 89-65 72-92-24-38-100 13-122 25zM12 177c-68-124 180-238 234-139 65 120-175 245-234 139z">
          <text:p/>
        </draw:path>
        <draw:path draw:style-name="gr30" draw:text-style-name="P7" draw:layer="layout" svg:width="0.167cm" svg:height="0.541cm" svg:x="12.796cm" svg:y="10.077cm" svg:viewBox="0 0 168 542" svg:d="M114 203l-61 28v114l61-28zM114 511v-131l-61 29v133h-22v-121l-31 12v-64l31-12v-116l-31 12v-62l31-14v-141h22v131l61-28v-139h22v129l32-14v62l-32 14v116l32-14v62l-32 14v142z">
          <text:p/>
        </draw:path>
        <draw:path draw:style-name="gr30" draw:text-style-name="P7" draw:layer="layout" svg:width="0.167cm" svg:height="0.445cm" svg:x="13.829cm" svg:y="9.748cm" svg:viewBox="0 0 168 446" svg:d="M33 302l-5 123 36-36c0 0 72-83 38-119-26-29-56 6-69 32zM0 0h45l-10 276c29-39 79-72 119-26 50 57-50 123-99 166-11 10-24 25-27 30h-12z">
          <text:p/>
        </draw:path>
        <draw:path draw:style-name="gr30" draw:text-style-name="P7" draw:layer="layout" svg:width="0.166cm" svg:height="0.445cm" svg:x="14.013cm" svg:y="9.483cm" svg:viewBox="0 0 167 446" svg:d="M33 303l-6 122 37-36c0 0 72-83 39-118-28-29-57 6-70 32zM0 0h44l-10 277c29-38 81-71 119-27 50 57-48 124-99 167-11 9-23 25-27 29h-12z">
          <text:p/>
        </draw:path>
        <draw:path draw:style-name="gr30" draw:text-style-name="P7" draw:layer="layout" svg:width="0.166cm" svg:height="0.445cm" svg:x="14.196cm" svg:y="9.836cm" svg:viewBox="0 0 167 446" svg:d="M33 302l-5 123 36-36c0 0 72-83 39-119-28-28-57 7-70 32zM0 0h44l-9 277c28-38 80-71 118-27 51 57-48 123-98 167-12 9-24 25-27 29h-12z">
          <text:p/>
        </draw:path>
        <draw:path draw:style-name="gr30" draw:text-style-name="P7" draw:layer="layout" svg:width="0.167cm" svg:height="0.445cm" svg:x="13.829cm" svg:y="11.868cm" svg:viewBox="0 0 168 446" svg:d="M33 301l-5 124 36-36c0 0 72-84 38-120-26-28-56 7-69 32zM0 0h45l-10 276c29-38 79-71 119-27 50 57-50 124-99 168-11 9-24 25-27 29h-12z">
          <text:p/>
        </draw:path>
        <draw:path draw:style-name="gr30" draw:text-style-name="P7" draw:layer="layout" svg:width="0.166cm" svg:height="0.445cm" svg:x="14.013cm" svg:y="11.603cm" svg:viewBox="0 0 167 446" svg:d="M33 303l-6 123 37-37c0 0 72-83 39-118-28-29-57 6-70 32zM0 0h44l-10 277c29-38 81-71 119-27 50 57-48 124-99 167-11 9-23 25-27 29h-12z">
          <text:p/>
        </draw:path>
        <draw:path draw:style-name="gr30" draw:text-style-name="P7" draw:layer="layout" svg:width="0.166cm" svg:height="0.445cm" svg:x="14.196cm" svg:y="11.956cm" svg:viewBox="0 0 167 446" svg:d="M33 303l-5 122 36-36c0 0 72-83 39-118-28-30-57 6-70 32zM0 0h44l-9 277c28-39 80-72 118-28 51 58-48 125-98 168-12 9-24 25-27 29h-12z">
          <text:p/>
        </draw:path>
        <draw:path draw:style-name="gr30" draw:text-style-name="P7" draw:layer="layout" svg:width="0.256cm" svg:height="0.216cm" svg:x="14.81cm" svg:y="11.567cm" svg:viewBox="0 0 257 217" svg:d="M106 74c-40 22-94 57-70 93 20 31 77-3 118-27 53-30 90-63 73-92-24-38-100 13-121 26zM12 176c-68-123 180-238 235-138 64 119-176 246-235 138z">
          <text:p/>
        </draw:path>
        <draw:path draw:style-name="gr30" draw:text-style-name="P7" draw:layer="layout" svg:width="0.256cm" svg:height="0.215cm" svg:x="14.81cm" svg:y="9.888cm" svg:viewBox="0 0 257 216" svg:d="M106 74c-40 22-94 57-70 93 20 31 77-3 118-27 53-31 90-63 73-91-24-39-100 13-121 25zM12 176c-68-123 180-238 235-137 64 118-176 244-235 137z">
          <text:p/>
        </draw:path>
        <draw:path draw:style-name="gr30" draw:text-style-name="P7" draw:layer="layout" svg:width="0.256cm" svg:height="0.215cm" svg:x="15.375cm" svg:y="11.92cm" svg:viewBox="0 0 257 216" svg:d="M105 73c-40 22-93 57-70 94 21 31 78-3 119-28 52-31 89-63 72-91-23-38-98 13-121 25zM12 176c-69-124 180-238 234-138 65 119-176 244-234 138z">
          <text:p/>
        </draw:path>
        <draw:path draw:style-name="gr30" draw:text-style-name="P7" draw:layer="layout" svg:width="0.256cm" svg:height="0.216cm" svg:x="15.375cm" svg:y="9.976cm" svg:viewBox="0 0 257 217" svg:d="M105 73c-40 22-93 57-70 94 21 31 78-3 119-28 52-30 89-63 72-91-23-38-98 13-121 25zM12 176c-69-123 180-238 234-138 65 119-176 245-234 138z">
          <text:p/>
        </draw:path>
        <draw:path draw:style-name="gr30" draw:text-style-name="P7" draw:layer="layout" svg:width="0.256cm" svg:height="0.216cm" svg:x="16.299cm" svg:y="11.832cm" svg:viewBox="0 0 257 217" svg:d="M105 74c-39 21-93 57-70 92 21 31 78-2 119-26 52-31 90-64 72-91-24-39-99 13-121 25zM12 176c-69-123 179-238 234-138 65 119-175 245-234 138z">
          <text:p/>
        </draw:path>
        <draw:path draw:style-name="gr30" draw:text-style-name="P7" draw:layer="layout" svg:width="0.256cm" svg:height="0.216cm" svg:x="16.299cm" svg:y="10.153cm" svg:viewBox="0 0 257 217" svg:d="M105 74c-39 21-93 57-70 92 21 32 78-2 119-27 52-30 90-63 72-90-24-38-99 13-121 25zM12 176c-69-123 179-238 234-138 65 119-175 245-234 138z">
          <text:p/>
        </draw:path>
        <draw:path draw:style-name="gr30" draw:text-style-name="P7" draw:layer="layout" svg:width="0.257cm" svg:height="0.215cm" svg:x="16.864cm" svg:y="11.92cm" svg:viewBox="0 0 258 216" svg:d="M106 73c-40 22-94 57-70 94 20 31 78-3 118-28 53-31 90-63 73-91-23-38-100 13-121 25zM12 176c-68-124 180-238 235-138 65 119-176 244-235 138z">
          <text:p/>
        </draw:path>
        <draw:path draw:style-name="gr30" draw:text-style-name="P7" draw:layer="layout" svg:width="0.257cm" svg:height="0.216cm" svg:x="16.864cm" svg:y="9.976cm" svg:viewBox="0 0 258 217" svg:d="M106 73c-40 22-94 57-70 94 20 31 78-3 118-28 53-30 90-63 73-91-23-38-100 13-121 25zM12 176c-68-123 180-238 235-138 65 119-176 245-235 138z">
          <text:p/>
        </draw:path>
        <draw:path draw:style-name="gr30" draw:text-style-name="P7" draw:layer="layout" svg:width="0.182cm" svg:height="1.33cm" svg:x="2.087cm" svg:y="11.05cm" svg:viewBox="0 0 183 1331" svg:d="M56 9c10 6 49 57 70 99 33 66 47 114 47 189 0 69-11 109-24 177-9 46-20 72-32 118-15 56-18 47-24 75-7 34-12 57-15 90-1 18-4 33-4 51 0 62 3 115 12 185 9 63 21 105 36 164 10 40 21 66 34 105 9 25 34 67 25 69-17 4-29-23-40-41-16-27-45-99-66-163-16-51-31-99-39-134-10-54-22-85-28-138-3-36-8-58-8-95 0-70 8-109 24-178 11-42 35-92 50-150 13-54 24-89 30-144 1-24 4-39 4-65 0-34-6-55-15-87-16-55-49-94-81-127-1-3-4-6-6-9h47c0 1 1 9 3 9z">
          <text:p/>
        </draw:path>
        <draw:path draw:style-name="gr30" draw:text-style-name="P7" draw:layer="layout" svg:width="0.182cm" svg:height="1.331cm" svg:x="2.087cm" svg:y="9.731cm" svg:viewBox="0 0 183 1332" svg:d="M53 1332h-47c2-3 5-6 6-9 32-33 65-72 81-128 9-31 15-52 15-87 0-25-3-40-4-64-6-56-17-90-30-144-15-58-39-108-50-150-16-70-24-109-24-178 0-37 5-60 8-96 6-52 18-84 28-138 8-34 23-82 39-133 21-65 50-137 66-164 11-18 23-45 40-40 9 1-16 43-25 69-13 39-24 64-34 105-15 58-27 100-36 163-9 71-12 123-12 186 0 18 3 33 4 51 3 33 8 56 15 89 6 29 9 19 24 76 12 46 23 72 32 118 13 67 24 108 24 177 0 75-14 123-47 189-21 42-60 93-70 99-2 0-3 7-3 9z">
          <text:p/>
        </draw:path>
        <draw:path draw:style-name="gr30" draw:text-style-name="P7" draw:layer="layout" svg:width="0.131cm" svg:height="0.195cm" svg:x="2.381cm" svg:y="12.982cm" svg:viewBox="0 0 132 196" svg:d="M42 173c0 10 21 14 28 14 33 0 37-32 37-51 0-27-10-56-36-56-9 0-28 5-29 21zM18 31c0-9 0-15-12-15-2 0-4 0-6 0v-4c13-4 27-8 41-12h1v85h1c2-6 17-23 39-23 34 0 50 33 50 64 0 25-17 70-69 70-14 0-45-8-45-18z">
          <text:p/>
        </draw:path>
        <draw:path draw:style-name="gr30" draw:text-style-name="P7" draw:layer="layout" svg:width="0.031cm" svg:height="0.132cm" svg:x="2.544cm" svg:y="13.045cm" svg:viewBox="0 0 32 133" svg:d="M0 118c0-9 7-16 16-16s16 7 16 16c0 10-10 15-16 15s-16-4-16-15zM0 16c0-9 7-16 16-16s16 7 16 16c0 10-10 16-16 16s-16-5-16-16z">
          <text:p/>
        </draw:path>
        <draw:path draw:style-name="gr30" draw:text-style-name="P7" draw:layer="layout" svg:width="0.193cm" svg:height="0.19cm" svg:x="3.931cm" svg:y="12.987cm" svg:viewBox="0 0 194 191" svg:d="M194 6c-14 1-18 5-26 26l-63 159h-4l-70-156c-11-25-16-29-31-29v-6h76v6c-15 1-21 1-21 10 0 4 5 16 12 31l42 96 42-105c0-1 5-13 5-19 0-12-10-13-20-13v-6h58z">
          <text:p/>
        </draw:path>
        <draw:path draw:style-name="gr30" draw:text-style-name="P7" draw:layer="layout" svg:width="0.123cm" svg:height="0.196cm" svg:x="4.14cm" svg:y="12.89cm" svg:viewBox="0 0 124 197" svg:d="M32 95c-3 3-6 9-6 26 0 48 19 68 41 68 18 0 31-14 31-46 0-29-8-57-39-57-10 0-20 2-27 9zM118 4c-51 8-79 46-84 81 15-9 21-12 38-12 30 0 52 21 52 59 0 21-10 65-62 65-33 0-62-26-62-86 0-58 48-109 117-111z">
          <text:p/>
        </draw:path>
        <draw:path draw:style-name="gr30" draw:text-style-name="P7" draw:layer="layout" svg:width="0.067cm" svg:height="0.192cm" svg:x="4.827cm" svg:y="12.982cm" svg:viewBox="0 0 68 193" svg:d="M33 0c9 0 15 6 15 14s-6 14-15 14c-11 0-15-9-15-14s4-14 15-14zM0 189c18-1 23-3 23-26v-65c0-17-6-17-10-17s-8 1-11 1v-4c14-5 30-10 44-16l1 1v100c0 19 2 25 21 26v4h-68z">
          <text:p/>
        </draw:path>
        <draw:path draw:style-name="gr30" draw:text-style-name="P7" draw:layer="layout" svg:width="0.067cm" svg:height="0.192cm" svg:x="5.06cm" svg:y="12.982cm" svg:viewBox="0 0 68 193" svg:d="M32 0c8 0 15 6 15 14s-7 14-15 14c-10 0-14-9-14-14s4-14 14-14zM0 189c18-1 23-3 23-26v-65c0-17-6-17-10-17s-8 1-12 1v-4c15-5 29-10 44-16l1 1v100c0 19 2 25 22 26v4h-68z">
          <text:p/>
        </draw:path>
        <draw:path draw:style-name="gr30" draw:text-style-name="P7" draw:layer="layout" svg:width="0.067cm" svg:height="0.192cm" svg:x="5.139cm" svg:y="12.982cm" svg:viewBox="0 0 68 193" svg:d="M31 0c9 0 16 6 16 14s-7 14-16 14c-10 0-14-9-14-14s4-14 14-14zM0 189c17-1 22-3 22-26v-65c0-17-5-17-10-17-4 0-7 1-11 1v-4c15-5 29-10 45-16l1 1v100c0 19 1 25 21 26v4h-68z">
          <text:p/>
        </draw:path>
        <draw:path draw:style-name="gr30" draw:text-style-name="P7" draw:layer="layout" svg:width="0.105cm" svg:height="0.105cm" svg:x="5.211cm" svg:y="12.965cm" svg:viewBox="0 0 106 106" svg:d="M90 53c0-20-17-38-37-38-21 0-38 18-38 38 0 21 17 38 38 38 20 0 37-17 37-38zM0 53c0-28 24-53 53-53 28 0 53 25 53 53 0 29-25 53-53 53-29 0-53-24-53-53z">
          <text:p/>
        </draw:path>
        <draw:path draw:style-name="gr30" draw:text-style-name="P7" draw:layer="layout" svg:width="0.122cm" svg:height="0.196cm" svg:x="5.344cm" svg:y="12.89cm" svg:viewBox="0 0 123 197" svg:d="M32 95c-3 3-6 9-6 26 0 48 19 68 40 68 18 0 32-14 32-46 0-29-8-57-39-57-10 0-20 2-27 9zM118 4c-51 8-79 46-85 81 16-9 22-12 38-12 31 0 52 21 52 59 0 21-10 65-61 65-33 0-62-26-62-86 0-58 48-109 117-111z">
          <text:p/>
        </draw:path>
        <draw:path draw:style-name="gr30" draw:text-style-name="P7" draw:layer="layout" svg:width="0.192cm" svg:height="0.19cm" svg:x="5.965cm" svg:y="12.987cm" svg:viewBox="0 0 193 191" svg:d="M193 6c-13 1-17 5-26 26l-62 159h-5l-70-156c-11-25-17-29-30-29v-6h75v6c-16 1-21 1-21 10 0 4 5 16 12 31l43 96 42-105c0-1 5-13 5-19 0-12-10-13-21-13v-6h58z">
          <text:p/>
        </draw:path>
        <draw:path draw:style-name="gr30" draw:text-style-name="P7" draw:layer="layout" svg:width="0.195cm" svg:height="0.19cm" svg:x="6.582cm" svg:y="12.984cm" svg:viewBox="0 0 196 191" svg:d="M123 119l-34-79-32 79zM196 191h-72v-5c11 0 20 0 20-11 0-4-4-14-5-18l-12-27h-75l-13 33c-1 4-2 8-2 11 0 12 13 12 19 12v5h-56v-5c5 0 10-1 15-6 6-7 15-28 20-40l59-140h6l71 161c9 21 13 24 25 25z">
          <text:p/>
        </draw:path>
        <draw:path draw:style-name="gr30" draw:text-style-name="P7" draw:layer="layout" svg:width="0.031cm" svg:height="0.132cm" svg:x="6.805cm" svg:y="13.045cm" svg:viewBox="0 0 32 133" svg:d="M0 118c0-9 8-16 16-16 9 0 16 7 16 16 0 10-10 15-16 15s-16-4-16-15zM0 16c0-9 8-16 16-16 9 0 16 7 16 16 0 10-10 16-16 16s-16-5-16-16z">
          <text:p/>
        </draw:path>
        <draw:path draw:style-name="gr30" draw:text-style-name="P7" draw:layer="layout" svg:width="0.084cm" svg:height="0.187cm" svg:x="7.525cm" svg:y="12.987cm" svg:viewBox="0 0 85 188" svg:d="M0 183c24-1 27-6 27-26v-126c0-21-4-24-27-25v-6h85v6c-22 1-29 3-29 25v126c0 22 7 25 29 26v5h-85z">
          <text:p/>
        </draw:path>
        <draw:path draw:style-name="gr30" draw:text-style-name="P7" draw:layer="layout" svg:width="0.193cm" svg:height="0.19cm" svg:x="7.618cm" svg:y="12.987cm" svg:viewBox="0 0 194 191" svg:d="M194 6c-14 1-18 5-26 26l-64 159h-4l-70-156c-11-25-16-29-30-29v-6h75v6c-15 1-21 1-21 10 0 4 5 16 12 31l42 96 42-105c0-1 5-13 5-19 0-12-10-13-20-13v-6h59z">
          <text:p/>
        </draw:path>
        <draw:path draw:style-name="gr30" draw:text-style-name="P7" draw:layer="layout" svg:width="0.123cm" svg:height="0.196cm" svg:x="7.827cm" svg:y="12.89cm" svg:viewBox="0 0 124 197" svg:d="M32 95c-3 3-6 9-6 26 0 48 20 68 41 68 18 0 31-14 31-46 0-29-8-57-38-57-10 0-21 2-28 9zM118 4c-50 8-79 46-85 81 17-9 23-12 39-12 30 0 52 21 52 59 0 21-11 65-61 65-34 0-63-26-63-86 0-58 49-109 117-111z">
          <text:p/>
        </draw:path>
        <draw:path draw:style-name="gr30" draw:text-style-name="P7" draw:layer="layout" svg:width="0.084cm" svg:height="0.187cm" svg:x="8.262cm" svg:y="12.987cm" svg:viewBox="0 0 85 188" svg:d="M0 183c24-1 28-6 28-26v-126c0-21-4-24-28-25v-6h85v6c-21 1-29 3-29 25v126c0 22 7 25 29 26v5h-85z">
          <text:p/>
        </draw:path>
        <draw:path draw:style-name="gr30" draw:text-style-name="P7" draw:layer="layout" svg:width="0.192cm" svg:height="0.19cm" svg:x="8.971cm" svg:y="12.987cm" svg:viewBox="0 0 193 191" svg:d="M193 6c-14 1-18 5-26 26l-64 159h-4l-69-156c-12-25-17-29-30-29v-6h75v6c-16 1-21 1-21 10 0 4 5 16 11 31l43 96 41-105c2-1 7-13 7-19 0-12-11-13-22-13v-6h59z">
          <text:p/>
        </draw:path>
        <draw:path draw:style-name="gr30" draw:text-style-name="P7" draw:layer="layout" svg:width="0.084cm" svg:height="0.187cm" svg:x="9.52cm" svg:y="12.987cm" svg:viewBox="0 0 85 188" svg:d="M0 183c24-1 27-6 27-26v-126c0-21-4-24-27-25v-6h85v6c-22 1-29 3-29 25v126c0 22 7 25 29 26v5h-85z">
          <text:p/>
        </draw:path>
        <draw:path draw:style-name="gr30" draw:text-style-name="P7" draw:layer="layout" svg:width="0.123cm" svg:height="0.196cm" svg:x="9.618cm" svg:y="12.89cm" svg:viewBox="0 0 124 197" svg:d="M32 95c-3 3-5 9-5 26 0 48 19 68 40 68 18 0 31-14 31-46 0-29-8-57-39-57-10 0-20 2-27 9zM118 4c-51 8-79 46-84 81 15-9 21-12 37-12 31 0 53 21 53 59 0 21-10 65-62 65-33 0-62-26-62-86 0-58 48-109 118-111z">
          <text:p/>
        </draw:path>
        <draw:path draw:style-name="gr30" draw:text-style-name="P7" draw:layer="layout" svg:width="0.125cm" svg:height="0.192cm" svg:x="10.156cm" svg:y="13.044cm" svg:viewBox="0 0 126 193" svg:d="M64 82c21 0 22-22 22-28 0-8-5-46-30-46-10 0-21 7-21 26 0 22 7 48 29 48zM62 177c34 0 53-13 53-28 0-12-14-13-34-14-28 0-34 0-47-3-9 10-14 16-14 25 0 8 10 20 42 20zM102 21c3 6 6 12 6 26 0 31-29 42-46 42-4 0-14-1-15-1-6 0-17 12-17 18s13 7 22 7l37 2c30 1 34 22 34 30 0 32-47 48-73 48-29 0-50-13-50-28 0-12 13-24 28-34-8-4-15-7-15-15 0-5 0-9 25-31-17-7-26-21-26-37 0-34 27-48 48-48 10 0 17 3 28 7 6 2 11 3 16 3h22v11z">
          <text:p/>
        </draw:path>
        <draw:path draw:style-name="gr30" draw:text-style-name="P7" draw:layer="layout" svg:width="0.031cm" svg:height="0.132cm" svg:x="10.312cm" svg:y="13.045cm" svg:viewBox="0 0 32 133" svg:d="M0 118c0-9 7-16 16-16 8 0 16 7 16 16 0 10-10 15-16 15s-16-4-16-15zM0 16c0-9 7-16 16-16 8 0 16 7 16 16 0 10-10 16-16 16s-16-5-16-16z">
          <text:p/>
        </draw:path>
        <draw:path draw:style-name="gr30" draw:text-style-name="P7" draw:layer="layout" svg:width="0.067cm" svg:height="0.192cm" svg:x="11.022cm" svg:y="12.982cm" svg:viewBox="0 0 68 193" svg:d="M32 0c9 0 16 6 16 14s-7 14-16 14c-10 0-14-9-14-14s4-14 14-14zM0 189c18-1 23-3 23-26v-65c0-17-6-17-10-17s-8 1-12 1v-4c15-5 29-10 45-16l1 1v100c0 19 2 25 21 26v4h-68z">
          <text:p/>
        </draw:path>
        <draw:path draw:style-name="gr30" draw:text-style-name="P7" draw:layer="layout" svg:width="0.067cm" svg:height="0.192cm" svg:x="11.516cm" svg:y="12.982cm" svg:viewBox="0 0 68 193" svg:d="M33 0c8 0 14 6 14 14s-6 14-14 14c-10 0-14-9-14-14s4-14 14-14zM0 189c19-1 23-3 23-26v-65c0-17-5-17-9-17s-8 1-13 1v-4c16-5 30-10 45-16l1 1v100c0 19 2 25 21 26v4h-68z">
          <text:p/>
        </draw:path>
        <draw:path draw:style-name="gr30" draw:text-style-name="P7" draw:layer="layout" svg:width="0.13cm" svg:height="0.131cm" svg:x="11.595cm" svg:y="13.047cm" svg:viewBox="0 0 131 132" svg:d="M131 4c-10 1-12 6-19 22l-37 92c-3 8-5 14-7 14-3 0-4-1-8-13-7-18-34-83-44-104-4-9-10-10-16-11v-4h56v4c-7 1-13 2-13 9 0 3 1 8 2 10l29 73c11-27 31-72 31-82 0-7-7-9-14-10v-4h40z">
          <text:p/>
        </draw:path>
        <draw:path draw:style-name="gr30" draw:text-style-name="P7" draw:layer="layout" svg:width="0.067cm" svg:height="0.192cm" svg:x="12.44cm" svg:y="12.982cm" svg:viewBox="0 0 68 193" svg:d="M33 0c8 0 15 6 15 14s-7 14-15 14c-10 0-14-9-14-14s4-14 14-14zM0 189c19-1 24-3 24-26v-65c0-17-6-17-10-17s-8 1-11 1v-4c14-5 29-10 43-16l1 1v100c0 19 2 25 21 26v4h-68z">
          <text:p/>
        </draw:path>
        <draw:path draw:style-name="gr30" draw:text-style-name="P7" draw:layer="layout" svg:width="0.122cm" svg:height="0.196cm" svg:x="12.524cm" svg:y="12.89cm" svg:viewBox="0 0 123 197" svg:d="M32 95c-3 3-6 9-6 26 0 48 19 68 40 68 18 0 31-14 31-46 0-29-9-57-38-57-10 0-20 2-27 9zM118 4c-52 8-79 46-85 81 16-9 22-12 37-12 30 0 53 21 53 59 0 21-10 65-61 65-33 0-62-26-62-86 0-58 48-109 117-111z">
          <text:p/>
        </draw:path>
        <draw:path draw:style-name="gr30" draw:text-style-name="P7" draw:layer="layout" svg:width="0.129cm" svg:height="0.131cm" svg:x="12.877cm" svg:y="13.047cm" svg:viewBox="0 0 130 132" svg:d="M130 4c-9 1-11 6-18 22l-37 92c-3 8-6 14-8 14s-3-1-8-13c-6-18-33-83-44-104-4-9-9-10-15-11v-4h55v4c-7 1-13 2-13 9 0 3 2 8 3 10l29 73c9-27 30-72 30-82 0-7-6-9-13-10v-4h39z">
          <text:p/>
        </draw:path>
        <draw:path draw:style-name="gr30" draw:text-style-name="P7" draw:layer="layout" svg:width="0.067cm" svg:height="0.192cm" svg:x="13.017cm" svg:y="12.982cm" svg:viewBox="0 0 68 193" svg:d="M33 0c8 0 14 6 14 14s-6 14-14 14c-10 0-15-9-15-14s5-14 15-14zM0 189c18-1 24-3 24-26v-65c0-17-7-17-11-17s-8 1-12 1v-4c15-5 30-10 45-16l1 1v100c0 19 2 25 21 26v4h-68z">
          <text:p/>
        </draw:path>
        <draw:path draw:style-name="gr30" draw:text-style-name="P7" draw:layer="layout" svg:width="0.067cm" svg:height="0.192cm" svg:x="13.096cm" svg:y="12.982cm" svg:viewBox="0 0 68 193" svg:d="M32 0c9 0 15 6 15 14s-6 14-15 14c-10 0-14-9-14-14s4-14 14-14zM0 189c18-1 23-3 23-26v-65c0-17-5-17-10-17-4 0-9 1-12 1v-4c15-5 30-10 45-16l1 1v100c0 19 1 25 21 26v4h-68z">
          <text:p/>
        </draw:path>
        <draw:path draw:style-name="gr30" draw:text-style-name="P7" draw:layer="layout" svg:width="0.105cm" svg:height="0.105cm" svg:x="13.168cm" svg:y="12.965cm" svg:viewBox="0 0 106 106" svg:d="M91 53c0-20-17-38-37-38-21 0-38 18-38 38 0 21 17 38 38 38 20 0 37-17 37-38zM0 53c0-28 25-53 54-53 28 0 52 25 52 53 0 29-24 53-52 53-29 0-54-24-54-53z">
          <text:p/>
        </draw:path>
        <draw:path draw:style-name="gr30" draw:text-style-name="P7" draw:layer="layout" svg:width="0.122cm" svg:height="0.196cm" svg:x="13.301cm" svg:y="12.89cm" svg:viewBox="0 0 123 197" svg:d="M32 95c-3 3-6 9-6 26 0 48 19 68 41 68 18 0 31-14 31-46 0-29-8-57-39-57-10 0-20 2-27 9zM118 4c-50 8-79 46-85 81 16-9 22-12 39-12 29 0 51 21 51 59 0 21-10 65-60 65-34 0-63-26-63-86 0-58 48-109 117-111z">
          <text:p/>
        </draw:path>
        <draw:path draw:style-name="gr30" draw:text-style-name="P7" draw:layer="layout" svg:width="0.165cm" svg:height="0.187cm" svg:x="13.833cm" svg:y="12.987cm" svg:viewBox="0 0 166 188" svg:d="M153 188h-153v-5c18-1 24-4 24-26v-126c0-22-6-24-24-25v-6h151v41h-7c-4-25-11-30-44-30h-38c-6 0-9 0-9 10v62h44c26 0 28-6 32-26h6v66h-6c-4-23-8-26-32-27h-44v70c0 11 0 11 42 11 36 0 50-8 63-36h8z">
          <text:p/>
        </draw:path>
        <draw:path draw:style-name="gr30" draw:text-style-name="P7" draw:layer="layout" svg:width="0.078cm" svg:height="0.209cm" svg:x="14.022cm" svg:y="12.965cm" svg:viewBox="0 0 79 210" svg:d="M15 143l-2 57 17-17c0 0 34-39 19-55-13-14-28 3-34 15zM0 0h20l-4 131c13-18 38-34 56-13 24 27-23 58-47 78-5 5-11 12-12 14h-6z">
          <text:p/>
        </draw:path>
        <draw:path draw:style-name="gr30" draw:text-style-name="P7" draw:layer="layout" svg:width="0.031cm" svg:height="0.132cm" svg:x="14.133cm" svg:y="13.045cm" svg:viewBox="0 0 32 133" svg:d="M0 118c0-9 7-16 15-16 10 0 17 7 17 16 0 10-10 15-17 15-6 0-15-4-15-15zM0 16c0-9 7-16 15-16 10 0 17 7 17 16 0 10-10 16-17 16-6 0-15-5-15-16z">
          <text:p/>
        </draw:path>
        <draw:path draw:style-name="gr30" draw:text-style-name="P7" draw:layer="layout" svg:width="0.084cm" svg:height="0.187cm" svg:x="14.778cm" svg:y="12.987cm" svg:viewBox="0 0 85 188" svg:d="M0 183c24-1 28-6 28-26v-126c0-21-4-24-28-25v-6h85v6c-21 1-28 3-28 25v126c0 22 7 25 28 26v5h-85z">
          <text:p/>
        </draw:path>
        <draw:path draw:style-name="gr30" draw:text-style-name="P7" draw:layer="layout" svg:width="0.192cm" svg:height="0.19cm" svg:x="14.872cm" svg:y="12.987cm" svg:viewBox="0 0 193 191" svg:d="M193 6c-14 1-18 5-26 26l-63 159h-4l-70-156c-11-25-16-29-30-29v-6h76v6c-16 1-22 1-22 10 0 4 5 16 12 31l43 96 41-105c1-1 5-13 5-19 0-12-9-13-20-13v-6h58z">
          <text:p/>
        </draw:path>
        <draw:path draw:style-name="gr30" draw:text-style-name="P7" draw:layer="layout" svg:width="0.192cm" svg:height="0.19cm" svg:x="15.319cm" svg:y="12.987cm" svg:viewBox="0 0 193 191" svg:d="M193 6c-13 1-17 5-26 26l-63 159h-5l-69-156c-12-25-17-29-30-29v-6h75v6c-16 1-21 1-21 10 0 4 5 16 12 31l42 96 43-105c0-1 5-13 5-19 0-12-10-13-22-13v-6h59z">
          <text:p/>
        </draw:path>
        <draw:path draw:style-name="gr30" draw:text-style-name="P7" draw:layer="layout" svg:width="0.122cm" svg:height="0.196cm" svg:x="15.528cm" svg:y="12.89cm" svg:viewBox="0 0 123 197" svg:d="M33 95c-3 3-7 9-7 26 0 48 20 68 41 68 18 0 31-14 31-46 0-29-9-57-38-57-10 0-20 2-27 9zM118 4c-51 8-78 46-84 81 16-9 22-12 37-12 30 0 52 21 52 59 0 21-10 65-60 65-33 0-63-26-63-86 0-58 49-109 117-111z">
          <text:p/>
        </draw:path>
        <draw:path draw:style-name="gr30" draw:text-style-name="P7" draw:layer="layout" svg:width="0.084cm" svg:height="0.187cm" svg:x="16.369cm" svg:y="12.987cm" svg:viewBox="0 0 85 188" svg:d="M0 183c24-1 29-6 29-26v-126c0-21-5-24-29-25v-6h85v6c-21 1-28 3-28 25v126c0 22 7 25 28 26v5h-85z">
          <text:p/>
        </draw:path>
        <draw:path draw:style-name="gr30" draw:text-style-name="P7" draw:layer="layout" svg:width="0.192cm" svg:height="0.19cm" svg:x="16.808cm" svg:y="12.987cm" svg:viewBox="0 0 193 191" svg:d="M193 6c-15 1-19 5-27 26l-63 159h-4l-69-156c-12-25-17-29-30-29v-6h75v6c-16 1-21 1-21 10 0 4 5 16 11 31l43 96 41-105c1-1 6-13 6-19 0-12-10-13-21-13v-6h59z">
          <text:p/>
        </draw:path>
        <draw:path draw:style-name="gr30" draw:text-style-name="P7" draw:layer="layout" svg:width="0.122cm" svg:height="0.196cm" svg:x="17.017cm" svg:y="12.89cm" svg:viewBox="0 0 123 197" svg:d="M33 95c-3 3-6 9-6 26 0 48 19 68 40 68 18 0 31-14 31-46 0-29-9-57-39-57-9 0-19 2-26 9zM117 4c-50 8-78 46-83 81 15-9 21-12 37-12 30 0 52 21 52 59 0 21-10 65-60 65-34 0-63-26-63-86 0-58 49-109 117-111z">
          <text:p/>
        </draw:path>
        <draw:path draw:style-name="gr30" draw:text-style-name="P7" draw:layer="layout" svg:width="0.109cm" svg:height="0.25cm" svg:x="2.404cm" svg:y="9.04cm" svg:viewBox="0 0 110 251" svg:d="M0 44h7c49 0 62-25 63-44h40v251h-49v-172h-61z">
          <text:p/>
        </draw:path>
        <draw:path draw:style-name="gr30" draw:text-style-name="P7" draw:layer="layout" svg:width="0.171cm" svg:height="0.25cm" svg:x="6.363cm" svg:y="9.04cm" svg:viewBox="0 0 172 251" svg:d="M3 89c0-82 61-89 83-89 48 0 86 29 86 80 0 43-28 65-52 81-33 23-51 35-56 46h108v44h-172c2-29 4-60 59-99 46-33 63-46 63-74 0-17-10-36-34-36-35 0-36 29-36 47z">
          <text:p/>
        </draw:path>
        <draw:path draw:style-name="gr30" draw:text-style-name="P7" draw:layer="layout" svg:width="0.172cm" svg:height="0.257cm" svg:x="9.934cm" svg:y="9.04cm" svg:viewBox="0 0 173 258" svg:d="M65 105h8c15 0 42-1 42-34 0-9-4-32-31-32-34 0-34 32-34 41h-46c0-47 26-80 83-80 33 0 78 17 78 70 0 25-16 41-30 47v1c9 2 38 15 38 59 0 47-35 81-86 81-24 0-87-5-87-84h48v1c0 13 3 43 36 43 20 0 37-13 37-41 0-35-33-37-56-37z">
          <text:p/>
        </draw:path>
        <draw:path draw:style-name="gr30" draw:text-style-name="P7" draw:layer="layout" svg:width="0.176cm" svg:height="0.25cm" svg:x="13.615cm" svg:y="9.04cm" svg:viewBox="0 0 177 251" svg:d="M99 157c0-60 1-99 1-107h-1l-63 107zM177 196h-28v55h-50v-55h-99v-43l92-153h57v157h28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ProximaNova" svg:font-family="ProximaNova" style:font-pitch="variable"/>
    <style:font-face style:name="ProximaNova1" svg:font-family="ProximaNova"/>
    <style:font-face style:name="STIX" svg:font-family="STIX" style:font-pitch="variable"/>
    <style:font-face style:name="STIX1" svg:font-family="STIX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SG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6.5cm" fo:margin-bottom="6cm" fo:margin-left="7.8cm" fo:margin-right="7cm" fo:page-width="21.499cm" fo:page-height="27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9" style:page-layout-name="PM0" draw:style-name="Mdp1"/>
    <style:master-page style:name="master-page37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2-09T20:55:36.794582129</dc:date>
    <meta:editing-duration>PT36M29S</meta:editing-duration>
    <meta:editing-cycles>6</meta:editing-cycles>
    <meta:generator>LibreOffice/7.3.0.3$Linux_X86_64 LibreOffice_project/30$Build-3</meta:generator>
    <meta:document-statistic meta:object-count="790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af003000e000bb0053003f004a00f2009500bc00af00060008000d00270081">
    <SignedInfo>
      <CanonicalizationMethod Algorithm="http://www.w3.org/TR/2001/REC-xml-c14n-20010315"/>
      <SignatureMethod Algorithm="http://www.w3.org/2001/04/xmldsig-more#rsa-sha512"/>
      <Reference URI="META-INF/manifest.xml">
        <Transforms>
          <Transform Algorithm="http://www.w3.org/TR/2001/REC-xml-c14n-20010315"/>
        </Transforms>
        <DigestMethod Algorithm="http://www.w3.org/2001/04/xmlenc#sha512"/>
        <DigestValue>FIquE4wtP9gbdv+l/qrkLI58x1YnzwBLx0VSLMUmappO+IQtO4dUc9qMx4PlKJGd
mpnJjqjDzRbnk3NsB3KXgw==</DigestValue>
      </Reference>
      <Reference URI="meta.xml">
        <Transforms>
          <Transform Algorithm="http://www.w3.org/TR/2001/REC-xml-c14n-20010315"/>
        </Transforms>
        <DigestMethod Algorithm="http://www.w3.org/2001/04/xmlenc#sha512"/>
        <DigestValue>9qfOKecTtDYu7zwr2lcaUvxSZDqqEtcSwpUtjI7QJk8QaHNK9ApyPTYlQ19p7ynS
omN7Uyhvdy7vsaxzI67+uA==</DigestValue>
      </Reference>
      <Reference URI="mimetype">
        <DigestMethod Algorithm="http://www.w3.org/2001/04/xmlenc#sha512"/>
        <DigestValue>xFJNWK0byZowig+CEXhxXerLyzL2yup6Zy5fD4YqU44aBuOGQskUpp44G9k4jhvU
yR04lJ0Kw35YniEVT53TxQ==</DigestValue>
      </Reference>
      <Reference URI="styles.xml">
        <Transforms>
          <Transform Algorithm="http://www.w3.org/TR/2001/REC-xml-c14n-20010315"/>
        </Transforms>
        <DigestMethod Algorithm="http://www.w3.org/2001/04/xmlenc#sha512"/>
        <DigestValue>5m6LBz11dtV1D2fuQyGCqU7SRC8eTh/qdBcwNelKWc2on6o7k7Dj9dApJm1B1gZ7
wEyULdrp3F2PF1XBlym9GA==</DigestValue>
      </Reference>
      <Reference URI="Thumbnails/thumbnail.png">
        <DigestMethod Algorithm="http://www.w3.org/2001/04/xmlenc#sha512"/>
        <DigestValue>YnPvZmr+1uXYBkLeX9jJ0TfjIHEVIVovDKqhZzW0Q8NnSGDo0pKuKJKqSFRhnt5T
MM237RbyLiJQEuzB9MkWGg==</DigestValue>
      </Reference>
      <Reference URI="settings.xml">
        <Transforms>
          <Transform Algorithm="http://www.w3.org/TR/2001/REC-xml-c14n-20010315"/>
        </Transforms>
        <DigestMethod Algorithm="http://www.w3.org/2001/04/xmlenc#sha512"/>
        <DigestValue>Ewertux2ZJnHAvtRqfj+dOYcdv42HfENtcySyKdGxbudMgWEzhfD9p1t4FZeI831
8Y7Pse8Q4/TKv7XO4AvluQ==</DigestValue>
      </Reference>
      <Reference URI="content.xml">
        <Transforms>
          <Transform Algorithm="http://www.w3.org/TR/2001/REC-xml-c14n-20010315"/>
        </Transforms>
        <DigestMethod Algorithm="http://www.w3.org/2001/04/xmlenc#sha512"/>
        <DigestValue>MKjN9zzyZED08poIQ2hxRcss+SIp1x5PwciBnYMSA+pasko1ZgJhE9KD+Hnx6NkZ
LkM/uJdptxaXmFPESVYchw==</DigestValue>
      </Reference>
      <Reference URI="#ID_006e002a0057002400c100be004000dd009f00aa00850003000a002000f700f5">
        <DigestMethod Algorithm="http://www.w3.org/2001/04/xmlenc#sha512"/>
        <DigestValue>46AEnK5H0vYgi3S5T90Dmwtkhs32UxhccxwK2q/K754wiyu4FnhojsK6BPojdyy6
1j0Kmxy6YF4aUWddmrDg0Q==</DigestValue>
      </Reference>
      <Reference URI="#idSignedProperties_ID_00af003000e000bb0053003f004a00f2009500bc00af00060008000d00270081" Type="http://uri.etsi.org/01903#SignedProperties">
        <DigestMethod Algorithm="http://www.w3.org/2001/04/xmlenc#sha512"/>
        <DigestValue>OCtgU1+CQXMQgaZMude82TZfKheFlbqZez8henVff7B8Cxvn7uYnVl3pFj+UOJ+s
w8Zvr0JCxbOs5TypsMra7w==</DigestValue>
      </Reference>
    </SignedInfo>
    <SignatureValue>iQGzBAABCAAdFiEEeroOr0dzJZW8bXBaK+Pgotj5j6UFAmIDudAACgkQK+Pgotj5j6XhBgwArpoWyFo
x45AF9tJuv+eiZhvNYxPObGkvYuPcihEGtTydmH+uylgTgJYgbXmvNtHQ6Hw687IN+KgmnyMhnzHGbF
ndq+BES6VlCd5NQE9kkcCI76xViPV27RXLDKun60cBSZmmPMNsetl6WkecKHCvKCfGd71IQC507m13t
esg5clj+RWUbyeosOHz5yQ0UvOGAt78xfDYOtKuN7W1q4BR6XpTZgPRGG/mlaSBqoFu2q2tajQjrB2g
9DGP1E+J5GoRzXO1nPmymy2rmG4PAxQ8ExhnC+YPMX8NDgFHnM1Bk7TDqSXQRp+UhmiPbImvfIKyWKb
CTimMxKGtWCVfTAQ/dQc5BQBrmjyFCCjq7ixWRounl1g36prUFbIBQoomRPkQgv9bge1WVEt5oeSigU
i5J8r2eE8OtNaFuBJyulzmiNg++9AFoN8SzL2utnuqalWAEFFN+fsLM8vVlevar3G08/t4RijZ9Cpq/
MqLJZ9F/WI0xIeVbGEv4Gr/orFWoNMb</SignatureValue>
    <KeyInfo>
      <PGPData xmlns:loext="urn:org:documentfoundation:names:experimental:office:xmlns:loext:1.0">
        <PGPKeyID>N0FCQTBFQUY0NzczMjU5NUJDNkQ3MDVBMkJFM0UwQTJEOEY5OEZBNQA=</PGPKeyID>
        <PGPKeyPacket>mQGNBGIB4C0BDACzQ85bBBqHY/qgqNDuX2/ni3MWEfyo5Fz8Ln0qVj11CHAD1Vi8M6zgwht8YG1qlllvo7YsuPsEHoCEguVuew76ePV44IZ9xtRWUVxlL9QwfEKhDe79Tfawpi072mM0TVdiBcUPbXXZWibSbfnorEK5y2b9Q51pHiOqoZjrhDyol4Lcp3kVNX32BI0cbz/uWwS8p1icCix+z88fx8+L9GOUQ4fPIaa0u/i6uYJ2M2drRvRasHqQIOTiy6FJ+UheTkdeHS7eqvWcnfK1SgXYrsmcskswU0mviW4tQp6RaKxFfs1Rh8bVPjMVHzrnkKYF3hfq+AGX1FclIsDNCIomHhDQBnF4kFSowl9w1uWaAbOdjkufPo6gzqox1LvCYPyyEqmF6irk8unsIibPkMsYNCT4PskmqhPDLq2T0zefFTxSzjuKNuSkL7Rqrn4to8qpU98ituS2pcxlSo6Kw5pl0RjW5LlClAzxBaxJz3XV+mx3GvJ8IkIqBkhLs9x8v1EfZG0AEQEAAbQrVHJldm9yIE5pY2hvbHMgPHRuaWNob2xzQHN0dWRlbnQuZGFsYXQub3JnPokB1AQTAQgAPhYhBHq6Dq9HcyWVvG1wWivj4KLY+Y+lBQJiAeAtAhsDBQkDwmcABQsJCAcCBhUKCQgLAgQWAgMBAh4BAheAAAoJECvj4KLY+Y+lIHsL/j763tuZPLidrGXSVerUXEDEq0AJgkAnyA9bb+cI5m4aA+KQMa6/enhL0pvRMuYs9SH6FJi4iqdpkMsMMkhssuyWgdo3OJOZ6xgK3jhIarHCGLVrq9awGHlsa/oW1M/uxPAn8RcnzAANrPFjDuPl97fGdiV0hsBMQi+JYkCTvZUOCgDgv5cNiB8h0SDy5P5A/BzT6LDFQicTWIGsLmzMVycwxT+FUA2JnCFSoDOUhCXSB8TYsvQSGXEBu+tSPoslVKKstIGMuYg6Qo4aab0eQzpBH2pLAhRlMeI8oc3rEVGdD8yI6L144hln9m8kzKdpPKHOu4e4BbtEM5jD/4s9TCU8+bSCW22i60GOI7i3x+YXajLxNsMp96VojQiIjkEE29EdPpmtRE8FiCXTb7Q60g2BDvMB0nXjjWhafhNX76s08cpLMiolE/yGV3tRkMrGXcTokUidUaERcack7a8nPEML8prc1MqLIc5v3SvzaJPal292Mv1hu2TPnfztSwo3hrkBjQRiAeAtAQwAud2UYvov8cXH2khizxXt7UDDbqeJiXn9YcuBHm0a9RGcfwZ8sXk9rj9zrz29Z/bHMqZy66cMtX8RcbsExJwnW+fFIIToBZ92mRbgpGjqcsWuvub/KfI2nI243h2hebAKDtFAXzHi7wzJJS1ldUYEzJSbB0SykDlVMpw8o54iWKmXiyoPmJtxZbjo3MLsL3jCTqGvGV7aFH3WVigw9bDTg6A9iRKRdKXDULixngs2rj8x3kobdB65q/T6S1cGuTgdqu9e8nz5gBj0Vsn1541UIUrMKKgM2nxNQwePblydDKRCZRL5n6Wx2dQzdMd6ZbvcXyes2M8MB+kBDLKe5ADkKXi0Nw4nAYbpYi795VBqr+PDqHrKT39insFaGHwycjreS04sSTe2Q7EGlYpG/e6W+gScqmhgEW9xVsBnw+/VQ5q5HHLrrTiC+FLnE5yLHtcYqZbpCZQmYU4MHxrExQNwK6eNN/KVx+Rx8RxOG+HV1dLCZEW9nQ/ZyEVD0TSSUS2vABEBAAGJAbwEGAEIACYWIQR6ug6vR3MllbxtcFor4+Ci2PmPpQUCYgHgLQIbDAUJA8JnAAAKCRAr4+Ci2PmPpa61C/4uI4335ssgDxiSx9NZ+dhKmaNCANYIRRQC5cCDumQ9T57N0ZeOFi+lpQtdCPF2Bs8EAAhdkRIYU24UhF6VlFUex6lMj/DmPmC49d/opTBZE+8x5JNKFtWsRUIxGYRGAiF9Rq4aWwGBZlpXIeRSVIqOW3ozsJA2wb9dwAyf6nHGm4KCmdDIMACRHIrsHlBoZjbTzexCU1EFXtPcPvXJk/DgsJFmoxPuvpBaKwjWTJsuj5ALFFNaK/YsZm1soSzTHmJ+vfWeFS+WUZ2gk64SXeym0pW6GXa/ord5GKqRJUOLI4NVTNAl++qYCKAeRUMedfPUhKjusc7EbZZhn+WmqRhnnaPCt+4gCOdGHte62JEUInKe82MLpMoXhFrbR6lvfasa9A1aLP7xVEgDaZxkZuf1eBxCAxDejK1tUkU7fp7DyIjFX0VWRZd+Q2TIjwWBNQCGKxoJEVFwAQS0P6GDTNmm9K5ysbR3CSKpaEAB+yXkAcLXKpdtoBB+RvuWeSdfcno=</PGPKeyPacket>
        <loext:PGPOwner>Trevor Nichols &lt;tnichols@student.dalat.org&gt;</loext:PGPOwner>
      </PGPData>
    </KeyInfo>
    <Object>
      <SignatureProperties>
        <SignatureProperty Id="ID_006e002a0057002400c100be004000dd009f00aa00850003000a002000f700f5" Target="#ID_00af003000e000bb0053003f004a00f2009500bc00af00060008000d00270081">
          <dc:date xmlns:dc="http://purl.org/dc/elements/1.1/">2022-02-09T20:55:44.685877846</dc:date>
        </SignatureProperty>
      </SignatureProperties>
    </Object>
    <Object xmlns:xd="http://uri.etsi.org/01903/v1.3.2#">
      <xd:QualifyingProperties Target="#ID_00af003000e000bb0053003f004a00f2009500bc00af00060008000d00270081">
        <xd:SignedProperties Id="idSignedProperties_ID_00af003000e000bb0053003f004a00f2009500bc00af00060008000d00270081">
          <xd:SignedSignatureProperties>
            <xd:SigningTime>2022-02-09T20:55:44.685877846</xd:SigningTime>
            <xd:SigningCertificate>
              <xd:Cert>
                <xd:CertDigest>
                  <DigestMethod Algorithm="http://www.w3.org/2001/04/xmlenc#sha256"/>
                  <DigestValue>N0FCQTBFQUY0NzczMjU5NUJDNkQ3MDVBMkJFM0UwQTJEOEY5OEZBNQA=</DigestValue>
                </xd:CertDigest>
                <xd:IssuerSerial>
                  <X509IssuerName/>
                  <X509SerialNumber/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_ID_00af003000e000bb0053003f004a00f2009500bc00af00060008000d00270081">
          <xd:UnsignedSignatureProperties>
            <xd:CertificateValues/>
          </xd:UnsignedSignatureProperties>
        </xd:UnsignedProperties>
      </xd:QualifyingProperties>
    </Object>
  </Signature>
</document-signatures>
</file>